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7E6E6"/>
    </style:style>
    <style:style style:name="co1" style:family="table-column">
      <style:table-column-properties fo:break-before="auto" style:column-width="0.86783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0.994833333333333cm"/>
    </style:style>
    <style:style style:name="co4" style:family="table-column">
      <style:table-column-properties fo:break-before="auto" style:column-width="2.62466666666667cm"/>
    </style:style>
    <style:style style:name="co5" style:family="table-column">
      <style:table-column-properties fo:break-before="auto" style:column-width="4.1275cm"/>
    </style:style>
    <style:style style:name="co6" style:family="table-column">
      <style:table-column-properties fo:break-before="auto" style:column-width="2.667cm"/>
    </style:style>
    <style:style style:name="co7" style:family="table-column">
      <style:table-column-properties fo:break-before="auto" style:column-width="1.86266666666667cm"/>
    </style:style>
    <style:style style:name="co8" style:family="table-column">
      <style:table-column-properties fo:break-before="auto" style:column-width="3.7465cm"/>
    </style:style>
    <style:style style:name="co9" style:family="table-column">
      <style:table-column-properties fo:break-before="auto" style:column-width="3.725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oomba_Accuracy_Test_Trial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1">
            <text:p>trial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odom_change</text:p>
          </table:table-cell>
          <table:table-cell office:value-type="string" table:style-name="ce1">
            <text:p>camera_change</text:p>
          </table:table-cell>
          <table:table-cell office:value-type="string" table:style-name="ce1">
            <text:p>current_battery</text:p>
          </table:table-cell>
          <table:table-cell table:style-name="ce1"/>
          <table:table-cell office:value-type="string" table:style-name="ce1">
            <text:p>odom_change_abs</text:p>
          </table:table-cell>
          <table:table-cell office:value-type="string" table:style-name="ce1">
            <text:p>camera_change_abs</text:p>
          </table:table-cell>
          <table:table-cell office:value-type="string" table:style-name="ce1">
            <text:p>theor_d</text:p>
          </table:table-cell>
          <table:table-cell office:value-type="string" table:style-name="ce1">
            <text:p>avg_oc</text:p>
          </table:table-cell>
          <table:table-cell office:value-type="string" table:style-name="ce1">
            <text:p>avg_cc</text:p>
          </table:table-cell>
          <table:table-cell office:value-type="string" table:style-name="ce1">
            <text:p>act_spe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rial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odom_change</text:p>
          </table:table-cell>
          <table:table-cell office:value-type="string" table:style-name="ce1">
            <text:p>camera_change</text:p>
          </table:table-cell>
          <table:table-cell office:value-type="string" table:style-name="ce1">
            <text:p>current_battery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.8" table:style-name="ce2">
            <text:p>0.8</text:p>
          </table:table-cell>
          <table:table-cell office:value-type="float" office:value="1" table:style-name="ce2">
            <text:p>1</text:p>
          </table:table-cell>
          <table:table-cell office:value-type="float" office:value="0.95993108859688203" table:style-name="ce2">
            <text:p>0.959931089</text:p>
          </table:table-cell>
          <table:table-cell office:value-type="float" office:value="0.95163107669692104" table:style-name="ce2">
            <text:p>0.951631077</text:p>
          </table:table-cell>
          <table:table-cell office:value-type="float" office:value="15418" table:style-name="ce2">
            <text:p>15418</text:p>
          </table:table-cell>
          <table:table-cell table:style-name="ce1"/>
          <table:table-cell office:value-type="float" office:value="0.95993108859688203" table:formula="of:=ABS([.D3])" table:style-name="ce1">
            <text:p>0.959931089</text:p>
          </table:table-cell>
          <table:table-cell office:value-type="float" office:value="0.95163107669692104" table:formula="of:=ABS([.E3])" table:style-name="ce1">
            <text:p>0.951631077</text:p>
          </table:table-cell>
          <table:table-cell office:value-type="float" office:value="0.8" table:formula="of:=[.B3]*[.C3]" table:style-name="ce1">
            <text:p>0.8</text:p>
          </table:table-cell>
          <table:table-cell office:value-type="float" office:value="0.92153384505300617" table:formula="of:=AVERAGE([.H3:.H12])" table:style-name="ce1">
            <text:p>0.921533845</text:p>
          </table:table-cell>
          <table:table-cell office:value-type="float" office:value="0.92076439480613226" table:formula="of:=AVERAGE([.I3:.I12])" table:style-name="ce1">
            <text:p>0.920764395</text:p>
          </table:table-cell>
          <table:table-cell office:value-type="float" office:value="0.92076439480613226" table:formula="of:=[.L3]/[.C3]" table:style-name="ce1">
            <text:p>0.920764395</text:p>
          </table:table-cell>
          <table:table-cell table:number-columns-repeated="1637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8" table:style-name="ce2">
            <text:p>0.8</text:p>
          </table:table-cell>
          <table:table-cell office:value-type="float" office:value="1" table:style-name="ce2">
            <text:p>1</text:p>
          </table:table-cell>
          <table:table-cell office:value-type="float" office:value="0.87266462599716599" table:style-name="ce2">
            <text:p>0.872664626</text:p>
          </table:table-cell>
          <table:table-cell office:value-type="float" office:value="0.88110754616484299" table:style-name="ce2">
            <text:p>0.881107546</text:p>
          </table:table-cell>
          <table:table-cell office:value-type="float" office:value="15418" table:style-name="ce2">
            <text:p>15418</text:p>
          </table:table-cell>
          <table:table-cell table:style-name="ce1"/>
          <table:table-cell office:value-type="float" office:value="0.87266462599716599" table:formula="of:=ABS([.D4])" table:style-name="ce1">
            <text:p>0.872664626</text:p>
          </table:table-cell>
          <table:table-cell office:value-type="float" office:value="0.88110754616484299" table:formula="of:=ABS([.E4])" table:style-name="ce1">
            <text:p>0.881107546</text:p>
          </table:table-cell>
          <table:table-cell office:value-type="float" office:value="0.8" table:formula="of:=[.B4]*[.C4]" table:style-name="ce1">
            <text:p>0.8</text:p>
          </table:table-cell>
          <table:table-cell office:value-type="float" office:value="0.92153384505300617" table:formula="of:=AVERAGE([.H3:.H12])" table:style-name="ce1">
            <text:p>0.921533845</text:p>
          </table:table-cell>
          <table:table-cell office:value-type="float" office:value="0.92076439480613226" table:formula="of:=AVERAGE([.I3:.I12])" table:style-name="ce1">
            <text:p>0.920764395</text:p>
          </table:table-cell>
          <table:table-cell office:value-type="float" office:value="0.92076439480613226" table:formula="of:=[.L4]/[.C4]" table:style-name="ce1">
            <text:p>0.920764395</text:p>
          </table:table-cell>
          <table:table-cell table:number-columns-repeated="1637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8" table:style-name="ce2">
            <text:p>0.8</text:p>
          </table:table-cell>
          <table:table-cell office:value-type="float" office:value="1" table:style-name="ce2">
            <text:p>1</text:p>
          </table:table-cell>
          <table:table-cell office:value-type="float" office:value="0.95993108859688203" table:style-name="ce2">
            <text:p>0.959931089</text:p>
          </table:table-cell>
          <table:table-cell office:value-type="float" office:value="0.95015497353821399" table:style-name="ce2">
            <text:p>0.950154974</text:p>
          </table:table-cell>
          <table:table-cell office:value-type="float" office:value="15418" table:style-name="ce2">
            <text:p>15418</text:p>
          </table:table-cell>
          <table:table-cell table:style-name="ce1"/>
          <table:table-cell office:value-type="float" office:value="0.95993108859688203" table:formula="of:=ABS([.D5])" table:style-name="ce1">
            <text:p>0.959931089</text:p>
          </table:table-cell>
          <table:table-cell office:value-type="float" office:value="0.95015497353821399" table:formula="of:=ABS([.E5])" table:style-name="ce1">
            <text:p>0.950154974</text:p>
          </table:table-cell>
          <table:table-cell office:value-type="float" office:value="0.8" table:formula="of:=[.B5]*[.C5]" table:style-name="ce1">
            <text:p>0.8</text:p>
          </table:table-cell>
          <table:table-cell table:number-columns-repeated="2" table:style-name="ce1"/>
          <table:table-cell office:value-type="float" office:value="0" table:formula="of:=[.L5]/[.C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8" table:style-name="ce2">
            <text:p>0.8</text:p>
          </table:table-cell>
          <table:table-cell office:value-type="float" office:value="1" table:style-name="ce2">
            <text:p>1</text:p>
          </table:table-cell>
          <table:table-cell office:value-type="float" office:value="0.95993108859688103" table:style-name="ce2">
            <text:p>0.959931089</text:p>
          </table:table-cell>
          <table:table-cell office:value-type="float" office:value="0.95900871418245304" table:style-name="ce2">
            <text:p>0.959008714</text:p>
          </table:table-cell>
          <table:table-cell office:value-type="float" office:value="15418" table:style-name="ce2">
            <text:p>15418</text:p>
          </table:table-cell>
          <table:table-cell table:style-name="ce1"/>
          <table:table-cell office:value-type="float" office:value="0.95993108859688103" table:formula="of:=ABS([.D6])" table:style-name="ce1">
            <text:p>0.959931089</text:p>
          </table:table-cell>
          <table:table-cell office:value-type="float" office:value="0.95900871418245304" table:formula="of:=ABS([.E6])" table:style-name="ce1">
            <text:p>0.959008714</text:p>
          </table:table-cell>
          <table:table-cell office:value-type="float" office:value="0.8" table:formula="of:=[.B6]*[.C6]" table:style-name="ce1">
            <text:p>0.8</text:p>
          </table:table-cell>
          <table:table-cell table:number-columns-repeated="2" table:style-name="ce1"/>
          <table:table-cell office:value-type="float" office:value="0" table:formula="of:=[.L6]/[.C6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8" table:style-name="ce2">
            <text:p>0.8</text:p>
          </table:table-cell>
          <table:table-cell office:value-type="float" office:value="1" table:style-name="ce2">
            <text:p>1</text:p>
          </table:table-cell>
          <table:table-cell office:value-type="float" office:value="0.89011791851710798" table:style-name="ce2">
            <text:p>0.890117919</text:p>
          </table:table-cell>
          <table:table-cell office:value-type="float" office:value="0.88889163707910401" table:style-name="ce2">
            <text:p>0.888891637</text:p>
          </table:table-cell>
          <table:table-cell office:value-type="float" office:value="15418" table:style-name="ce2">
            <text:p>15418</text:p>
          </table:table-cell>
          <table:table-cell table:style-name="ce1"/>
          <table:table-cell office:value-type="float" office:value="0.89011791851710798" table:formula="of:=ABS([.D7])" table:style-name="ce1">
            <text:p>0.890117919</text:p>
          </table:table-cell>
          <table:table-cell office:value-type="float" office:value="0.88889163707910401" table:formula="of:=ABS([.E7])" table:style-name="ce1">
            <text:p>0.888891637</text:p>
          </table:table-cell>
          <table:table-cell office:value-type="float" office:value="0.8" table:formula="of:=[.B7]*[.C7]" table:style-name="ce1">
            <text:p>0.8</text:p>
          </table:table-cell>
          <table:table-cell table:number-columns-repeated="2" table:style-name="ce1"/>
          <table:table-cell office:value-type="float" office:value="0" table:formula="of:=[.L7]/[.C7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8" table:style-name="ce2">
            <text:p>0.8</text:p>
          </table:table-cell>
          <table:table-cell office:value-type="float" office:value="1" table:style-name="ce2">
            <text:p>1</text:p>
          </table:table-cell>
          <table:table-cell office:value-type="float" office:value="0.87266462599716599" table:style-name="ce2">
            <text:p>0.872664626</text:p>
          </table:table-cell>
          <table:table-cell office:value-type="float" office:value="0.877413388823989" table:style-name="ce2">
            <text:p>0.877413389</text:p>
          </table:table-cell>
          <table:table-cell office:value-type="float" office:value="15418" table:style-name="ce2">
            <text:p>15418</text:p>
          </table:table-cell>
          <table:table-cell table:style-name="ce1"/>
          <table:table-cell office:value-type="float" office:value="0.87266462599716599" table:formula="of:=ABS([.D8])" table:style-name="ce1">
            <text:p>0.872664626</text:p>
          </table:table-cell>
          <table:table-cell office:value-type="float" office:value="0.877413388823989" table:formula="of:=ABS([.E8])" table:style-name="ce1">
            <text:p>0.877413389</text:p>
          </table:table-cell>
          <table:table-cell office:value-type="float" office:value="0.8" table:formula="of:=[.B8]*[.C8]" table:style-name="ce1">
            <text:p>0.8</text:p>
          </table:table-cell>
          <table:table-cell table:number-columns-repeated="2" table:style-name="ce1"/>
          <table:table-cell office:value-type="float" office:value="0" table:formula="of:=[.L8]/[.C8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8" table:style-name="ce2">
            <text:p>0.8</text:p>
          </table:table-cell>
          <table:table-cell office:value-type="float" office:value="1" table:style-name="ce2">
            <text:p>1</text:p>
          </table:table-cell>
          <table:table-cell office:value-type="float" office:value="0.95993108859688303" table:style-name="ce2">
            <text:p>0.959931089</text:p>
          </table:table-cell>
          <table:table-cell office:value-type="float" office:value="0.95522358390795803" table:style-name="ce2">
            <text:p>0.955223584</text:p>
          </table:table-cell>
          <table:table-cell office:value-type="float" office:value="15418" table:style-name="ce2">
            <text:p>15418</text:p>
          </table:table-cell>
          <table:table-cell table:style-name="ce1"/>
          <table:table-cell office:value-type="float" office:value="0.95993108859688303" table:formula="of:=ABS([.D9])" table:style-name="ce1">
            <text:p>0.959931089</text:p>
          </table:table-cell>
          <table:table-cell office:value-type="float" office:value="0.95522358390795803" table:formula="of:=ABS([.E9])" table:style-name="ce1">
            <text:p>0.955223584</text:p>
          </table:table-cell>
          <table:table-cell office:value-type="float" office:value="0.8" table:formula="of:=[.B9]*[.C9]" table:style-name="ce1">
            <text:p>0.8</text:p>
          </table:table-cell>
          <table:table-cell table:number-columns-repeated="2" table:style-name="ce1"/>
          <table:table-cell office:value-type="float" office:value="0" table:formula="of:=[.L9]/[.C9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8" table:style-name="ce2">
            <text:p>0.8</text:p>
          </table:table-cell>
          <table:table-cell office:value-type="float" office:value="1" table:style-name="ce2">
            <text:p>1</text:p>
          </table:table-cell>
          <table:table-cell office:value-type="float" office:value="0.90757121103705296" table:style-name="ce2">
            <text:p>0.907571211</text:p>
          </table:table-cell>
          <table:table-cell office:value-type="float" office:value="0.90636020825320995" table:style-name="ce2">
            <text:p>0.906360208</text:p>
          </table:table-cell>
          <table:table-cell office:value-type="float" office:value="15391" table:style-name="ce2">
            <text:p>15391</text:p>
          </table:table-cell>
          <table:table-cell table:style-name="ce1"/>
          <table:table-cell office:value-type="float" office:value="0.90757121103705296" table:formula="of:=ABS([.D10])" table:style-name="ce1">
            <text:p>0.907571211</text:p>
          </table:table-cell>
          <table:table-cell office:value-type="float" office:value="0.90636020825320995" table:formula="of:=ABS([.E10])" table:style-name="ce1">
            <text:p>0.906360208</text:p>
          </table:table-cell>
          <table:table-cell office:value-type="float" office:value="0.8" table:formula="of:=[.B10]*[.C10]" table:style-name="ce1">
            <text:p>0.8</text:p>
          </table:table-cell>
          <table:table-cell table:number-columns-repeated="2" table:style-name="ce1"/>
          <table:table-cell office:value-type="float" office:value="0" table:formula="of:=[.L10]/[.C10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8" table:style-name="ce2">
            <text:p>0.8</text:p>
          </table:table-cell>
          <table:table-cell office:value-type="float" office:value="1" table:style-name="ce2">
            <text:p>1</text:p>
          </table:table-cell>
          <table:table-cell office:value-type="float" office:value="0.87266462599716299" table:style-name="ce2">
            <text:p>0.872664626</text:p>
          </table:table-cell>
          <table:table-cell office:value-type="float" office:value="0.88180646994710299" table:style-name="ce2">
            <text:p>0.88180647</text:p>
          </table:table-cell>
          <table:table-cell office:value-type="float" office:value="15391" table:style-name="ce2">
            <text:p>15391</text:p>
          </table:table-cell>
          <table:table-cell table:style-name="ce1"/>
          <table:table-cell office:value-type="float" office:value="0.87266462599716299" table:formula="of:=ABS([.D11])" table:style-name="ce1">
            <text:p>0.872664626</text:p>
          </table:table-cell>
          <table:table-cell office:value-type="float" office:value="0.88180646994710299" table:formula="of:=ABS([.E11])" table:style-name="ce1">
            <text:p>0.88180647</text:p>
          </table:table-cell>
          <table:table-cell office:value-type="float" office:value="0.8" table:formula="of:=[.B11]*[.C11]" table:style-name="ce1">
            <text:p>0.8</text:p>
          </table:table-cell>
          <table:table-cell table:number-columns-repeated="2" table:style-name="ce1"/>
          <table:table-cell office:value-type="float" office:value="0" table:formula="of:=[.L11]/[.C11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8" table:style-name="ce2">
            <text:p>0.8</text:p>
          </table:table-cell>
          <table:table-cell office:value-type="float" office:value="1" table:style-name="ce2">
            <text:p>1</text:p>
          </table:table-cell>
          <table:table-cell office:value-type="float" office:value="0.95993108859687903" table:style-name="ce2">
            <text:p>0.959931089</text:p>
          </table:table-cell>
          <table:table-cell office:value-type="float" office:value="0.95604634946752898" table:style-name="ce2">
            <text:p>0.956046349</text:p>
          </table:table-cell>
          <table:table-cell office:value-type="float" office:value="15391" table:style-name="ce2">
            <text:p>15391</text:p>
          </table:table-cell>
          <table:table-cell table:style-name="ce1"/>
          <table:table-cell office:value-type="float" office:value="0.95993108859687903" table:formula="of:=ABS([.D12])" table:style-name="ce1">
            <text:p>0.959931089</text:p>
          </table:table-cell>
          <table:table-cell office:value-type="float" office:value="0.95604634946752898" table:formula="of:=ABS([.E12])" table:style-name="ce1">
            <text:p>0.956046349</text:p>
          </table:table-cell>
          <table:table-cell office:value-type="float" office:value="0.8" table:formula="of:=[.B12]*[.C12]" table:style-name="ce1">
            <text:p>0.8</text:p>
          </table:table-cell>
          <table:table-cell table:number-columns-repeated="2" table:style-name="ce1"/>
          <table:table-cell office:value-type="float" office:value="0" table:formula="of:=[.L12]/[.C1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1693705988362" table:style-name="ce1">
            <text:p>1.169370599</text:p>
          </table:table-cell>
          <table:table-cell office:value-type="float" office:value="1.20288835461715" table:style-name="ce1">
            <text:p>1.202888355</text:p>
          </table:table-cell>
          <table:table-cell office:value-type="float" office:value="15391" table:style-name="ce1">
            <text:p>15391</text:p>
          </table:table-cell>
          <table:table-cell table:style-name="ce1"/>
          <table:table-cell office:value-type="float" office:value="1.1693705988362" table:formula="of:=ABS([.D13])" table:style-name="ce1">
            <text:p>1.169370599</text:p>
          </table:table-cell>
          <table:table-cell office:value-type="float" office:value="1.20288835461715" table:formula="of:=ABS([.E13])" table:style-name="ce1">
            <text:p>1.202888355</text:p>
          </table:table-cell>
          <table:table-cell office:value-type="float" office:value="1" table:formula="of:=[.B13]*[.C13]" table:style-name="ce1">
            <text:p>1</text:p>
          </table:table-cell>
          <table:table-cell office:value-type="float" office:value="1.1623892818282262" table:formula="of:=AVERAGE([.H13:.H22])" table:style-name="ce1">
            <text:p>1.162389282</text:p>
          </table:table-cell>
          <table:table-cell office:value-type="float" office:value="1.1849412698177217" table:formula="of:=AVERAGE([.I13:.I22])" table:style-name="ce1">
            <text:p>1.18494127</text:p>
          </table:table-cell>
          <table:table-cell office:value-type="float" office:value="1.1849412698177217" table:formula="of:=[.L13]/[.C13]" table:style-name="ce1">
            <text:p>1.18494127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18682389135614" table:style-name="ce1">
            <text:p>1.186823891</text:p>
          </table:table-cell>
          <table:table-cell office:value-type="float" office:value="1.1897014591763699" table:style-name="ce1">
            <text:p>1.189701459</text:p>
          </table:table-cell>
          <table:table-cell office:value-type="float" office:value="15391" table:style-name="ce1">
            <text:p>15391</text:p>
          </table:table-cell>
          <table:table-cell table:style-name="ce1"/>
          <table:table-cell office:value-type="float" office:value="1.18682389135614" table:formula="of:=ABS([.D14])" table:style-name="ce1">
            <text:p>1.186823891</text:p>
          </table:table-cell>
          <table:table-cell office:value-type="float" office:value="1.1897014591763699" table:formula="of:=ABS([.E14])" table:style-name="ce1">
            <text:p>1.189701459</text:p>
          </table:table-cell>
          <table:table-cell office:value-type="float" office:value="1" table:formula="of:=[.B14]*[.C14]" table:style-name="ce1">
            <text:p>1</text:p>
          </table:table-cell>
          <table:table-cell office:value-type="float" office:value="1.1623892818282262" table:formula="of:=AVERAGE([.H13:.H22])" table:style-name="ce1">
            <text:p>1.162389282</text:p>
          </table:table-cell>
          <table:table-cell office:value-type="float" office:value="1.1849412698177217" table:formula="of:=AVERAGE([.I13:.I22])" table:style-name="ce1">
            <text:p>1.18494127</text:p>
          </table:table-cell>
          <table:table-cell office:value-type="float" office:value="1.1849412698177217" table:formula="of:=[.L14]/[.C14]" table:style-name="ce1">
            <text:p>1.18494127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1693705988362" table:style-name="ce1">
            <text:p>1.169370599</text:p>
          </table:table-cell>
          <table:table-cell office:value-type="float" office:value="1.19870272408013" table:style-name="ce1">
            <text:p>1.198702724</text:p>
          </table:table-cell>
          <table:table-cell office:value-type="float" office:value="15391" table:style-name="ce1">
            <text:p>15391</text:p>
          </table:table-cell>
          <table:table-cell table:style-name="ce1"/>
          <table:table-cell office:value-type="float" office:value="1.1693705988362" table:formula="of:=ABS([.D15])" table:style-name="ce1">
            <text:p>1.169370599</text:p>
          </table:table-cell>
          <table:table-cell office:value-type="float" office:value="1.19870272408013" table:formula="of:=ABS([.E15])" table:style-name="ce1">
            <text:p>1.198702724</text:p>
          </table:table-cell>
          <table:table-cell office:value-type="float" office:value="1" table:formula="of:=[.B15]*[.C15]" table:style-name="ce1">
            <text:p>1</text:p>
          </table:table-cell>
          <table:table-cell table:number-columns-repeated="2" table:style-name="ce1"/>
          <table:table-cell office:value-type="float" office:value="0" table:formula="of:=[.L15]/[.C1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1693705988362" table:style-name="ce1">
            <text:p>1.169370599</text:p>
          </table:table-cell>
          <table:table-cell office:value-type="float" office:value="1.21546956084345" table:style-name="ce1">
            <text:p>1.215469561</text:p>
          </table:table-cell>
          <table:table-cell office:value-type="float" office:value="15391" table:style-name="ce1">
            <text:p>15391</text:p>
          </table:table-cell>
          <table:table-cell table:style-name="ce1"/>
          <table:table-cell office:value-type="float" office:value="1.1693705988362" table:formula="of:=ABS([.D16])" table:style-name="ce1">
            <text:p>1.169370599</text:p>
          </table:table-cell>
          <table:table-cell office:value-type="float" office:value="1.21546956084345" table:formula="of:=ABS([.E16])" table:style-name="ce1">
            <text:p>1.215469561</text:p>
          </table:table-cell>
          <table:table-cell office:value-type="float" office:value="1" table:formula="of:=[.B16]*[.C16]" table:style-name="ce1">
            <text:p>1</text:p>
          </table:table-cell>
          <table:table-cell table:number-columns-repeated="2" table:style-name="ce1"/>
          <table:table-cell office:value-type="float" office:value="0" table:formula="of:=[.L16]/[.C16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09955742875642" table:style-name="ce1">
            <text:p>1.099557429</text:p>
          </table:table-cell>
          <table:table-cell office:value-type="float" office:value="1.10565459818651" table:style-name="ce1">
            <text:p>1.105654598</text:p>
          </table:table-cell>
          <table:table-cell office:value-type="float" office:value="15391" table:style-name="ce1">
            <text:p>15391</text:p>
          </table:table-cell>
          <table:table-cell table:style-name="ce1"/>
          <table:table-cell office:value-type="float" office:value="1.09955742875642" table:formula="of:=ABS([.D17])" table:style-name="ce1">
            <text:p>1.099557429</text:p>
          </table:table-cell>
          <table:table-cell office:value-type="float" office:value="1.10565459818651" table:formula="of:=ABS([.E17])" table:style-name="ce1">
            <text:p>1.105654598</text:p>
          </table:table-cell>
          <table:table-cell office:value-type="float" office:value="1" table:formula="of:=[.B17]*[.C17]" table:style-name="ce1">
            <text:p>1</text:p>
          </table:table-cell>
          <table:table-cell table:number-columns-repeated="2" table:style-name="ce1"/>
          <table:table-cell office:value-type="float" office:value="0" table:formula="of:=[.L17]/[.C17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15191730631626" table:style-name="ce1">
            <text:p>1.151917306</text:p>
          </table:table-cell>
          <table:table-cell office:value-type="float" office:value="1.1937799984641999" table:style-name="ce1">
            <text:p>1.193779998</text:p>
          </table:table-cell>
          <table:table-cell office:value-type="float" office:value="15391" table:style-name="ce1">
            <text:p>15391</text:p>
          </table:table-cell>
          <table:table-cell table:style-name="ce1"/>
          <table:table-cell office:value-type="float" office:value="1.15191730631626" table:formula="of:=ABS([.D18])" table:style-name="ce1">
            <text:p>1.151917306</text:p>
          </table:table-cell>
          <table:table-cell office:value-type="float" office:value="1.1937799984641999" table:formula="of:=ABS([.E18])" table:style-name="ce1">
            <text:p>1.193779998</text:p>
          </table:table-cell>
          <table:table-cell office:value-type="float" office:value="1" table:formula="of:=[.B18]*[.C18]" table:style-name="ce1">
            <text:p>1</text:p>
          </table:table-cell>
          <table:table-cell table:number-columns-repeated="2" table:style-name="ce1"/>
          <table:table-cell office:value-type="float" office:value="0" table:formula="of:=[.L18]/[.C18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16937059883621" table:style-name="ce1">
            <text:p>1.169370599</text:p>
          </table:table-cell>
          <table:table-cell office:value-type="float" office:value="1.2113282926987301" table:style-name="ce1">
            <text:p>1.211328293</text:p>
          </table:table-cell>
          <table:table-cell office:value-type="float" office:value="15391" table:style-name="ce1">
            <text:p>15391</text:p>
          </table:table-cell>
          <table:table-cell table:style-name="ce1"/>
          <table:table-cell office:value-type="float" office:value="1.16937059883621" table:formula="of:=ABS([.D19])" table:style-name="ce1">
            <text:p>1.169370599</text:p>
          </table:table-cell>
          <table:table-cell office:value-type="float" office:value="1.2113282926987301" table:formula="of:=ABS([.E19])" table:style-name="ce1">
            <text:p>1.211328293</text:p>
          </table:table-cell>
          <table:table-cell office:value-type="float" office:value="1" table:formula="of:=[.B19]*[.C19]" table:style-name="ce1">
            <text:p>1</text:p>
          </table:table-cell>
          <table:table-cell table:number-columns-repeated="2" table:style-name="ce1"/>
          <table:table-cell office:value-type="float" office:value="0" table:formula="of:=[.L19]/[.C19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09955742875643" table:style-name="ce1">
            <text:p>1.099557429</text:p>
          </table:table-cell>
          <table:table-cell office:value-type="float" office:value="1.1039473052405999" table:style-name="ce1">
            <text:p>1.103947305</text:p>
          </table:table-cell>
          <table:table-cell office:value-type="float" office:value="15391" table:style-name="ce1">
            <text:p>15391</text:p>
          </table:table-cell>
          <table:table-cell table:style-name="ce1"/>
          <table:table-cell office:value-type="float" office:value="1.09955742875643" table:formula="of:=ABS([.D20])" table:style-name="ce1">
            <text:p>1.099557429</text:p>
          </table:table-cell>
          <table:table-cell office:value-type="float" office:value="1.1039473052405999" table:formula="of:=ABS([.E20])" table:style-name="ce1">
            <text:p>1.103947305</text:p>
          </table:table-cell>
          <table:table-cell office:value-type="float" office:value="1" table:formula="of:=[.B20]*[.C20]" table:style-name="ce1">
            <text:p>1</text:p>
          </table:table-cell>
          <table:table-cell table:number-columns-repeated="2" table:style-name="ce1"/>
          <table:table-cell office:value-type="float" office:value="0" table:formula="of:=[.L20]/[.C20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18682389135616" table:style-name="ce1">
            <text:p>1.186823891</text:p>
          </table:table-cell>
          <table:table-cell office:value-type="float" office:value="1.20620648198275" table:style-name="ce1">
            <text:p>1.206206482</text:p>
          </table:table-cell>
          <table:table-cell office:value-type="float" office:value="15391" table:style-name="ce1">
            <text:p>15391</text:p>
          </table:table-cell>
          <table:table-cell table:style-name="ce1"/>
          <table:table-cell office:value-type="float" office:value="1.18682389135616" table:formula="of:=ABS([.D21])" table:style-name="ce1">
            <text:p>1.186823891</text:p>
          </table:table-cell>
          <table:table-cell office:value-type="float" office:value="1.20620648198275" table:formula="of:=ABS([.E21])" table:style-name="ce1">
            <text:p>1.206206482</text:p>
          </table:table-cell>
          <table:table-cell office:value-type="float" office:value="1" table:formula="of:=[.B21]*[.C21]" table:style-name="ce1">
            <text:p>1</text:p>
          </table:table-cell>
          <table:table-cell table:number-columns-repeated="2" table:style-name="ce1"/>
          <table:table-cell office:value-type="float" office:value="0" table:formula="of:=[.L21]/[.C21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217304763960399" table:style-name="ce1">
            <text:p>1.221730476</text:p>
          </table:table-cell>
          <table:table-cell office:value-type="float" office:value="1.2217339228873301" table:style-name="ce1">
            <text:p>1.221733923</text:p>
          </table:table-cell>
          <table:table-cell office:value-type="float" office:value="15391" table:style-name="ce1">
            <text:p>15391</text:p>
          </table:table-cell>
          <table:table-cell table:style-name="ce1"/>
          <table:table-cell office:value-type="float" office:value="1.2217304763960399" table:formula="of:=ABS([.D22])" table:style-name="ce1">
            <text:p>1.221730476</text:p>
          </table:table-cell>
          <table:table-cell office:value-type="float" office:value="1.2217339228873301" table:formula="of:=ABS([.E22])" table:style-name="ce1">
            <text:p>1.221733923</text:p>
          </table:table-cell>
          <table:table-cell office:value-type="float" office:value="1" table:formula="of:=[.B22]*[.C22]" table:style-name="ce1">
            <text:p>1</text:p>
          </table:table-cell>
          <table:table-cell table:number-columns-repeated="2" table:style-name="ce1"/>
          <table:table-cell office:value-type="float" office:value="0" table:formula="of:=[.L22]/[.C2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.32128790515246" table:style-name="ce2">
            <text:p>2.321287905</text:p>
          </table:table-cell>
          <table:table-cell office:value-type="float" office:value="2.3731332655787001" table:style-name="ce2">
            <text:p>2.373133266</text:p>
          </table:table-cell>
          <table:table-cell office:value-type="float" office:value="15391" table:style-name="ce2">
            <text:p>15391</text:p>
          </table:table-cell>
          <table:table-cell table:style-name="ce1"/>
          <table:table-cell office:value-type="float" office:value="2.32128790515246" table:formula="of:=ABS([.D23])" table:style-name="ce1">
            <text:p>2.321287905</text:p>
          </table:table-cell>
          <table:table-cell office:value-type="float" office:value="2.3731332655787001" table:formula="of:=ABS([.E23])" table:style-name="ce1">
            <text:p>2.373133266</text:p>
          </table:table-cell>
          <table:table-cell office:value-type="float" office:value="2" table:formula="of:=[.B23]*[.C23]" table:style-name="ce1">
            <text:p>2</text:p>
          </table:table-cell>
          <table:table-cell office:value-type="float" office:value="2.4068090385001861" table:formula="of:=AVERAGE([.H23:.H32])" table:style-name="ce1">
            <text:p>2.406809039</text:p>
          </table:table-cell>
          <table:table-cell office:value-type="float" office:value="2.2994472076965922" table:formula="of:=AVERAGE([.I23:.I32])" table:style-name="ce1">
            <text:p>2.299447208</text:p>
          </table:table-cell>
          <table:table-cell office:value-type="float" office:value="2.2994472076965922" table:formula="of:=[.L23]/[.C23]" table:style-name="ce1">
            <text:p>2.299447208</text:p>
          </table:table-cell>
          <table:table-cell table:number-columns-repeated="1637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.5132741228718301" table:style-name="ce2">
            <text:p>2.513274123</text:p>
          </table:table-cell>
          <table:table-cell office:value-type="float" office:value="2.5422782739161902" table:style-name="ce2">
            <text:p>2.542278274</text:p>
          </table:table-cell>
          <table:table-cell office:value-type="float" office:value="15363" table:style-name="ce2">
            <text:p>15363</text:p>
          </table:table-cell>
          <table:table-cell table:style-name="ce1"/>
          <table:table-cell office:value-type="float" office:value="2.5132741228718301" table:formula="of:=ABS([.D24])" table:style-name="ce1">
            <text:p>2.513274123</text:p>
          </table:table-cell>
          <table:table-cell office:value-type="float" office:value="2.5422782739161902" table:formula="of:=ABS([.E24])" table:style-name="ce1">
            <text:p>2.542278274</text:p>
          </table:table-cell>
          <table:table-cell office:value-type="float" office:value="2" table:formula="of:=[.B24]*[.C24]" table:style-name="ce1">
            <text:p>2</text:p>
          </table:table-cell>
          <table:table-cell office:value-type="float" office:value="2.4068090385001861" table:formula="of:=AVERAGE([.H23:.H32])" table:style-name="ce1">
            <text:p>2.406809039</text:p>
          </table:table-cell>
          <table:table-cell office:value-type="float" office:value="2.2994472076965922" table:formula="of:=AVERAGE([.I23:.I32])" table:style-name="ce1">
            <text:p>2.299447208</text:p>
          </table:table-cell>
          <table:table-cell office:value-type="float" office:value="2.2994472076965922" table:formula="of:=[.L24]/[.C24]" table:style-name="ce1">
            <text:p>2.299447208</text:p>
          </table:table-cell>
          <table:table-cell table:number-columns-repeated="1637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.3212879051524502" table:style-name="ce2">
            <text:p>2.321287905</text:p>
          </table:table-cell>
          <table:table-cell office:value-type="float" office:value="2.3562794508956602" table:style-name="ce2">
            <text:p>2.356279451</text:p>
          </table:table-cell>
          <table:table-cell office:value-type="float" office:value="15363" table:style-name="ce2">
            <text:p>15363</text:p>
          </table:table-cell>
          <table:table-cell table:style-name="ce1"/>
          <table:table-cell office:value-type="float" office:value="2.3212879051524502" table:formula="of:=ABS([.D25])" table:style-name="ce1">
            <text:p>2.321287905</text:p>
          </table:table-cell>
          <table:table-cell office:value-type="float" office:value="2.3562794508956602" table:formula="of:=ABS([.E25])" table:style-name="ce1">
            <text:p>2.356279451</text:p>
          </table:table-cell>
          <table:table-cell office:value-type="float" office:value="2" table:formula="of:=[.B25]*[.C25]" table:style-name="ce1">
            <text:p>2</text:p>
          </table:table-cell>
          <table:table-cell table:number-columns-repeated="2" table:style-name="ce1"/>
          <table:table-cell office:value-type="float" office:value="0" table:formula="of:=[.L25]/[.C2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.4783675378319399" table:style-name="ce2">
            <text:p>2.478367538</text:p>
          </table:table-cell>
          <table:table-cell office:value-type="float" office:value="2.54014717073614" table:style-name="ce2">
            <text:p>2.540147171</text:p>
          </table:table-cell>
          <table:table-cell office:value-type="float" office:value="15363" table:style-name="ce2">
            <text:p>15363</text:p>
          </table:table-cell>
          <table:table-cell table:style-name="ce1"/>
          <table:table-cell office:value-type="float" office:value="2.4783675378319399" table:formula="of:=ABS([.D26])" table:style-name="ce1">
            <text:p>2.478367538</text:p>
          </table:table-cell>
          <table:table-cell office:value-type="float" office:value="2.54014717073614" table:formula="of:=ABS([.E26])" table:style-name="ce1">
            <text:p>2.540147171</text:p>
          </table:table-cell>
          <table:table-cell office:value-type="float" office:value="2" table:formula="of:=[.B26]*[.C26]" table:style-name="ce1">
            <text:p>2</text:p>
          </table:table-cell>
          <table:table-cell table:number-columns-repeated="2" table:style-name="ce1"/>
          <table:table-cell office:value-type="float" office:value="0" table:formula="of:=[.L26]/[.C26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.4958208303518998" table:style-name="ce2">
            <text:p>2.49582083</text:p>
          </table:table-cell>
          <table:table-cell office:value-type="float" office:value="2.5586296354718301" table:style-name="ce2">
            <text:p>2.558629635</text:p>
          </table:table-cell>
          <table:table-cell office:value-type="float" office:value="15363" table:style-name="ce2">
            <text:p>15363</text:p>
          </table:table-cell>
          <table:table-cell table:style-name="ce1"/>
          <table:table-cell office:value-type="float" office:value="2.4958208303518998" table:formula="of:=ABS([.D27])" table:style-name="ce1">
            <text:p>2.49582083</text:p>
          </table:table-cell>
          <table:table-cell office:value-type="float" office:value="2.5586296354718301" table:formula="of:=ABS([.E27])" table:style-name="ce1">
            <text:p>2.558629635</text:p>
          </table:table-cell>
          <table:table-cell office:value-type="float" office:value="2" table:formula="of:=[.B27]*[.C27]" table:style-name="ce1">
            <text:p>2</text:p>
          </table:table-cell>
          <table:table-cell table:number-columns-repeated="2" table:style-name="ce1"/>
          <table:table-cell office:value-type="float" office:value="0" table:formula="of:=[.L27]/[.C27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.4958208303518998" table:style-name="ce2">
            <text:p>2.49582083</text:p>
          </table:table-cell>
          <table:table-cell office:value-type="float" office:value="2.5171083487794301" table:style-name="ce2">
            <text:p>2.517108349</text:p>
          </table:table-cell>
          <table:table-cell office:value-type="float" office:value="15363" table:style-name="ce2">
            <text:p>15363</text:p>
          </table:table-cell>
          <table:table-cell table:style-name="ce1"/>
          <table:table-cell office:value-type="float" office:value="2.4958208303518998" table:formula="of:=ABS([.D28])" table:style-name="ce1">
            <text:p>2.49582083</text:p>
          </table:table-cell>
          <table:table-cell office:value-type="float" office:value="2.5171083487794301" table:formula="of:=ABS([.E28])" table:style-name="ce1">
            <text:p>2.517108349</text:p>
          </table:table-cell>
          <table:table-cell office:value-type="float" office:value="2" table:formula="of:=[.B28]*[.C28]" table:style-name="ce1">
            <text:p>2</text:p>
          </table:table-cell>
          <table:table-cell table:number-columns-repeated="2" table:style-name="ce1"/>
          <table:table-cell office:value-type="float" office:value="0" table:formula="of:=[.L28]/[.C28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.3561944901923599" table:style-name="ce2">
            <text:p>2.35619449</text:p>
          </table:table-cell>
          <table:table-cell office:value-type="float" office:value="2.3455712450301198" table:style-name="ce2">
            <text:p>2.345571245</text:p>
          </table:table-cell>
          <table:table-cell office:value-type="float" office:value="15363" table:style-name="ce2">
            <text:p>15363</text:p>
          </table:table-cell>
          <table:table-cell table:style-name="ce1"/>
          <table:table-cell office:value-type="float" office:value="2.3561944901923599" table:formula="of:=ABS([.D29])" table:style-name="ce1">
            <text:p>2.35619449</text:p>
          </table:table-cell>
          <table:table-cell office:value-type="float" office:value="2.3455712450301198" table:formula="of:=ABS([.E29])" table:style-name="ce1">
            <text:p>2.345571245</text:p>
          </table:table-cell>
          <table:table-cell office:value-type="float" office:value="2" table:formula="of:=[.B29]*[.C29]" table:style-name="ce1">
            <text:p>2</text:p>
          </table:table-cell>
          <table:table-cell table:number-columns-repeated="2" table:style-name="ce1"/>
          <table:table-cell office:value-type="float" office:value="0" table:formula="of:=[.L29]/[.C29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.4783675378319598" table:style-name="ce2">
            <text:p>2.478367538</text:p>
          </table:table-cell>
          <table:table-cell office:value-type="float" office:value="2.5325392169536398" table:style-name="ce2">
            <text:p>2.532539217</text:p>
          </table:table-cell>
          <table:table-cell office:value-type="float" office:value="15363" table:style-name="ce2">
            <text:p>15363</text:p>
          </table:table-cell>
          <table:table-cell table:style-name="ce1"/>
          <table:table-cell office:value-type="float" office:value="2.4783675378319598" table:formula="of:=ABS([.D30])" table:style-name="ce1">
            <text:p>2.478367538</text:p>
          </table:table-cell>
          <table:table-cell office:value-type="float" office:value="2.5325392169536398" table:formula="of:=ABS([.E30])" table:style-name="ce1">
            <text:p>2.532539217</text:p>
          </table:table-cell>
          <table:table-cell office:value-type="float" office:value="2" table:formula="of:=[.B30]*[.C30]" table:style-name="ce1">
            <text:p>2</text:p>
          </table:table-cell>
          <table:table-cell table:number-columns-repeated="2" table:style-name="ce1"/>
          <table:table-cell office:value-type="float" office:value="0" table:formula="of:=[.L30]/[.C30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.3212879051524702" table:style-name="ce2">
            <text:p>2.321287905</text:p>
          </table:table-cell>
          <table:table-cell office:value-type="float" office:value="2.3574200826868199" table:style-name="ce2">
            <text:p>2.357420083</text:p>
          </table:table-cell>
          <table:table-cell office:value-type="float" office:value="15363" table:style-name="ce2">
            <text:p>15363</text:p>
          </table:table-cell>
          <table:table-cell table:style-name="ce1"/>
          <table:table-cell office:value-type="float" office:value="2.3212879051524702" table:formula="of:=ABS([.D31])" table:style-name="ce1">
            <text:p>2.321287905</text:p>
          </table:table-cell>
          <table:table-cell office:value-type="float" office:value="2.3574200826868199" table:formula="of:=ABS([.E31])" table:style-name="ce1">
            <text:p>2.357420083</text:p>
          </table:table-cell>
          <table:table-cell office:value-type="float" office:value="2" table:formula="of:=[.B31]*[.C31]" table:style-name="ce1">
            <text:p>2</text:p>
          </table:table-cell>
          <table:table-cell table:number-columns-repeated="2" table:style-name="ce1"/>
          <table:table-cell office:value-type="float" office:value="0" table:formula="of:=[.L31]/[.C31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.2863813201125902" table:style-name="ce2">
            <text:p>2.28638132</text:p>
          </table:table-cell>
          <table:table-cell office:value-type="float" office:value="0.87136538691738996" table:style-name="ce2">
            <text:p>0.871365387</text:p>
          </table:table-cell>
          <table:table-cell office:value-type="float" office:value="15363" table:style-name="ce2">
            <text:p>15363</text:p>
          </table:table-cell>
          <table:table-cell table:style-name="ce1"/>
          <table:table-cell office:value-type="float" office:value="2.2863813201125902" table:formula="of:=ABS([.D32])" table:style-name="ce1">
            <text:p>2.28638132</text:p>
          </table:table-cell>
          <table:table-cell office:value-type="float" office:value="0.87136538691738996" table:formula="of:=ABS([.E32])" table:style-name="ce1">
            <text:p>0.871365387</text:p>
          </table:table-cell>
          <table:table-cell office:value-type="float" office:value="2" table:formula="of:=[.B32]*[.C32]" table:style-name="ce1">
            <text:p>2</text:p>
          </table:table-cell>
          <table:table-cell table:number-columns-repeated="2" table:style-name="ce1"/>
          <table:table-cell office:value-type="float" office:value="0" table:formula="of:=[.L32]/[.C3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.9496064358704102" table:style-name="ce1">
            <text:p>2.949606436</text:p>
          </table:table-cell>
          <table:table-cell office:value-type="float" office:value="-1.7190596654775601" table:style-name="ce1">
            <text:p>-1.719059665</text:p>
          </table:table-cell>
          <table:table-cell office:value-type="float" office:value="15363" table:style-name="ce1">
            <text:p>15363</text:p>
          </table:table-cell>
          <table:table-cell table:style-name="ce1"/>
          <table:table-cell office:value-type="float" office:value="2.9496064358704102" table:formula="of:=ABS([.D33])" table:style-name="ce1">
            <text:p>2.949606436</text:p>
          </table:table-cell>
          <table:table-cell office:value-type="float" office:value="1.7190596654775601" table:formula="of:=ABS([.E33])" table:style-name="ce1">
            <text:p>1.719059665</text:p>
          </table:table-cell>
          <table:table-cell office:value-type="float" office:value="3" table:formula="of:=[.B33]*[.C33]" table:style-name="ce1">
            <text:p>3</text:p>
          </table:table-cell>
          <table:table-cell office:value-type="float" office:value="2.9530970943744053" table:formula="of:=AVERAGE([.H33:.H42])" table:style-name="ce1">
            <text:p>2.953097094</text:p>
          </table:table-cell>
          <table:table-cell office:value-type="float" office:value="2.9129773201266032" table:formula="of:=AVERAGE([.I33:.I42])" table:style-name="ce1">
            <text:p>2.91297732</text:p>
          </table:table-cell>
          <table:table-cell office:value-type="float" office:value="2.9129773201266032" table:formula="of:=[.L33]/[.C33]" table:style-name="ce1">
            <text:p>2.91297732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.9670597283903501" table:style-name="ce1">
            <text:p>2.967059728</text:p>
          </table:table-cell>
          <table:table-cell office:value-type="float" office:value="3.05794448932786" table:style-name="ce1">
            <text:p>3.057944489</text:p>
          </table:table-cell>
          <table:table-cell office:value-type="float" office:value="15335" table:style-name="ce1">
            <text:p>15335</text:p>
          </table:table-cell>
          <table:table-cell table:style-name="ce1"/>
          <table:table-cell office:value-type="float" office:value="2.9670597283903501" table:formula="of:=ABS([.D34])" table:style-name="ce1">
            <text:p>2.967059728</text:p>
          </table:table-cell>
          <table:table-cell office:value-type="float" office:value="3.05794448932786" table:formula="of:=ABS([.E34])" table:style-name="ce1">
            <text:p>3.057944489</text:p>
          </table:table-cell>
          <table:table-cell office:value-type="float" office:value="3" table:formula="of:=[.B34]*[.C34]" table:style-name="ce1">
            <text:p>3</text:p>
          </table:table-cell>
          <table:table-cell office:value-type="float" office:value="2.9530970943744053" table:formula="of:=AVERAGE([.H33:.H42])" table:style-name="ce1">
            <text:p>2.953097094</text:p>
          </table:table-cell>
          <table:table-cell office:value-type="float" office:value="2.9129773201266032" table:formula="of:=AVERAGE([.I33:.I42])" table:style-name="ce1">
            <text:p>2.91297732</text:p>
          </table:table-cell>
          <table:table-cell office:value-type="float" office:value="2.9129773201266032" table:formula="of:=[.L34]/[.C34]" table:style-name="ce1">
            <text:p>2.91297732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.9321531433504702" table:style-name="ce1">
            <text:p>2.932153143</text:p>
          </table:table-cell>
          <table:table-cell office:value-type="float" office:value="3.0296070330129599" table:style-name="ce1">
            <text:p>3.029607033</text:p>
          </table:table-cell>
          <table:table-cell office:value-type="float" office:value="15335" table:style-name="ce1">
            <text:p>15335</text:p>
          </table:table-cell>
          <table:table-cell table:style-name="ce1"/>
          <table:table-cell office:value-type="float" office:value="2.9321531433504702" table:formula="of:=ABS([.D35])" table:style-name="ce1">
            <text:p>2.932153143</text:p>
          </table:table-cell>
          <table:table-cell office:value-type="float" office:value="3.0296070330129599" table:formula="of:=ABS([.E35])" table:style-name="ce1">
            <text:p>3.029607033</text:p>
          </table:table-cell>
          <table:table-cell office:value-type="float" office:value="3" table:formula="of:=[.B35]*[.C35]" table:style-name="ce1">
            <text:p>3</text:p>
          </table:table-cell>
          <table:table-cell table:number-columns-repeated="2" table:style-name="ce1"/>
          <table:table-cell office:value-type="float" office:value="0" table:formula="of:=[.L35]/[.C3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.9845130209102799" table:style-name="ce1">
            <text:p>2.984513021</text:p>
          </table:table-cell>
          <table:table-cell office:value-type="float" office:value="3.1071137869771799" table:style-name="ce1">
            <text:p>3.107113787</text:p>
          </table:table-cell>
          <table:table-cell office:value-type="float" office:value="15335" table:style-name="ce1">
            <text:p>15335</text:p>
          </table:table-cell>
          <table:table-cell table:style-name="ce1"/>
          <table:table-cell office:value-type="float" office:value="2.9845130209102799" table:formula="of:=ABS([.D36])" table:style-name="ce1">
            <text:p>2.984513021</text:p>
          </table:table-cell>
          <table:table-cell office:value-type="float" office:value="3.1071137869771799" table:formula="of:=ABS([.E36])" table:style-name="ce1">
            <text:p>3.107113787</text:p>
          </table:table-cell>
          <table:table-cell office:value-type="float" office:value="3" table:formula="of:=[.B36]*[.C36]" table:style-name="ce1">
            <text:p>3</text:p>
          </table:table-cell>
          <table:table-cell table:number-columns-repeated="2" table:style-name="ce1"/>
          <table:table-cell office:value-type="float" office:value="0" table:formula="of:=[.L36]/[.C36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.9670597283903501" table:style-name="ce1">
            <text:p>2.967059728</text:p>
          </table:table-cell>
          <table:table-cell office:value-type="float" office:value="3.0727844699285098" table:style-name="ce1">
            <text:p>3.07278447</text:p>
          </table:table-cell>
          <table:table-cell office:value-type="float" office:value="15335" table:style-name="ce1">
            <text:p>15335</text:p>
          </table:table-cell>
          <table:table-cell table:style-name="ce1"/>
          <table:table-cell office:value-type="float" office:value="2.9670597283903501" table:formula="of:=ABS([.D37])" table:style-name="ce1">
            <text:p>2.967059728</text:p>
          </table:table-cell>
          <table:table-cell office:value-type="float" office:value="3.0727844699285098" table:formula="of:=ABS([.E37])" table:style-name="ce1">
            <text:p>3.07278447</text:p>
          </table:table-cell>
          <table:table-cell office:value-type="float" office:value="3" table:formula="of:=[.B37]*[.C37]" table:style-name="ce1">
            <text:p>3</text:p>
          </table:table-cell>
          <table:table-cell table:number-columns-repeated="2" table:style-name="ce1"/>
          <table:table-cell office:value-type="float" office:value="0" table:formula="of:=[.L37]/[.C37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.89724655831058" table:style-name="ce1">
            <text:p>2.897246558</text:p>
          </table:table-cell>
          <table:table-cell office:value-type="float" office:value="3.0289143663167302" table:style-name="ce1">
            <text:p>3.028914366</text:p>
          </table:table-cell>
          <table:table-cell office:value-type="float" office:value="15335" table:style-name="ce1">
            <text:p>15335</text:p>
          </table:table-cell>
          <table:table-cell table:style-name="ce1"/>
          <table:table-cell office:value-type="float" office:value="2.89724655831058" table:formula="of:=ABS([.D38])" table:style-name="ce1">
            <text:p>2.897246558</text:p>
          </table:table-cell>
          <table:table-cell office:value-type="float" office:value="3.0289143663167302" table:formula="of:=ABS([.E38])" table:style-name="ce1">
            <text:p>3.028914366</text:p>
          </table:table-cell>
          <table:table-cell office:value-type="float" office:value="3" table:formula="of:=[.B38]*[.C38]" table:style-name="ce1">
            <text:p>3</text:p>
          </table:table-cell>
          <table:table-cell table:number-columns-repeated="2" table:style-name="ce1"/>
          <table:table-cell office:value-type="float" office:value="0" table:formula="of:=[.L38]/[.C38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.8972465583106102" table:style-name="ce1">
            <text:p>2.897246558</text:p>
          </table:table-cell>
          <table:table-cell office:value-type="float" office:value="3.00828784632782" table:style-name="ce1">
            <text:p>3.008287846</text:p>
          </table:table-cell>
          <table:table-cell office:value-type="float" office:value="15335" table:style-name="ce1">
            <text:p>15335</text:p>
          </table:table-cell>
          <table:table-cell table:style-name="ce1"/>
          <table:table-cell office:value-type="float" office:value="2.8972465583106102" table:formula="of:=ABS([.D39])" table:style-name="ce1">
            <text:p>2.897246558</text:p>
          </table:table-cell>
          <table:table-cell office:value-type="float" office:value="3.00828784632782" table:formula="of:=ABS([.E39])" table:style-name="ce1">
            <text:p>3.008287846</text:p>
          </table:table-cell>
          <table:table-cell office:value-type="float" office:value="3" table:formula="of:=[.B39]*[.C39]" table:style-name="ce1">
            <text:p>3</text:p>
          </table:table-cell>
          <table:table-cell table:number-columns-repeated="2" table:style-name="ce1"/>
          <table:table-cell office:value-type="float" office:value="0" table:formula="of:=[.L39]/[.C39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-3.0892327760299199" table:style-name="ce1">
            <text:p>-3.089232776</text:p>
          </table:table-cell>
          <table:table-cell office:value-type="float" office:value="-2.9524095307568801" table:style-name="ce1">
            <text:p>-2.952409531</text:p>
          </table:table-cell>
          <table:table-cell office:value-type="float" office:value="15335" table:style-name="ce1">
            <text:p>15335</text:p>
          </table:table-cell>
          <table:table-cell table:style-name="ce1"/>
          <table:table-cell office:value-type="float" office:value="3.0892327760299199" table:formula="of:=ABS([.D40])" table:style-name="ce1">
            <text:p>3.089232776</text:p>
          </table:table-cell>
          <table:table-cell office:value-type="float" office:value="2.9524095307568801" table:formula="of:=ABS([.E40])" table:style-name="ce1">
            <text:p>2.952409531</text:p>
          </table:table-cell>
          <table:table-cell office:value-type="float" office:value="3" table:formula="of:=[.B40]*[.C40]" table:style-name="ce1">
            <text:p>3</text:p>
          </table:table-cell>
          <table:table-cell table:number-columns-repeated="2" table:style-name="ce1"/>
          <table:table-cell office:value-type="float" office:value="0" table:formula="of:=[.L40]/[.C40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.9670597283903999" table:style-name="ce1">
            <text:p>2.967059728</text:p>
          </table:table-cell>
          <table:table-cell office:value-type="float" office:value="3.1146006122937302" table:style-name="ce1">
            <text:p>3.114600612</text:p>
          </table:table-cell>
          <table:table-cell office:value-type="float" office:value="15335" table:style-name="ce1">
            <text:p>15335</text:p>
          </table:table-cell>
          <table:table-cell table:style-name="ce1"/>
          <table:table-cell office:value-type="float" office:value="2.9670597283903999" table:formula="of:=ABS([.D41])" table:style-name="ce1">
            <text:p>2.967059728</text:p>
          </table:table-cell>
          <table:table-cell office:value-type="float" office:value="3.1146006122937302" table:formula="of:=ABS([.E41])" table:style-name="ce1">
            <text:p>3.114600612</text:p>
          </table:table-cell>
          <table:table-cell office:value-type="float" office:value="3" table:formula="of:=[.B41]*[.C41]" table:style-name="ce1">
            <text:p>3</text:p>
          </table:table-cell>
          <table:table-cell table:number-columns-repeated="2" table:style-name="ce1"/>
          <table:table-cell office:value-type="float" office:value="0" table:formula="of:=[.L41]/[.C41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.87979326579068" table:style-name="ce1">
            <text:p>2.879793266</text:p>
          </table:table-cell>
          <table:table-cell office:value-type="float" office:value="3.0390514008467999" table:style-name="ce1">
            <text:p>3.039051401</text:p>
          </table:table-cell>
          <table:table-cell office:value-type="float" office:value="15335" table:style-name="ce1">
            <text:p>15335</text:p>
          </table:table-cell>
          <table:table-cell table:style-name="ce1"/>
          <table:table-cell office:value-type="float" office:value="2.87979326579068" table:formula="of:=ABS([.D42])" table:style-name="ce1">
            <text:p>2.879793266</text:p>
          </table:table-cell>
          <table:table-cell office:value-type="float" office:value="3.0390514008467999" table:formula="of:=ABS([.E42])" table:style-name="ce1">
            <text:p>3.039051401</text:p>
          </table:table-cell>
          <table:table-cell office:value-type="float" office:value="3" table:formula="of:=[.B42]*[.C42]" table:style-name="ce1">
            <text:p>3</text:p>
          </table:table-cell>
          <table:table-cell table:number-columns-repeated="2" table:style-name="ce1"/>
          <table:table-cell office:value-type="float" office:value="0" table:formula="of:=[.L42]/[.C4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4.5" table:style-name="ce2">
            <text:p>4.5</text:p>
          </table:table-cell>
          <table:table-cell office:value-type="float" office:value="1" table:style-name="ce2">
            <text:p>1</text:p>
          </table:table-cell>
          <table:table-cell office:value-type="float" office:value="-3.14159265358975" table:style-name="ce2">
            <text:p>-3.141592654</text:p>
          </table:table-cell>
          <table:table-cell office:value-type="float" office:value="-2.9795193502012598" table:style-name="ce2">
            <text:p>-2.97951935</text:p>
          </table:table-cell>
          <table:table-cell office:value-type="float" office:value="15335" table:style-name="ce2">
            <text:p>15335</text:p>
          </table:table-cell>
          <table:table-cell table:style-name="ce1"/>
          <table:table-cell office:value-type="float" office:value="3.14159265358975" table:formula="of:=ABS([.D43])" table:style-name="ce1">
            <text:p>3.141592654</text:p>
          </table:table-cell>
          <table:table-cell office:value-type="float" office:value="2.9795193502012598" table:formula="of:=ABS([.E43])" table:style-name="ce1">
            <text:p>2.97951935</text:p>
          </table:table-cell>
          <table:table-cell office:value-type="float" office:value="4.5" table:formula="of:=[.B43]*[.C43]" table:style-name="ce1">
            <text:p>4.5</text:p>
          </table:table-cell>
          <table:table-cell office:value-type="float" office:value="3.0473448739821078" table:formula="of:=AVERAGE([.H43:.H52])" table:style-name="ce1">
            <text:p>3.047344874</text:p>
          </table:table-cell>
          <table:table-cell office:value-type="float" office:value="3.0235750177496823" table:formula="of:=AVERAGE([.I43:.I52])" table:style-name="ce1">
            <text:p>3.023575018</text:p>
          </table:table-cell>
          <table:table-cell office:value-type="float" office:value="3.0235750177496823" table:formula="of:=[.L43]/[.C43]" table:style-name="ce1">
            <text:p>3.023575018</text:p>
          </table:table-cell>
          <table:table-cell table:number-columns-repeated="1637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.5" table:style-name="ce2">
            <text:p>4.5</text:p>
          </table:table-cell>
          <table:table-cell office:value-type="float" office:value="1" table:style-name="ce2">
            <text:p>1</text:p>
          </table:table-cell>
          <table:table-cell office:value-type="float" office:value="-3.1415926535897598" table:style-name="ce2">
            <text:p>-3.141592654</text:p>
          </table:table-cell>
          <table:table-cell office:value-type="float" office:value="-2.97795244521124" table:style-name="ce2">
            <text:p>-2.977952445</text:p>
          </table:table-cell>
          <table:table-cell office:value-type="float" office:value="15335" table:style-name="ce2">
            <text:p>15335</text:p>
          </table:table-cell>
          <table:table-cell table:style-name="ce1"/>
          <table:table-cell office:value-type="float" office:value="3.1415926535897598" table:formula="of:=ABS([.D44])" table:style-name="ce1">
            <text:p>3.141592654</text:p>
          </table:table-cell>
          <table:table-cell office:value-type="float" office:value="2.97795244521124" table:formula="of:=ABS([.E44])" table:style-name="ce1">
            <text:p>2.977952445</text:p>
          </table:table-cell>
          <table:table-cell office:value-type="float" office:value="4.5" table:formula="of:=[.B44]*[.C44]" table:style-name="ce1">
            <text:p>4.5</text:p>
          </table:table-cell>
          <table:table-cell office:value-type="float" office:value="3.0473448739821078" table:formula="of:=AVERAGE([.H43:.H52])" table:style-name="ce1">
            <text:p>3.047344874</text:p>
          </table:table-cell>
          <table:table-cell office:value-type="float" office:value="3.0235750177496823" table:formula="of:=AVERAGE([.I43:.I52])" table:style-name="ce1">
            <text:p>3.023575018</text:p>
          </table:table-cell>
          <table:table-cell office:value-type="float" office:value="3.0235750177496823" table:formula="of:=[.L44]/[.C44]" table:style-name="ce1">
            <text:p>3.023575018</text:p>
          </table:table-cell>
          <table:table-cell table:number-columns-repeated="1637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.5" table:style-name="ce2">
            <text:p>4.5</text:p>
          </table:table-cell>
          <table:table-cell office:value-type="float" office:value="1" table:style-name="ce2">
            <text:p>1</text:p>
          </table:table-cell>
          <table:table-cell office:value-type="float" office:value="-3.0892327760299199" table:style-name="ce2">
            <text:p>-3.089232776</text:p>
          </table:table-cell>
          <table:table-cell office:value-type="float" office:value="-2.94131893547282" table:style-name="ce2">
            <text:p>-2.941318935</text:p>
          </table:table-cell>
          <table:table-cell office:value-type="float" office:value="15335" table:style-name="ce2">
            <text:p>15335</text:p>
          </table:table-cell>
          <table:table-cell table:style-name="ce1"/>
          <table:table-cell office:value-type="float" office:value="3.0892327760299199" table:formula="of:=ABS([.D45])" table:style-name="ce1">
            <text:p>3.089232776</text:p>
          </table:table-cell>
          <table:table-cell office:value-type="float" office:value="2.94131893547282" table:formula="of:=ABS([.E45])" table:style-name="ce1">
            <text:p>2.941318935</text:p>
          </table:table-cell>
          <table:table-cell office:value-type="float" office:value="4.5" table:formula="of:=[.B45]*[.C45]" table:style-name="ce1">
            <text:p>4.5</text:p>
          </table:table-cell>
          <table:table-cell table:number-columns-repeated="2" table:style-name="ce1"/>
          <table:table-cell office:value-type="float" office:value="0" table:formula="of:=[.L45]/[.C4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.5" table:style-name="ce2">
            <text:p>4.5</text:p>
          </table:table-cell>
          <table:table-cell office:value-type="float" office:value="1" table:style-name="ce2">
            <text:p>1</text:p>
          </table:table-cell>
          <table:table-cell office:value-type="float" office:value="2.9845130209103599" table:style-name="ce2">
            <text:p>2.984513021</text:p>
          </table:table-cell>
          <table:table-cell office:value-type="float" office:value="3.1081416826636499" table:style-name="ce2">
            <text:p>3.108141683</text:p>
          </table:table-cell>
          <table:table-cell office:value-type="float" office:value="15335" table:style-name="ce2">
            <text:p>15335</text:p>
          </table:table-cell>
          <table:table-cell table:style-name="ce1"/>
          <table:table-cell office:value-type="float" office:value="2.9845130209103599" table:formula="of:=ABS([.D46])" table:style-name="ce1">
            <text:p>2.984513021</text:p>
          </table:table-cell>
          <table:table-cell office:value-type="float" office:value="3.1081416826636499" table:formula="of:=ABS([.E46])" table:style-name="ce1">
            <text:p>3.108141683</text:p>
          </table:table-cell>
          <table:table-cell office:value-type="float" office:value="4.5" table:formula="of:=[.B46]*[.C46]" table:style-name="ce1">
            <text:p>4.5</text:p>
          </table:table-cell>
          <table:table-cell table:number-columns-repeated="2" table:style-name="ce1"/>
          <table:table-cell office:value-type="float" office:value="0" table:formula="of:=[.L46]/[.C46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4.5" table:style-name="ce2">
            <text:p>4.5</text:p>
          </table:table-cell>
          <table:table-cell office:value-type="float" office:value="1" table:style-name="ce2">
            <text:p>1</text:p>
          </table:table-cell>
          <table:table-cell office:value-type="float" office:value="2.9146998508305701" table:style-name="ce2">
            <text:p>2.914699851</text:p>
          </table:table-cell>
          <table:table-cell office:value-type="float" office:value="3.03944958165836" table:style-name="ce2">
            <text:p>3.039449582</text:p>
          </table:table-cell>
          <table:table-cell office:value-type="float" office:value="15307" table:style-name="ce2">
            <text:p>15307</text:p>
          </table:table-cell>
          <table:table-cell table:style-name="ce1"/>
          <table:table-cell office:value-type="float" office:value="2.9146998508305701" table:formula="of:=ABS([.D47])" table:style-name="ce1">
            <text:p>2.914699851</text:p>
          </table:table-cell>
          <table:table-cell office:value-type="float" office:value="3.03944958165836" table:formula="of:=ABS([.E47])" table:style-name="ce1">
            <text:p>3.039449582</text:p>
          </table:table-cell>
          <table:table-cell office:value-type="float" office:value="4.5" table:formula="of:=[.B47]*[.C47]" table:style-name="ce1">
            <text:p>4.5</text:p>
          </table:table-cell>
          <table:table-cell table:number-columns-repeated="2" table:style-name="ce1"/>
          <table:table-cell office:value-type="float" office:value="0" table:formula="of:=[.L47]/[.C47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.5" table:style-name="ce2">
            <text:p>4.5</text:p>
          </table:table-cell>
          <table:table-cell office:value-type="float" office:value="1" table:style-name="ce2">
            <text:p>1</text:p>
          </table:table-cell>
          <table:table-cell office:value-type="float" office:value="2.9496064358704301" table:style-name="ce2">
            <text:p>2.949606436</text:p>
          </table:table-cell>
          <table:table-cell office:value-type="float" office:value="3.10236674207649" table:style-name="ce2">
            <text:p>3.102366742</text:p>
          </table:table-cell>
          <table:table-cell office:value-type="float" office:value="15307" table:style-name="ce2">
            <text:p>15307</text:p>
          </table:table-cell>
          <table:table-cell table:style-name="ce1"/>
          <table:table-cell office:value-type="float" office:value="2.9496064358704301" table:formula="of:=ABS([.D48])" table:style-name="ce1">
            <text:p>2.949606436</text:p>
          </table:table-cell>
          <table:table-cell office:value-type="float" office:value="3.10236674207649" table:formula="of:=ABS([.E48])" table:style-name="ce1">
            <text:p>3.102366742</text:p>
          </table:table-cell>
          <table:table-cell office:value-type="float" office:value="4.5" table:formula="of:=[.B48]*[.C48]" table:style-name="ce1">
            <text:p>4.5</text:p>
          </table:table-cell>
          <table:table-cell table:number-columns-repeated="2" table:style-name="ce1"/>
          <table:table-cell office:value-type="float" office:value="0" table:formula="of:=[.L48]/[.C48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.5" table:style-name="ce2">
            <text:p>4.5</text:p>
          </table:table-cell>
          <table:table-cell office:value-type="float" office:value="1" table:style-name="ce2">
            <text:p>1</text:p>
          </table:table-cell>
          <table:table-cell office:value-type="float" office:value="3.10668606854995" table:style-name="ce2">
            <text:p>3.106686069</text:p>
          </table:table-cell>
          <table:table-cell office:value-type="float" office:value="-3.00961965092884" table:style-name="ce2">
            <text:p>-3.009619651</text:p>
          </table:table-cell>
          <table:table-cell office:value-type="float" office:value="15307" table:style-name="ce2">
            <text:p>15307</text:p>
          </table:table-cell>
          <table:table-cell table:style-name="ce1"/>
          <table:table-cell office:value-type="float" office:value="3.10668606854995" table:formula="of:=ABS([.D49])" table:style-name="ce1">
            <text:p>3.106686069</text:p>
          </table:table-cell>
          <table:table-cell office:value-type="float" office:value="3.00961965092884" table:formula="of:=ABS([.E49])" table:style-name="ce1">
            <text:p>3.009619651</text:p>
          </table:table-cell>
          <table:table-cell office:value-type="float" office:value="4.5" table:formula="of:=[.B49]*[.C49]" table:style-name="ce1">
            <text:p>4.5</text:p>
          </table:table-cell>
          <table:table-cell table:number-columns-repeated="2" table:style-name="ce1"/>
          <table:table-cell office:value-type="float" office:value="0" table:formula="of:=[.L49]/[.C49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4.5" table:style-name="ce2">
            <text:p>4.5</text:p>
          </table:table-cell>
          <table:table-cell office:value-type="float" office:value="1" table:style-name="ce2">
            <text:p>1</text:p>
          </table:table-cell>
          <table:table-cell office:value-type="float" office:value="-3.1241393610698198" table:style-name="ce2">
            <text:p>-3.124139361</text:p>
          </table:table-cell>
          <table:table-cell office:value-type="float" office:value="-2.99383077481437" table:style-name="ce2">
            <text:p>-2.993830775</text:p>
          </table:table-cell>
          <table:table-cell office:value-type="float" office:value="15307" table:style-name="ce2">
            <text:p>15307</text:p>
          </table:table-cell>
          <table:table-cell table:style-name="ce1"/>
          <table:table-cell office:value-type="float" office:value="3.1241393610698198" table:formula="of:=ABS([.D50])" table:style-name="ce1">
            <text:p>3.124139361</text:p>
          </table:table-cell>
          <table:table-cell office:value-type="float" office:value="2.99383077481437" table:formula="of:=ABS([.E50])" table:style-name="ce1">
            <text:p>2.993830775</text:p>
          </table:table-cell>
          <table:table-cell office:value-type="float" office:value="4.5" table:formula="of:=[.B50]*[.C50]" table:style-name="ce1">
            <text:p>4.5</text:p>
          </table:table-cell>
          <table:table-cell table:number-columns-repeated="2" table:style-name="ce1"/>
          <table:table-cell office:value-type="float" office:value="0" table:formula="of:=[.L50]/[.C50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4.5" table:style-name="ce2">
            <text:p>4.5</text:p>
          </table:table-cell>
          <table:table-cell office:value-type="float" office:value="1" table:style-name="ce2">
            <text:p>1</text:p>
          </table:table-cell>
          <table:table-cell office:value-type="float" office:value="2.9146998508305701" table:style-name="ce2">
            <text:p>2.914699851</text:p>
          </table:table-cell>
          <table:table-cell office:value-type="float" office:value="3.0484324125642002" table:style-name="ce2">
            <text:p>3.048432413</text:p>
          </table:table-cell>
          <table:table-cell office:value-type="float" office:value="15307" table:style-name="ce2">
            <text:p>15307</text:p>
          </table:table-cell>
          <table:table-cell table:style-name="ce1"/>
          <table:table-cell office:value-type="float" office:value="2.9146998508305701" table:formula="of:=ABS([.D51])" table:style-name="ce1">
            <text:p>2.914699851</text:p>
          </table:table-cell>
          <table:table-cell office:value-type="float" office:value="3.0484324125642002" table:formula="of:=ABS([.E51])" table:style-name="ce1">
            <text:p>3.048432413</text:p>
          </table:table-cell>
          <table:table-cell office:value-type="float" office:value="4.5" table:formula="of:=[.B51]*[.C51]" table:style-name="ce1">
            <text:p>4.5</text:p>
          </table:table-cell>
          <table:table-cell table:number-columns-repeated="2" table:style-name="ce1"/>
          <table:table-cell office:value-type="float" office:value="0" table:formula="of:=[.L51]/[.C51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4.5" table:style-name="ce2">
            <text:p>4.5</text:p>
          </table:table-cell>
          <table:table-cell office:value-type="float" office:value="1" table:style-name="ce2">
            <text:p>1</text:p>
          </table:table-cell>
          <table:table-cell office:value-type="float" office:value="3.10668606854995" table:style-name="ce2">
            <text:p>3.106686069</text:p>
          </table:table-cell>
          <table:table-cell office:value-type="float" office:value="-3.03511860190559" table:style-name="ce2">
            <text:p>-3.035118602</text:p>
          </table:table-cell>
          <table:table-cell office:value-type="float" office:value="15307" table:style-name="ce2">
            <text:p>15307</text:p>
          </table:table-cell>
          <table:table-cell table:style-name="ce1"/>
          <table:table-cell office:value-type="float" office:value="3.10668606854995" table:formula="of:=ABS([.D52])" table:style-name="ce1">
            <text:p>3.106686069</text:p>
          </table:table-cell>
          <table:table-cell office:value-type="float" office:value="3.03511860190559" table:formula="of:=ABS([.E52])" table:style-name="ce1">
            <text:p>3.035118602</text:p>
          </table:table-cell>
          <table:table-cell office:value-type="float" office:value="4.5" table:formula="of:=[.B52]*[.C52]" table:style-name="ce1">
            <text:p>4.5</text:p>
          </table:table-cell>
          <table:table-cell table:number-columns-repeated="2" table:style-name="ce1"/>
          <table:table-cell office:value-type="float" office:value="0" table:formula="of:=[.L52]/[.C5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5" table:style-name="ce1">
            <text:p>0.75</text:p>
          </table:table-cell>
          <table:table-cell office:value-type="float" office:value="0.62831853071791999" table:style-name="ce1">
            <text:p>0.628318531</text:p>
          </table:table-cell>
          <table:table-cell office:value-type="float" office:value="0.60392267043707903" table:style-name="ce1">
            <text:p>0.60392267</text:p>
          </table:table-cell>
          <table:table-cell office:value-type="float" office:value="15307" table:style-name="ce1">
            <text:p>15307</text:p>
          </table:table-cell>
          <table:table-cell table:style-name="ce1"/>
          <table:table-cell office:value-type="float" office:value="0.62831853071791999" table:formula="of:=ABS([.D53])" table:style-name="ce1">
            <text:p>0.628318531</text:p>
          </table:table-cell>
          <table:table-cell office:value-type="float" office:value="0.60392267043707903" table:formula="of:=ABS([.E53])" table:style-name="ce1">
            <text:p>0.60392267</text:p>
          </table:table-cell>
          <table:table-cell office:value-type="float" office:value="0.60000000000000009" table:formula="of:=[.B53]*[.C53]" table:style-name="ce1">
            <text:p>0.6</text:p>
          </table:table-cell>
          <table:table-cell office:value-type="float" office:value="0.6457718232378612" table:formula="of:=AVERAGE([.H53:.H62])" table:style-name="ce1">
            <text:p>0.645771823</text:p>
          </table:table-cell>
          <table:table-cell office:value-type="float" office:value="0.64384897045824041" table:formula="of:=AVERAGE([.I53:.I62])" table:style-name="ce1">
            <text:p>0.64384897</text:p>
          </table:table-cell>
          <table:table-cell office:value-type="float" office:value="0.85846529394432058" table:formula="of:=[.L53]/[.C53]" table:style-name="ce1">
            <text:p>0.858465294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75" table:style-name="ce1">
            <text:p>0.75</text:p>
          </table:table-cell>
          <table:table-cell office:value-type="float" office:value="0.66322511575779697" table:style-name="ce1">
            <text:p>0.663225116</text:p>
          </table:table-cell>
          <table:table-cell office:value-type="float" office:value="0.66882221183101898" table:style-name="ce1">
            <text:p>0.668822212</text:p>
          </table:table-cell>
          <table:table-cell office:value-type="float" office:value="15307" table:style-name="ce1">
            <text:p>15307</text:p>
          </table:table-cell>
          <table:table-cell table:style-name="ce1"/>
          <table:table-cell office:value-type="float" office:value="0.66322511575779697" table:formula="of:=ABS([.D54])" table:style-name="ce1">
            <text:p>0.663225116</text:p>
          </table:table-cell>
          <table:table-cell office:value-type="float" office:value="0.66882221183101898" table:formula="of:=ABS([.E54])" table:style-name="ce1">
            <text:p>0.668822212</text:p>
          </table:table-cell>
          <table:table-cell office:value-type="float" office:value="0.60000000000000009" table:formula="of:=[.B54]*[.C54]" table:style-name="ce1">
            <text:p>0.6</text:p>
          </table:table-cell>
          <table:table-cell office:value-type="float" office:value="0.6457718232378612" table:formula="of:=AVERAGE([.H53:.H62])" table:style-name="ce1">
            <text:p>0.645771823</text:p>
          </table:table-cell>
          <table:table-cell office:value-type="float" office:value="0.64384897045824041" table:formula="of:=AVERAGE([.I53:.I62])" table:style-name="ce1">
            <text:p>0.64384897</text:p>
          </table:table-cell>
          <table:table-cell office:value-type="float" office:value="0.85846529394432058" table:formula="of:=[.L54]/[.C54]" table:style-name="ce1">
            <text:p>0.858465294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8" table:style-name="ce1">
            <text:p>0.8</text:p>
          </table:table-cell>
          <table:table-cell office:value-type="float" office:value="0.75" table:style-name="ce1">
            <text:p>0.75</text:p>
          </table:table-cell>
          <table:table-cell office:value-type="float" office:value="0.66322511575781096" table:style-name="ce1">
            <text:p>0.663225116</text:p>
          </table:table-cell>
          <table:table-cell office:value-type="float" office:value="0.67760984061734397" table:style-name="ce1">
            <text:p>0.677609841</text:p>
          </table:table-cell>
          <table:table-cell office:value-type="float" office:value="15307" table:style-name="ce1">
            <text:p>15307</text:p>
          </table:table-cell>
          <table:table-cell table:style-name="ce1"/>
          <table:table-cell office:value-type="float" office:value="0.66322511575781096" table:formula="of:=ABS([.D55])" table:style-name="ce1">
            <text:p>0.663225116</text:p>
          </table:table-cell>
          <table:table-cell office:value-type="float" office:value="0.67760984061734397" table:formula="of:=ABS([.E55])" table:style-name="ce1">
            <text:p>0.677609841</text:p>
          </table:table-cell>
          <table:table-cell office:value-type="float" office:value="0.60000000000000009" table:formula="of:=[.B55]*[.C55]" table:style-name="ce1">
            <text:p>0.6</text:p>
          </table:table-cell>
          <table:table-cell table:number-columns-repeated="2" table:style-name="ce1"/>
          <table:table-cell office:value-type="float" office:value="0" table:formula="of:=[.L55]/[.C5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8" table:style-name="ce1">
            <text:p>0.8</text:p>
          </table:table-cell>
          <table:table-cell office:value-type="float" office:value="0.75" table:style-name="ce1">
            <text:p>0.75</text:p>
          </table:table-cell>
          <table:table-cell office:value-type="float" office:value="0.68067840827774295" table:style-name="ce1">
            <text:p>0.680678408</text:p>
          </table:table-cell>
          <table:table-cell office:value-type="float" office:value="0.67434237625189197" table:style-name="ce1">
            <text:p>0.674342376</text:p>
          </table:table-cell>
          <table:table-cell office:value-type="float" office:value="15307" table:style-name="ce1">
            <text:p>15307</text:p>
          </table:table-cell>
          <table:table-cell table:style-name="ce1"/>
          <table:table-cell office:value-type="float" office:value="0.68067840827774295" table:formula="of:=ABS([.D56])" table:style-name="ce1">
            <text:p>0.680678408</text:p>
          </table:table-cell>
          <table:table-cell office:value-type="float" office:value="0.67434237625189197" table:formula="of:=ABS([.E56])" table:style-name="ce1">
            <text:p>0.674342376</text:p>
          </table:table-cell>
          <table:table-cell office:value-type="float" office:value="0.60000000000000009" table:formula="of:=[.B56]*[.C56]" table:style-name="ce1">
            <text:p>0.6</text:p>
          </table:table-cell>
          <table:table-cell table:number-columns-repeated="2" table:style-name="ce1"/>
          <table:table-cell office:value-type="float" office:value="0" table:formula="of:=[.L56]/[.C56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8" table:style-name="ce1">
            <text:p>0.8</text:p>
          </table:table-cell>
          <table:table-cell office:value-type="float" office:value="0.75" table:style-name="ce1">
            <text:p>0.75</text:p>
          </table:table-cell>
          <table:table-cell office:value-type="float" office:value="0.61086523819798799" table:style-name="ce1">
            <text:p>0.610865238</text:p>
          </table:table-cell>
          <table:table-cell office:value-type="float" office:value="0.60837295586640805" table:style-name="ce1">
            <text:p>0.608372956</text:p>
          </table:table-cell>
          <table:table-cell office:value-type="float" office:value="15307" table:style-name="ce1">
            <text:p>15307</text:p>
          </table:table-cell>
          <table:table-cell table:style-name="ce1"/>
          <table:table-cell office:value-type="float" office:value="0.61086523819798799" table:formula="of:=ABS([.D57])" table:style-name="ce1">
            <text:p>0.610865238</text:p>
          </table:table-cell>
          <table:table-cell office:value-type="float" office:value="0.60837295586640805" table:formula="of:=ABS([.E57])" table:style-name="ce1">
            <text:p>0.608372956</text:p>
          </table:table-cell>
          <table:table-cell office:value-type="float" office:value="0.60000000000000009" table:formula="of:=[.B57]*[.C57]" table:style-name="ce1">
            <text:p>0.6</text:p>
          </table:table-cell>
          <table:table-cell table:number-columns-repeated="2" table:style-name="ce1"/>
          <table:table-cell office:value-type="float" office:value="0" table:formula="of:=[.L57]/[.C57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8" table:style-name="ce1">
            <text:p>0.8</text:p>
          </table:table-cell>
          <table:table-cell office:value-type="float" office:value="0.75" table:style-name="ce1">
            <text:p>0.75</text:p>
          </table:table-cell>
          <table:table-cell office:value-type="float" office:value="0.59341194567802802" table:style-name="ce1">
            <text:p>0.593411946</text:p>
          </table:table-cell>
          <table:table-cell office:value-type="float" office:value="0.57925102995955502" table:style-name="ce1">
            <text:p>0.57925103</text:p>
          </table:table-cell>
          <table:table-cell office:value-type="float" office:value="15307" table:style-name="ce1">
            <text:p>15307</text:p>
          </table:table-cell>
          <table:table-cell table:style-name="ce1"/>
          <table:table-cell office:value-type="float" office:value="0.59341194567802802" table:formula="of:=ABS([.D58])" table:style-name="ce1">
            <text:p>0.593411946</text:p>
          </table:table-cell>
          <table:table-cell office:value-type="float" office:value="0.57925102995955502" table:formula="of:=ABS([.E58])" table:style-name="ce1">
            <text:p>0.57925103</text:p>
          </table:table-cell>
          <table:table-cell office:value-type="float" office:value="0.60000000000000009" table:formula="of:=[.B58]*[.C58]" table:style-name="ce1">
            <text:p>0.6</text:p>
          </table:table-cell>
          <table:table-cell table:number-columns-repeated="2" table:style-name="ce1"/>
          <table:table-cell office:value-type="float" office:value="0" table:formula="of:=[.L58]/[.C58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8" table:style-name="ce1">
            <text:p>0.8</text:p>
          </table:table-cell>
          <table:table-cell office:value-type="float" office:value="0.75" table:style-name="ce1">
            <text:p>0.75</text:p>
          </table:table-cell>
          <table:table-cell office:value-type="float" office:value="0.66322511575781096" table:style-name="ce1">
            <text:p>0.663225116</text:p>
          </table:table-cell>
          <table:table-cell office:value-type="float" office:value="0.67224607172087503" table:style-name="ce1">
            <text:p>0.672246072</text:p>
          </table:table-cell>
          <table:table-cell office:value-type="float" office:value="15307" table:style-name="ce1">
            <text:p>15307</text:p>
          </table:table-cell>
          <table:table-cell table:style-name="ce1"/>
          <table:table-cell office:value-type="float" office:value="0.66322511575781096" table:formula="of:=ABS([.D59])" table:style-name="ce1">
            <text:p>0.663225116</text:p>
          </table:table-cell>
          <table:table-cell office:value-type="float" office:value="0.67224607172087503" table:formula="of:=ABS([.E59])" table:style-name="ce1">
            <text:p>0.672246072</text:p>
          </table:table-cell>
          <table:table-cell office:value-type="float" office:value="0.60000000000000009" table:formula="of:=[.B59]*[.C59]" table:style-name="ce1">
            <text:p>0.6</text:p>
          </table:table-cell>
          <table:table-cell table:number-columns-repeated="2" table:style-name="ce1"/>
          <table:table-cell office:value-type="float" office:value="0" table:formula="of:=[.L59]/[.C59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8" table:style-name="ce1">
            <text:p>0.8</text:p>
          </table:table-cell>
          <table:table-cell office:value-type="float" office:value="0.75" table:style-name="ce1">
            <text:p>0.75</text:p>
          </table:table-cell>
          <table:table-cell office:value-type="float" office:value="0.69813170079768905" table:style-name="ce1">
            <text:p>0.698131701</text:p>
          </table:table-cell>
          <table:table-cell office:value-type="float" office:value="0.67227667167472005" table:style-name="ce1">
            <text:p>0.672276672</text:p>
          </table:table-cell>
          <table:table-cell office:value-type="float" office:value="15307" table:style-name="ce1">
            <text:p>15307</text:p>
          </table:table-cell>
          <table:table-cell table:style-name="ce1"/>
          <table:table-cell office:value-type="float" office:value="0.69813170079768905" table:formula="of:=ABS([.D60])" table:style-name="ce1">
            <text:p>0.698131701</text:p>
          </table:table-cell>
          <table:table-cell office:value-type="float" office:value="0.67227667167472005" table:formula="of:=ABS([.E60])" table:style-name="ce1">
            <text:p>0.672276672</text:p>
          </table:table-cell>
          <table:table-cell office:value-type="float" office:value="0.60000000000000009" table:formula="of:=[.B60]*[.C60]" table:style-name="ce1">
            <text:p>0.6</text:p>
          </table:table-cell>
          <table:table-cell table:number-columns-repeated="2" table:style-name="ce1"/>
          <table:table-cell office:value-type="float" office:value="0" table:formula="of:=[.L60]/[.C60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8" table:style-name="ce1">
            <text:p>0.8</text:p>
          </table:table-cell>
          <table:table-cell office:value-type="float" office:value="0.75" table:style-name="ce1">
            <text:p>0.75</text:p>
          </table:table-cell>
          <table:table-cell office:value-type="float" office:value="0.64577182323785098" table:style-name="ce1">
            <text:p>0.645771823</text:p>
          </table:table-cell>
          <table:table-cell office:value-type="float" office:value="0.67796838910410095" table:style-name="ce1">
            <text:p>0.677968389</text:p>
          </table:table-cell>
          <table:table-cell office:value-type="float" office:value="15307" table:style-name="ce1">
            <text:p>15307</text:p>
          </table:table-cell>
          <table:table-cell table:style-name="ce1"/>
          <table:table-cell office:value-type="float" office:value="0.64577182323785098" table:formula="of:=ABS([.D61])" table:style-name="ce1">
            <text:p>0.645771823</text:p>
          </table:table-cell>
          <table:table-cell office:value-type="float" office:value="0.67796838910410095" table:formula="of:=ABS([.E61])" table:style-name="ce1">
            <text:p>0.677968389</text:p>
          </table:table-cell>
          <table:table-cell office:value-type="float" office:value="0.60000000000000009" table:formula="of:=[.B61]*[.C61]" table:style-name="ce1">
            <text:p>0.6</text:p>
          </table:table-cell>
          <table:table-cell table:number-columns-repeated="2" table:style-name="ce1"/>
          <table:table-cell office:value-type="float" office:value="0" table:formula="of:=[.L61]/[.C61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8" table:style-name="ce1">
            <text:p>0.8</text:p>
          </table:table-cell>
          <table:table-cell office:value-type="float" office:value="0.75" table:style-name="ce1">
            <text:p>0.75</text:p>
          </table:table-cell>
          <table:table-cell office:value-type="float" office:value="0.610865238197974" table:style-name="ce1">
            <text:p>0.610865238</text:p>
          </table:table-cell>
          <table:table-cell office:value-type="float" office:value="0.60367748711941005" table:style-name="ce1">
            <text:p>0.603677487</text:p>
          </table:table-cell>
          <table:table-cell office:value-type="float" office:value="15307" table:style-name="ce1">
            <text:p>15307</text:p>
          </table:table-cell>
          <table:table-cell table:style-name="ce1"/>
          <table:table-cell office:value-type="float" office:value="0.610865238197974" table:formula="of:=ABS([.D62])" table:style-name="ce1">
            <text:p>0.610865238</text:p>
          </table:table-cell>
          <table:table-cell office:value-type="float" office:value="0.60367748711941005" table:formula="of:=ABS([.E62])" table:style-name="ce1">
            <text:p>0.603677487</text:p>
          </table:table-cell>
          <table:table-cell office:value-type="float" office:value="0.60000000000000009" table:formula="of:=[.B62]*[.C62]" table:style-name="ce1">
            <text:p>0.6</text:p>
          </table:table-cell>
          <table:table-cell table:number-columns-repeated="2" table:style-name="ce1"/>
          <table:table-cell office:value-type="float" office:value="0" table:formula="of:=[.L62]/[.C6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.75" table:style-name="ce2">
            <text:p>0.75</text:p>
          </table:table-cell>
          <table:table-cell office:value-type="float" office:value="0.78539816339741697" table:style-name="ce2">
            <text:p>0.785398163</text:p>
          </table:table-cell>
          <table:table-cell office:value-type="float" office:value="0.75553002081843701" table:style-name="ce2">
            <text:p>0.755530021</text:p>
          </table:table-cell>
          <table:table-cell office:value-type="float" office:value="15307" table:style-name="ce2">
            <text:p>15307</text:p>
          </table:table-cell>
          <table:table-cell table:style-name="ce1"/>
          <table:table-cell office:value-type="float" office:value="0.78539816339741697" table:formula="of:=ABS([.D63])" table:style-name="ce1">
            <text:p>0.785398163</text:p>
          </table:table-cell>
          <table:table-cell office:value-type="float" office:value="0.75553002081843701" table:formula="of:=ABS([.E63])" table:style-name="ce1">
            <text:p>0.755530021</text:p>
          </table:table-cell>
          <table:table-cell office:value-type="float" office:value="0.75" table:formula="of:=[.B63]*[.C63]" table:style-name="ce1">
            <text:p>0.75</text:p>
          </table:table-cell>
          <table:table-cell office:value-type="float" office:value="0.83252205320126793" table:formula="of:=AVERAGE([.H63:.H72])" table:style-name="ce1">
            <text:p>0.832522053</text:p>
          </table:table-cell>
          <table:table-cell office:value-type="float" office:value="0.82595603042947885" table:formula="of:=AVERAGE([.I63:.I72])" table:style-name="ce1">
            <text:p>0.82595603</text:p>
          </table:table-cell>
          <table:table-cell office:value-type="float" office:value="1.1012747072393052" table:formula="of:=[.L63]/[.C63]" table:style-name="ce1">
            <text:p>1.101274707</text:p>
          </table:table-cell>
          <table:table-cell table:number-columns-repeated="1637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75" table:style-name="ce2">
            <text:p>0.75</text:p>
          </table:table-cell>
          <table:table-cell office:value-type="float" office:value="0.85521133347718603" table:style-name="ce2">
            <text:p>0.855211333</text:p>
          </table:table-cell>
          <table:table-cell office:value-type="float" office:value="0.84008049687755604" table:style-name="ce2">
            <text:p>0.840080497</text:p>
          </table:table-cell>
          <table:table-cell office:value-type="float" office:value="15307" table:style-name="ce2">
            <text:p>15307</text:p>
          </table:table-cell>
          <table:table-cell table:style-name="ce1"/>
          <table:table-cell office:value-type="float" office:value="0.85521133347718603" table:formula="of:=ABS([.D64])" table:style-name="ce1">
            <text:p>0.855211333</text:p>
          </table:table-cell>
          <table:table-cell office:value-type="float" office:value="0.84008049687755604" table:formula="of:=ABS([.E64])" table:style-name="ce1">
            <text:p>0.840080497</text:p>
          </table:table-cell>
          <table:table-cell office:value-type="float" office:value="0.75" table:formula="of:=[.B64]*[.C64]" table:style-name="ce1">
            <text:p>0.75</text:p>
          </table:table-cell>
          <table:table-cell office:value-type="float" office:value="0.83252205320126793" table:formula="of:=AVERAGE([.H63:.H72])" table:style-name="ce1">
            <text:p>0.832522053</text:p>
          </table:table-cell>
          <table:table-cell office:value-type="float" office:value="0.82595603042947885" table:formula="of:=AVERAGE([.I63:.I72])" table:style-name="ce1">
            <text:p>0.82595603</text:p>
          </table:table-cell>
          <table:table-cell office:value-type="float" office:value="1.1012747072393052" table:formula="of:=[.L64]/[.C64]" table:style-name="ce1">
            <text:p>1.101274707</text:p>
          </table:table-cell>
          <table:table-cell table:number-columns-repeated="1637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75" table:style-name="ce2">
            <text:p>0.75</text:p>
          </table:table-cell>
          <table:table-cell office:value-type="float" office:value="0.872664625997146" table:style-name="ce2">
            <text:p>0.872664626</text:p>
          </table:table-cell>
          <table:table-cell office:value-type="float" office:value="0.868802181174822" table:style-name="ce2">
            <text:p>0.868802181</text:p>
          </table:table-cell>
          <table:table-cell office:value-type="float" office:value="15307" table:style-name="ce2">
            <text:p>15307</text:p>
          </table:table-cell>
          <table:table-cell table:style-name="ce1"/>
          <table:table-cell office:value-type="float" office:value="0.872664625997146" table:formula="of:=ABS([.D65])" table:style-name="ce1">
            <text:p>0.872664626</text:p>
          </table:table-cell>
          <table:table-cell office:value-type="float" office:value="0.868802181174822" table:formula="of:=ABS([.E65])" table:style-name="ce1">
            <text:p>0.868802181</text:p>
          </table:table-cell>
          <table:table-cell office:value-type="float" office:value="0.75" table:formula="of:=[.B65]*[.C65]" table:style-name="ce1">
            <text:p>0.75</text:p>
          </table:table-cell>
          <table:table-cell table:number-columns-repeated="2" table:style-name="ce1"/>
          <table:table-cell office:value-type="float" office:value="0" table:formula="of:=[.L65]/[.C6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75" table:style-name="ce2">
            <text:p>0.75</text:p>
          </table:table-cell>
          <table:table-cell office:value-type="float" office:value="0.85521133347720002" table:style-name="ce2">
            <text:p>0.855211333</text:p>
          </table:table-cell>
          <table:table-cell office:value-type="float" office:value="0.85400496221589905" table:style-name="ce2">
            <text:p>0.854004962</text:p>
          </table:table-cell>
          <table:table-cell office:value-type="float" office:value="15307" table:style-name="ce2">
            <text:p>15307</text:p>
          </table:table-cell>
          <table:table-cell table:style-name="ce1"/>
          <table:table-cell office:value-type="float" office:value="0.85521133347720002" table:formula="of:=ABS([.D66])" table:style-name="ce1">
            <text:p>0.855211333</text:p>
          </table:table-cell>
          <table:table-cell office:value-type="float" office:value="0.85400496221589905" table:formula="of:=ABS([.E66])" table:style-name="ce1">
            <text:p>0.854004962</text:p>
          </table:table-cell>
          <table:table-cell office:value-type="float" office:value="0.75" table:formula="of:=[.B66]*[.C66]" table:style-name="ce1">
            <text:p>0.75</text:p>
          </table:table-cell>
          <table:table-cell table:number-columns-repeated="2" table:style-name="ce1"/>
          <table:table-cell office:value-type="float" office:value="0" table:formula="of:=[.L66]/[.C66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75" table:style-name="ce2">
            <text:p>0.75</text:p>
          </table:table-cell>
          <table:table-cell office:value-type="float" office:value="0.85521133347718603" table:style-name="ce2">
            <text:p>0.855211333</text:p>
          </table:table-cell>
          <table:table-cell office:value-type="float" office:value="0.83518712874687495" table:style-name="ce2">
            <text:p>0.835187129</text:p>
          </table:table-cell>
          <table:table-cell office:value-type="float" office:value="15307" table:style-name="ce2">
            <text:p>15307</text:p>
          </table:table-cell>
          <table:table-cell table:style-name="ce1"/>
          <table:table-cell office:value-type="float" office:value="0.85521133347718603" table:formula="of:=ABS([.D67])" table:style-name="ce1">
            <text:p>0.855211333</text:p>
          </table:table-cell>
          <table:table-cell office:value-type="float" office:value="0.83518712874687495" table:formula="of:=ABS([.E67])" table:style-name="ce1">
            <text:p>0.835187129</text:p>
          </table:table-cell>
          <table:table-cell office:value-type="float" office:value="0.75" table:formula="of:=[.B67]*[.C67]" table:style-name="ce1">
            <text:p>0.75</text:p>
          </table:table-cell>
          <table:table-cell table:number-columns-repeated="2" table:style-name="ce1"/>
          <table:table-cell office:value-type="float" office:value="0" table:formula="of:=[.L67]/[.C67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75" table:style-name="ce2">
            <text:p>0.75</text:p>
          </table:table-cell>
          <table:table-cell office:value-type="float" office:value="0.87266462599713202" table:style-name="ce2">
            <text:p>0.872664626</text:p>
          </table:table-cell>
          <table:table-cell office:value-type="float" office:value="0.86933775493657695" table:style-name="ce2">
            <text:p>0.869337755</text:p>
          </table:table-cell>
          <table:table-cell office:value-type="float" office:value="15307" table:style-name="ce2">
            <text:p>15307</text:p>
          </table:table-cell>
          <table:table-cell table:style-name="ce1"/>
          <table:table-cell office:value-type="float" office:value="0.87266462599713202" table:formula="of:=ABS([.D68])" table:style-name="ce1">
            <text:p>0.872664626</text:p>
          </table:table-cell>
          <table:table-cell office:value-type="float" office:value="0.86933775493657695" table:formula="of:=ABS([.E68])" table:style-name="ce1">
            <text:p>0.869337755</text:p>
          </table:table-cell>
          <table:table-cell office:value-type="float" office:value="0.75" table:formula="of:=[.B68]*[.C68]" table:style-name="ce1">
            <text:p>0.75</text:p>
          </table:table-cell>
          <table:table-cell table:number-columns-repeated="2" table:style-name="ce1"/>
          <table:table-cell office:value-type="float" office:value="0" table:formula="of:=[.L68]/[.C68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0.75" table:style-name="ce2">
            <text:p>0.75</text:p>
          </table:table-cell>
          <table:table-cell office:value-type="float" office:value="0.78539816339743096" table:style-name="ce2">
            <text:p>0.785398163</text:p>
          </table:table-cell>
          <table:table-cell office:value-type="float" office:value="0.78219572336960397" table:style-name="ce2">
            <text:p>0.782195723</text:p>
          </table:table-cell>
          <table:table-cell office:value-type="float" office:value="15307" table:style-name="ce2">
            <text:p>15307</text:p>
          </table:table-cell>
          <table:table-cell table:style-name="ce1"/>
          <table:table-cell office:value-type="float" office:value="0.78539816339743096" table:formula="of:=ABS([.D69])" table:style-name="ce1">
            <text:p>0.785398163</text:p>
          </table:table-cell>
          <table:table-cell office:value-type="float" office:value="0.78219572336960397" table:formula="of:=ABS([.E69])" table:style-name="ce1">
            <text:p>0.782195723</text:p>
          </table:table-cell>
          <table:table-cell office:value-type="float" office:value="0.75" table:formula="of:=[.B69]*[.C69]" table:style-name="ce1">
            <text:p>0.75</text:p>
          </table:table-cell>
          <table:table-cell table:number-columns-repeated="2" table:style-name="ce1"/>
          <table:table-cell office:value-type="float" office:value="0" table:formula="of:=[.L69]/[.C69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75" table:style-name="ce2">
            <text:p>0.75</text:p>
          </table:table-cell>
          <table:table-cell office:value-type="float" office:value="0.76794487087748597" table:style-name="ce2">
            <text:p>0.767944871</text:p>
          </table:table-cell>
          <table:table-cell office:value-type="float" office:value="0.75819319059143797" table:style-name="ce2">
            <text:p>0.758193191</text:p>
          </table:table-cell>
          <table:table-cell office:value-type="float" office:value="15307" table:style-name="ce2">
            <text:p>15307</text:p>
          </table:table-cell>
          <table:table-cell table:style-name="ce1"/>
          <table:table-cell office:value-type="float" office:value="0.76794487087748597" table:formula="of:=ABS([.D70])" table:style-name="ce1">
            <text:p>0.767944871</text:p>
          </table:table-cell>
          <table:table-cell office:value-type="float" office:value="0.75819319059143797" table:formula="of:=ABS([.E70])" table:style-name="ce1">
            <text:p>0.758193191</text:p>
          </table:table-cell>
          <table:table-cell office:value-type="float" office:value="0.75" table:formula="of:=[.B70]*[.C70]" table:style-name="ce1">
            <text:p>0.75</text:p>
          </table:table-cell>
          <table:table-cell table:number-columns-repeated="2" table:style-name="ce1"/>
          <table:table-cell office:value-type="float" office:value="0" table:formula="of:=[.L70]/[.C70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0.75" table:style-name="ce2">
            <text:p>0.75</text:p>
          </table:table-cell>
          <table:table-cell office:value-type="float" office:value="0.83775804095725503" table:style-name="ce2">
            <text:p>0.837758041</text:p>
          </table:table-cell>
          <table:table-cell office:value-type="float" office:value="0.84985499413825505" table:style-name="ce2">
            <text:p>0.849854994</text:p>
          </table:table-cell>
          <table:table-cell office:value-type="float" office:value="15307" table:style-name="ce2">
            <text:p>15307</text:p>
          </table:table-cell>
          <table:table-cell table:style-name="ce1"/>
          <table:table-cell office:value-type="float" office:value="0.83775804095725503" table:formula="of:=ABS([.D71])" table:style-name="ce1">
            <text:p>0.837758041</text:p>
          </table:table-cell>
          <table:table-cell office:value-type="float" office:value="0.84985499413825505" table:formula="of:=ABS([.E71])" table:style-name="ce1">
            <text:p>0.849854994</text:p>
          </table:table-cell>
          <table:table-cell office:value-type="float" office:value="0.75" table:formula="of:=[.B71]*[.C71]" table:style-name="ce1">
            <text:p>0.75</text:p>
          </table:table-cell>
          <table:table-cell table:number-columns-repeated="2" table:style-name="ce1"/>
          <table:table-cell office:value-type="float" office:value="0" table:formula="of:=[.L71]/[.C71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0.75" table:style-name="ce2">
            <text:p>0.75</text:p>
          </table:table-cell>
          <table:table-cell office:value-type="float" office:value="0.83775804095724005" table:style-name="ce2">
            <text:p>0.837758041</text:p>
          </table:table-cell>
          <table:table-cell office:value-type="float" office:value="0.84637385142532495" table:style-name="ce2">
            <text:p>0.846373851</text:p>
          </table:table-cell>
          <table:table-cell office:value-type="float" office:value="15307" table:style-name="ce2">
            <text:p>15307</text:p>
          </table:table-cell>
          <table:table-cell table:style-name="ce1"/>
          <table:table-cell office:value-type="float" office:value="0.83775804095724005" table:formula="of:=ABS([.D72])" table:style-name="ce1">
            <text:p>0.837758041</text:p>
          </table:table-cell>
          <table:table-cell office:value-type="float" office:value="0.84637385142532495" table:formula="of:=ABS([.E72])" table:style-name="ce1">
            <text:p>0.846373851</text:p>
          </table:table-cell>
          <table:table-cell office:value-type="float" office:value="0.75" table:formula="of:=[.B72]*[.C72]" table:style-name="ce1">
            <text:p>0.75</text:p>
          </table:table-cell>
          <table:table-cell table:number-columns-repeated="2" table:style-name="ce1"/>
          <table:table-cell office:value-type="float" office:value="0" table:formula="of:=[.L72]/[.C7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75" table:style-name="ce1">
            <text:p>0.75</text:p>
          </table:table-cell>
          <table:table-cell office:value-type="float" office:value="1.6057029118347499" table:style-name="ce1">
            <text:p>1.605702912</text:p>
          </table:table-cell>
          <table:table-cell office:value-type="float" office:value="1.6387677243281" table:style-name="ce1">
            <text:p>1.638767724</text:p>
          </table:table-cell>
          <table:table-cell office:value-type="float" office:value="15307" table:style-name="ce1">
            <text:p>15307</text:p>
          </table:table-cell>
          <table:table-cell table:style-name="ce1"/>
          <table:table-cell office:value-type="float" office:value="1.6057029118347499" table:formula="of:=ABS([.D73])" table:style-name="ce1">
            <text:p>1.605702912</text:p>
          </table:table-cell>
          <table:table-cell office:value-type="float" office:value="1.6387677243281" table:formula="of:=ABS([.E73])" table:style-name="ce1">
            <text:p>1.638767724</text:p>
          </table:table-cell>
          <table:table-cell office:value-type="float" office:value="1.5" table:formula="of:=[.B73]*[.C73]" table:style-name="ce1">
            <text:p>1.5</text:p>
          </table:table-cell>
          <table:table-cell office:value-type="float" office:value="1.720894642466384" table:formula="of:=AVERAGE([.H73:.H82])" table:style-name="ce1">
            <text:p>1.720894642</text:p>
          </table:table-cell>
          <table:table-cell office:value-type="float" office:value="1.7046353205446372" table:formula="of:=AVERAGE([.I73:.I82])" table:style-name="ce1">
            <text:p>1.704635321</text:p>
          </table:table-cell>
          <table:table-cell office:value-type="float" office:value="2.2728470940595162" table:formula="of:=[.L73]/[.C73]" table:style-name="ce1">
            <text:p>2.272847094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5" table:style-name="ce1">
            <text:p>0.75</text:p>
          </table:table-cell>
          <table:table-cell office:value-type="float" office:value="1.6231562043547001" table:style-name="ce1">
            <text:p>1.623156204</text:p>
          </table:table-cell>
          <table:table-cell office:value-type="float" office:value="1.6162370093098499" table:style-name="ce1">
            <text:p>1.616237009</text:p>
          </table:table-cell>
          <table:table-cell office:value-type="float" office:value="15307" table:style-name="ce1">
            <text:p>15307</text:p>
          </table:table-cell>
          <table:table-cell table:style-name="ce1"/>
          <table:table-cell office:value-type="float" office:value="1.6231562043547001" table:formula="of:=ABS([.D74])" table:style-name="ce1">
            <text:p>1.623156204</text:p>
          </table:table-cell>
          <table:table-cell office:value-type="float" office:value="1.6162370093098499" table:formula="of:=ABS([.E74])" table:style-name="ce1">
            <text:p>1.616237009</text:p>
          </table:table-cell>
          <table:table-cell office:value-type="float" office:value="1.5" table:formula="of:=[.B74]*[.C74]" table:style-name="ce1">
            <text:p>1.5</text:p>
          </table:table-cell>
          <table:table-cell office:value-type="float" office:value="1.720894642466384" table:formula="of:=AVERAGE([.H73:.H82])" table:style-name="ce1">
            <text:p>1.720894642</text:p>
          </table:table-cell>
          <table:table-cell office:value-type="float" office:value="1.7046353205446372" table:formula="of:=AVERAGE([.I73:.I82])" table:style-name="ce1">
            <text:p>1.704635321</text:p>
          </table:table-cell>
          <table:table-cell office:value-type="float" office:value="2.2728470940595162" table:formula="of:=[.L74]/[.C74]" table:style-name="ce1">
            <text:p>2.272847094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.75" table:style-name="ce1">
            <text:p>0.75</text:p>
          </table:table-cell>
          <table:table-cell office:value-type="float" office:value="1.67551608191454" table:style-name="ce1">
            <text:p>1.675516082</text:p>
          </table:table-cell>
          <table:table-cell office:value-type="float" office:value="1.6747115064267699" table:style-name="ce1">
            <text:p>1.674711506</text:p>
          </table:table-cell>
          <table:table-cell office:value-type="float" office:value="15307" table:style-name="ce1">
            <text:p>15307</text:p>
          </table:table-cell>
          <table:table-cell table:style-name="ce1"/>
          <table:table-cell office:value-type="float" office:value="1.67551608191454" table:formula="of:=ABS([.D75])" table:style-name="ce1">
            <text:p>1.675516082</text:p>
          </table:table-cell>
          <table:table-cell office:value-type="float" office:value="1.6747115064267699" table:formula="of:=ABS([.E75])" table:style-name="ce1">
            <text:p>1.674711506</text:p>
          </table:table-cell>
          <table:table-cell office:value-type="float" office:value="1.5" table:formula="of:=[.B75]*[.C75]" table:style-name="ce1">
            <text:p>1.5</text:p>
          </table:table-cell>
          <table:table-cell table:number-columns-repeated="2" table:style-name="ce1"/>
          <table:table-cell office:value-type="float" office:value="0" table:formula="of:=[.L75]/[.C7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.75" table:style-name="ce1">
            <text:p>0.75</text:p>
          </table:table-cell>
          <table:table-cell office:value-type="float" office:value="1.6231562043547001" table:style-name="ce1">
            <text:p>1.623156204</text:p>
          </table:table-cell>
          <table:table-cell office:value-type="float" office:value="1.61557820468142" table:style-name="ce1">
            <text:p>1.615578205</text:p>
          </table:table-cell>
          <table:table-cell office:value-type="float" office:value="15307" table:style-name="ce1">
            <text:p>15307</text:p>
          </table:table-cell>
          <table:table-cell table:style-name="ce1"/>
          <table:table-cell office:value-type="float" office:value="1.6231562043547001" table:formula="of:=ABS([.D76])" table:style-name="ce1">
            <text:p>1.623156204</text:p>
          </table:table-cell>
          <table:table-cell office:value-type="float" office:value="1.61557820468142" table:formula="of:=ABS([.E76])" table:style-name="ce1">
            <text:p>1.615578205</text:p>
          </table:table-cell>
          <table:table-cell office:value-type="float" office:value="1.5" table:formula="of:=[.B76]*[.C76]" table:style-name="ce1">
            <text:p>1.5</text:p>
          </table:table-cell>
          <table:table-cell table:number-columns-repeated="2" table:style-name="ce1"/>
          <table:table-cell office:value-type="float" office:value="0" table:formula="of:=[.L76]/[.C76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.75" table:style-name="ce1">
            <text:p>0.75</text:p>
          </table:table-cell>
          <table:table-cell office:value-type="float" office:value="1.79768912955414" table:style-name="ce1">
            <text:p>1.79768913</text:p>
          </table:table-cell>
          <table:table-cell office:value-type="float" office:value="1.80822323190917" table:style-name="ce1">
            <text:p>1.808223232</text:p>
          </table:table-cell>
          <table:table-cell office:value-type="float" office:value="15307" table:style-name="ce1">
            <text:p>15307</text:p>
          </table:table-cell>
          <table:table-cell table:style-name="ce1"/>
          <table:table-cell office:value-type="float" office:value="1.79768912955414" table:formula="of:=ABS([.D77])" table:style-name="ce1">
            <text:p>1.79768913</text:p>
          </table:table-cell>
          <table:table-cell office:value-type="float" office:value="1.80822323190917" table:formula="of:=ABS([.E77])" table:style-name="ce1">
            <text:p>1.808223232</text:p>
          </table:table-cell>
          <table:table-cell office:value-type="float" office:value="1.5" table:formula="of:=[.B77]*[.C77]" table:style-name="ce1">
            <text:p>1.5</text:p>
          </table:table-cell>
          <table:table-cell table:number-columns-repeated="2" table:style-name="ce1"/>
          <table:table-cell office:value-type="float" office:value="0" table:formula="of:=[.L77]/[.C77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.75" table:style-name="ce1">
            <text:p>0.75</text:p>
          </table:table-cell>
          <table:table-cell office:value-type="float" office:value="1.8500490071139699" table:style-name="ce1">
            <text:p>1.850049007</text:p>
          </table:table-cell>
          <table:table-cell office:value-type="float" office:value="0.24561728906790301" table:style-name="ce1">
            <text:p>0.245617289</text:p>
          </table:table-cell>
          <table:table-cell office:value-type="float" office:value="15307" table:style-name="ce1">
            <text:p>15307</text:p>
          </table:table-cell>
          <table:table-cell table:style-name="ce1"/>
          <table:table-cell office:value-type="float" office:value="1.8500490071139699" table:formula="of:=ABS([.D78])" table:style-name="ce1">
            <text:p>1.850049007</text:p>
          </table:table-cell>
          <table:table-cell office:value-type="float" office:value="0.24561728906790301" table:formula="of:=ABS([.E78])" table:style-name="ce1">
            <text:p>0.245617289</text:p>
          </table:table-cell>
          <table:table-cell office:value-type="float" office:value="1.5" table:formula="of:=[.B78]*[.C78]" table:style-name="ce1">
            <text:p>1.5</text:p>
          </table:table-cell>
          <table:table-cell table:number-columns-repeated="2" table:style-name="ce1"/>
          <table:table-cell office:value-type="float" office:value="0" table:formula="of:=[.L78]/[.C78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.75" table:style-name="ce1">
            <text:p>0.75</text:p>
          </table:table-cell>
          <table:table-cell office:value-type="float" office:value="1.67551608191454" table:style-name="ce1">
            <text:p>1.675516082</text:p>
          </table:table-cell>
          <table:table-cell office:value-type="float" office:value="-3.0203722497131298" table:style-name="ce1">
            <text:p>-3.02037225</text:p>
          </table:table-cell>
          <table:table-cell office:value-type="float" office:value="15307" table:style-name="ce1">
            <text:p>15307</text:p>
          </table:table-cell>
          <table:table-cell table:style-name="ce1"/>
          <table:table-cell office:value-type="float" office:value="1.67551608191454" table:formula="of:=ABS([.D79])" table:style-name="ce1">
            <text:p>1.675516082</text:p>
          </table:table-cell>
          <table:table-cell office:value-type="float" office:value="3.0203722497131298" table:formula="of:=ABS([.E79])" table:style-name="ce1">
            <text:p>3.02037225</text:p>
          </table:table-cell>
          <table:table-cell office:value-type="float" office:value="1.5" table:formula="of:=[.B79]*[.C79]" table:style-name="ce1">
            <text:p>1.5</text:p>
          </table:table-cell>
          <table:table-cell table:number-columns-repeated="2" table:style-name="ce1"/>
          <table:table-cell office:value-type="float" office:value="0" table:formula="of:=[.L79]/[.C79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.75" table:style-name="ce1">
            <text:p>0.75</text:p>
          </table:table-cell>
          <table:table-cell office:value-type="float" office:value="1.79768912955413" table:style-name="ce1">
            <text:p>1.79768913</text:p>
          </table:table-cell>
          <table:table-cell office:value-type="float" office:value="1.8292648437196" table:style-name="ce1">
            <text:p>1.829264844</text:p>
          </table:table-cell>
          <table:table-cell office:value-type="float" office:value="15307" table:style-name="ce1">
            <text:p>15307</text:p>
          </table:table-cell>
          <table:table-cell table:style-name="ce1"/>
          <table:table-cell office:value-type="float" office:value="1.79768912955413" table:formula="of:=ABS([.D80])" table:style-name="ce1">
            <text:p>1.79768913</text:p>
          </table:table-cell>
          <table:table-cell office:value-type="float" office:value="1.8292648437196" table:formula="of:=ABS([.E80])" table:style-name="ce1">
            <text:p>1.829264844</text:p>
          </table:table-cell>
          <table:table-cell office:value-type="float" office:value="1.5" table:formula="of:=[.B80]*[.C80]" table:style-name="ce1">
            <text:p>1.5</text:p>
          </table:table-cell>
          <table:table-cell table:number-columns-repeated="2" table:style-name="ce1"/>
          <table:table-cell office:value-type="float" office:value="0" table:formula="of:=[.L80]/[.C80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75" table:style-name="ce1">
            <text:p>0.75</text:p>
          </table:table-cell>
          <table:table-cell office:value-type="float" office:value="1.76278254451424" table:style-name="ce1">
            <text:p>1.762782545</text:p>
          </table:table-cell>
          <table:table-cell office:value-type="float" office:value="1.7725732263543299" table:style-name="ce1">
            <text:p>1.772573226</text:p>
          </table:table-cell>
          <table:table-cell office:value-type="float" office:value="15279" table:style-name="ce1">
            <text:p>15279</text:p>
          </table:table-cell>
          <table:table-cell table:style-name="ce1"/>
          <table:table-cell office:value-type="float" office:value="1.76278254451424" table:formula="of:=ABS([.D81])" table:style-name="ce1">
            <text:p>1.762782545</text:p>
          </table:table-cell>
          <table:table-cell office:value-type="float" office:value="1.7725732263543299" table:formula="of:=ABS([.E81])" table:style-name="ce1">
            <text:p>1.772573226</text:p>
          </table:table-cell>
          <table:table-cell office:value-type="float" office:value="1.5" table:formula="of:=[.B81]*[.C81]" table:style-name="ce1">
            <text:p>1.5</text:p>
          </table:table-cell>
          <table:table-cell table:number-columns-repeated="2" table:style-name="ce1"/>
          <table:table-cell office:value-type="float" office:value="0" table:formula="of:=[.L81]/[.C81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.75" table:style-name="ce1">
            <text:p>0.75</text:p>
          </table:table-cell>
          <table:table-cell office:value-type="float" office:value="1.79768912955413" table:style-name="ce1">
            <text:p>1.79768913</text:p>
          </table:table-cell>
          <table:table-cell office:value-type="float" office:value="1.8250079199361" table:style-name="ce1">
            <text:p>1.82500792</text:p>
          </table:table-cell>
          <table:table-cell office:value-type="float" office:value="15279" table:style-name="ce1">
            <text:p>15279</text:p>
          </table:table-cell>
          <table:table-cell table:style-name="ce1"/>
          <table:table-cell office:value-type="float" office:value="1.79768912955413" table:formula="of:=ABS([.D82])" table:style-name="ce1">
            <text:p>1.79768913</text:p>
          </table:table-cell>
          <table:table-cell office:value-type="float" office:value="1.8250079199361" table:formula="of:=ABS([.E82])" table:style-name="ce1">
            <text:p>1.82500792</text:p>
          </table:table-cell>
          <table:table-cell office:value-type="float" office:value="1.5" table:formula="of:=[.B82]*[.C82]" table:style-name="ce1">
            <text:p>1.5</text:p>
          </table:table-cell>
          <table:table-cell table:number-columns-repeated="2" table:style-name="ce1"/>
          <table:table-cell office:value-type="float" office:value="0" table:formula="of:=[.L82]/[.C8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.75" table:style-name="ce2">
            <text:p>0.75</text:p>
          </table:table-cell>
          <table:table-cell office:value-type="float" office:value="2.0769418098732899" table:style-name="ce2">
            <text:p>2.07694181</text:p>
          </table:table-cell>
          <table:table-cell office:value-type="float" office:value="2.1014622409350099" table:style-name="ce2">
            <text:p>2.101462241</text:p>
          </table:table-cell>
          <table:table-cell office:value-type="float" office:value="15279" table:style-name="ce2">
            <text:p>15279</text:p>
          </table:table-cell>
          <table:table-cell table:style-name="ce1"/>
          <table:table-cell office:value-type="float" office:value="2.0769418098732899" table:formula="of:=ABS([.D83])" table:style-name="ce1">
            <text:p>2.07694181</text:p>
          </table:table-cell>
          <table:table-cell office:value-type="float" office:value="2.1014622409350099" table:formula="of:=ABS([.E83])" table:style-name="ce1">
            <text:p>2.101462241</text:p>
          </table:table-cell>
          <table:table-cell office:value-type="float" office:value="2.25" table:formula="of:=[.B83]*[.C83]" table:style-name="ce1">
            <text:p>2.25</text:p>
          </table:table-cell>
          <table:table-cell office:value-type="float" office:value="2.1851522234969201" table:formula="of:=AVERAGE([.H83:.H92])" table:style-name="ce1">
            <text:p>2.185152223</text:p>
          </table:table-cell>
          <table:table-cell office:value-type="float" office:value="2.2865841134569718" table:formula="of:=AVERAGE([.I83:.I92])" table:style-name="ce1">
            <text:p>2.286584113</text:p>
          </table:table-cell>
          <table:table-cell office:value-type="float" office:value="3.0487788179426292" table:formula="of:=[.L83]/[.C83]" table:style-name="ce1">
            <text:p>3.048778818</text:p>
          </table:table-cell>
          <table:table-cell table:number-columns-repeated="1637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0.75" table:style-name="ce2">
            <text:p>0.75</text:p>
          </table:table-cell>
          <table:table-cell office:value-type="float" office:value="2.23402144255274" table:style-name="ce2">
            <text:p>2.234021443</text:p>
          </table:table-cell>
          <table:table-cell office:value-type="float" office:value="2.3434095327304001" table:style-name="ce2">
            <text:p>2.343409533</text:p>
          </table:table-cell>
          <table:table-cell office:value-type="float" office:value="15279" table:style-name="ce2">
            <text:p>15279</text:p>
          </table:table-cell>
          <table:table-cell table:style-name="ce1"/>
          <table:table-cell office:value-type="float" office:value="2.23402144255274" table:formula="of:=ABS([.D84])" table:style-name="ce1">
            <text:p>2.234021443</text:p>
          </table:table-cell>
          <table:table-cell office:value-type="float" office:value="2.3434095327304001" table:formula="of:=ABS([.E84])" table:style-name="ce1">
            <text:p>2.343409533</text:p>
          </table:table-cell>
          <table:table-cell office:value-type="float" office:value="2.25" table:formula="of:=[.B84]*[.C84]" table:style-name="ce1">
            <text:p>2.25</text:p>
          </table:table-cell>
          <table:table-cell office:value-type="float" office:value="2.1851522234969201" table:formula="of:=AVERAGE([.H83:.H92])" table:style-name="ce1">
            <text:p>2.185152223</text:p>
          </table:table-cell>
          <table:table-cell office:value-type="float" office:value="2.2865841134569718" table:formula="of:=AVERAGE([.I83:.I92])" table:style-name="ce1">
            <text:p>2.286584113</text:p>
          </table:table-cell>
          <table:table-cell office:value-type="float" office:value="3.0487788179426292" table:formula="of:=[.L84]/[.C84]" table:style-name="ce1">
            <text:p>3.048778818</text:p>
          </table:table-cell>
          <table:table-cell table:number-columns-repeated="1637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0.75" table:style-name="ce2">
            <text:p>0.75</text:p>
          </table:table-cell>
          <table:table-cell office:value-type="float" office:value="2.0769418098732602" table:style-name="ce2">
            <text:p>2.07694181</text:p>
          </table:table-cell>
          <table:table-cell office:value-type="float" office:value="2.1866322455875999" table:style-name="ce2">
            <text:p>2.186632246</text:p>
          </table:table-cell>
          <table:table-cell office:value-type="float" office:value="15279" table:style-name="ce2">
            <text:p>15279</text:p>
          </table:table-cell>
          <table:table-cell table:style-name="ce1"/>
          <table:table-cell office:value-type="float" office:value="2.0769418098732602" table:formula="of:=ABS([.D85])" table:style-name="ce1">
            <text:p>2.07694181</text:p>
          </table:table-cell>
          <table:table-cell office:value-type="float" office:value="2.1866322455875999" table:formula="of:=ABS([.E85])" table:style-name="ce1">
            <text:p>2.186632246</text:p>
          </table:table-cell>
          <table:table-cell office:value-type="float" office:value="2.25" table:formula="of:=[.B85]*[.C85]" table:style-name="ce1">
            <text:p>2.25</text:p>
          </table:table-cell>
          <table:table-cell table:number-columns-repeated="2" table:style-name="ce1"/>
          <table:table-cell office:value-type="float" office:value="0" table:formula="of:=[.L85]/[.C8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0.75" table:style-name="ce2">
            <text:p>0.75</text:p>
          </table:table-cell>
          <table:table-cell office:value-type="float" office:value="2.0594885173533202" table:style-name="ce2">
            <text:p>2.059488517</text:p>
          </table:table-cell>
          <table:table-cell office:value-type="float" office:value="2.1728822667790899" table:style-name="ce2">
            <text:p>2.172882267</text:p>
          </table:table-cell>
          <table:table-cell office:value-type="float" office:value="15279" table:style-name="ce2">
            <text:p>15279</text:p>
          </table:table-cell>
          <table:table-cell table:style-name="ce1"/>
          <table:table-cell office:value-type="float" office:value="2.0594885173533202" table:formula="of:=ABS([.D86])" table:style-name="ce1">
            <text:p>2.059488517</text:p>
          </table:table-cell>
          <table:table-cell office:value-type="float" office:value="2.1728822667790899" table:formula="of:=ABS([.E86])" table:style-name="ce1">
            <text:p>2.172882267</text:p>
          </table:table-cell>
          <table:table-cell office:value-type="float" office:value="2.25" table:formula="of:=[.B86]*[.C86]" table:style-name="ce1">
            <text:p>2.25</text:p>
          </table:table-cell>
          <table:table-cell table:number-columns-repeated="2" table:style-name="ce1"/>
          <table:table-cell office:value-type="float" office:value="0" table:formula="of:=[.L86]/[.C86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.75" table:style-name="ce2">
            <text:p>0.75</text:p>
          </table:table-cell>
          <table:table-cell office:value-type="float" office:value="2.28638132011258" table:style-name="ce2">
            <text:p>2.28638132</text:p>
          </table:table-cell>
          <table:table-cell office:value-type="float" office:value="2.39283096199261" table:style-name="ce2">
            <text:p>2.392830962</text:p>
          </table:table-cell>
          <table:table-cell office:value-type="float" office:value="15279" table:style-name="ce2">
            <text:p>15279</text:p>
          </table:table-cell>
          <table:table-cell table:style-name="ce1"/>
          <table:table-cell office:value-type="float" office:value="2.28638132011258" table:formula="of:=ABS([.D87])" table:style-name="ce1">
            <text:p>2.28638132</text:p>
          </table:table-cell>
          <table:table-cell office:value-type="float" office:value="2.39283096199261" table:formula="of:=ABS([.E87])" table:style-name="ce1">
            <text:p>2.392830962</text:p>
          </table:table-cell>
          <table:table-cell office:value-type="float" office:value="2.25" table:formula="of:=[.B87]*[.C87]" table:style-name="ce1">
            <text:p>2.25</text:p>
          </table:table-cell>
          <table:table-cell table:number-columns-repeated="2" table:style-name="ce1"/>
          <table:table-cell office:value-type="float" office:value="0" table:formula="of:=[.L87]/[.C87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75" table:style-name="ce2">
            <text:p>0.75</text:p>
          </table:table-cell>
          <table:table-cell office:value-type="float" office:value="2.3561944901923702" table:style-name="ce2">
            <text:p>2.35619449</text:p>
          </table:table-cell>
          <table:table-cell office:value-type="float" office:value="2.4550609521898701" table:style-name="ce2">
            <text:p>2.455060952</text:p>
          </table:table-cell>
          <table:table-cell office:value-type="float" office:value="15279" table:style-name="ce2">
            <text:p>15279</text:p>
          </table:table-cell>
          <table:table-cell table:style-name="ce1"/>
          <table:table-cell office:value-type="float" office:value="2.3561944901923702" table:formula="of:=ABS([.D88])" table:style-name="ce1">
            <text:p>2.35619449</text:p>
          </table:table-cell>
          <table:table-cell office:value-type="float" office:value="2.4550609521898701" table:formula="of:=ABS([.E88])" table:style-name="ce1">
            <text:p>2.455060952</text:p>
          </table:table-cell>
          <table:table-cell office:value-type="float" office:value="2.25" table:formula="of:=[.B88]*[.C88]" table:style-name="ce1">
            <text:p>2.25</text:p>
          </table:table-cell>
          <table:table-cell table:number-columns-repeated="2" table:style-name="ce1"/>
          <table:table-cell office:value-type="float" office:value="0" table:formula="of:=[.L88]/[.C88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0.75" table:style-name="ce2">
            <text:p>0.75</text:p>
          </table:table-cell>
          <table:table-cell office:value-type="float" office:value="2.04203522483337" table:style-name="ce2">
            <text:p>2.042035225</text:p>
          </table:table-cell>
          <table:table-cell office:value-type="float" office:value="2.1764217094473901" table:style-name="ce2">
            <text:p>2.176421709</text:p>
          </table:table-cell>
          <table:table-cell office:value-type="float" office:value="15279" table:style-name="ce2">
            <text:p>15279</text:p>
          </table:table-cell>
          <table:table-cell table:style-name="ce1"/>
          <table:table-cell office:value-type="float" office:value="2.04203522483337" table:formula="of:=ABS([.D89])" table:style-name="ce1">
            <text:p>2.042035225</text:p>
          </table:table-cell>
          <table:table-cell office:value-type="float" office:value="2.1764217094473901" table:formula="of:=ABS([.E89])" table:style-name="ce1">
            <text:p>2.176421709</text:p>
          </table:table-cell>
          <table:table-cell office:value-type="float" office:value="2.25" table:formula="of:=[.B89]*[.C89]" table:style-name="ce1">
            <text:p>2.25</text:p>
          </table:table-cell>
          <table:table-cell table:number-columns-repeated="2" table:style-name="ce1"/>
          <table:table-cell office:value-type="float" office:value="0" table:formula="of:=[.L89]/[.C89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float" office:value="0.75" table:style-name="ce2">
            <text:p>0.75</text:p>
          </table:table-cell>
          <table:table-cell office:value-type="float" office:value="2.0594885173533402" table:style-name="ce2">
            <text:p>2.059488517</text:p>
          </table:table-cell>
          <table:table-cell office:value-type="float" office:value="2.18606398835015" table:style-name="ce2">
            <text:p>2.186063988</text:p>
          </table:table-cell>
          <table:table-cell office:value-type="float" office:value="15279" table:style-name="ce2">
            <text:p>15279</text:p>
          </table:table-cell>
          <table:table-cell table:style-name="ce1"/>
          <table:table-cell office:value-type="float" office:value="2.0594885173533402" table:formula="of:=ABS([.D90])" table:style-name="ce1">
            <text:p>2.059488517</text:p>
          </table:table-cell>
          <table:table-cell office:value-type="float" office:value="2.18606398835015" table:formula="of:=ABS([.E90])" table:style-name="ce1">
            <text:p>2.186063988</text:p>
          </table:table-cell>
          <table:table-cell office:value-type="float" office:value="2.25" table:formula="of:=[.B90]*[.C90]" table:style-name="ce1">
            <text:p>2.25</text:p>
          </table:table-cell>
          <table:table-cell table:number-columns-repeated="2" table:style-name="ce1"/>
          <table:table-cell office:value-type="float" office:value="0" table:formula="of:=[.L90]/[.C90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float" office:value="0.75" table:style-name="ce2">
            <text:p>0.75</text:p>
          </table:table-cell>
          <table:table-cell office:value-type="float" office:value="2.30383461263256" table:style-name="ce2">
            <text:p>2.303834613</text:p>
          </table:table-cell>
          <table:table-cell office:value-type="float" office:value="2.4097666022775002" table:style-name="ce2">
            <text:p>2.409766602</text:p>
          </table:table-cell>
          <table:table-cell office:value-type="float" office:value="15279" table:style-name="ce2">
            <text:p>15279</text:p>
          </table:table-cell>
          <table:table-cell table:style-name="ce1"/>
          <table:table-cell office:value-type="float" office:value="2.30383461263256" table:formula="of:=ABS([.D91])" table:style-name="ce1">
            <text:p>2.303834613</text:p>
          </table:table-cell>
          <table:table-cell office:value-type="float" office:value="2.4097666022775002" table:formula="of:=ABS([.E91])" table:style-name="ce1">
            <text:p>2.409766602</text:p>
          </table:table-cell>
          <table:table-cell office:value-type="float" office:value="2.25" table:formula="of:=[.B91]*[.C91]" table:style-name="ce1">
            <text:p>2.25</text:p>
          </table:table-cell>
          <table:table-cell table:number-columns-repeated="2" table:style-name="ce1"/>
          <table:table-cell office:value-type="float" office:value="0" table:formula="of:=[.L91]/[.C91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0.75" table:style-name="ce2">
            <text:p>0.75</text:p>
          </table:table-cell>
          <table:table-cell office:value-type="float" office:value="2.3561944901923702" table:style-name="ce2">
            <text:p>2.35619449</text:p>
          </table:table-cell>
          <table:table-cell office:value-type="float" office:value="2.4413106342801001" table:style-name="ce2">
            <text:p>2.441310634</text:p>
          </table:table-cell>
          <table:table-cell office:value-type="float" office:value="15279" table:style-name="ce2">
            <text:p>15279</text:p>
          </table:table-cell>
          <table:table-cell table:style-name="ce1"/>
          <table:table-cell office:value-type="float" office:value="2.3561944901923702" table:formula="of:=ABS([.D92])" table:style-name="ce1">
            <text:p>2.35619449</text:p>
          </table:table-cell>
          <table:table-cell office:value-type="float" office:value="2.4413106342801001" table:formula="of:=ABS([.E92])" table:style-name="ce1">
            <text:p>2.441310634</text:p>
          </table:table-cell>
          <table:table-cell office:value-type="float" office:value="2.25" table:formula="of:=[.B92]*[.C92]" table:style-name="ce1">
            <text:p>2.25</text:p>
          </table:table-cell>
          <table:table-cell table:number-columns-repeated="2" table:style-name="ce1"/>
          <table:table-cell office:value-type="float" office:value="0" table:formula="of:=[.L92]/[.C9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.5" table:style-name="ce1">
            <text:p>4.5</text:p>
          </table:table-cell>
          <table:table-cell office:value-type="float" office:value="0.75" table:style-name="ce1">
            <text:p>0.75</text:p>
          </table:table-cell>
          <table:table-cell office:value-type="float" office:value="2.3387411976724199" table:style-name="ce1">
            <text:p>2.338741198</text:p>
          </table:table-cell>
          <table:table-cell office:value-type="float" office:value="2.4446255590978301" table:style-name="ce1">
            <text:p>2.444625559</text:p>
          </table:table-cell>
          <table:table-cell office:value-type="float" office:value="15279" table:style-name="ce1">
            <text:p>15279</text:p>
          </table:table-cell>
          <table:table-cell table:style-name="ce1"/>
          <table:table-cell office:value-type="float" office:value="2.3387411976724199" table:formula="of:=ABS([.D93])" table:style-name="ce1">
            <text:p>2.338741198</text:p>
          </table:table-cell>
          <table:table-cell office:value-type="float" office:value="2.4446255590978301" table:formula="of:=ABS([.E93])" table:style-name="ce1">
            <text:p>2.444625559</text:p>
          </table:table-cell>
          <table:table-cell office:value-type="float" office:value="3.375" table:formula="of:=[.B93]*[.C93]" table:style-name="ce1">
            <text:p>3.375</text:p>
          </table:table-cell>
          <table:table-cell office:value-type="float" office:value="2.2218041377887952" table:formula="of:=AVERAGE([.H93:.H102])" table:style-name="ce1">
            <text:p>2.221804138</text:p>
          </table:table-cell>
          <table:table-cell office:value-type="float" office:value="2.3368206804570582" table:formula="of:=AVERAGE([.I93:.I102])" table:style-name="ce1">
            <text:p>2.33682068</text:p>
          </table:table-cell>
          <table:table-cell office:value-type="float" office:value="3.1157609072760777" table:formula="of:=[.L93]/[.C93]" table:style-name="ce1">
            <text:p>3.115760907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0.75" table:style-name="ce1">
            <text:p>0.75</text:p>
          </table:table-cell>
          <table:table-cell office:value-type="float" office:value="2.3212879051524702" table:style-name="ce1">
            <text:p>2.321287905</text:p>
          </table:table-cell>
          <table:table-cell office:value-type="float" office:value="2.4474493729320699" table:style-name="ce1">
            <text:p>2.447449373</text:p>
          </table:table-cell>
          <table:table-cell office:value-type="float" office:value="15279" table:style-name="ce1">
            <text:p>15279</text:p>
          </table:table-cell>
          <table:table-cell table:style-name="ce1"/>
          <table:table-cell office:value-type="float" office:value="2.3212879051524702" table:formula="of:=ABS([.D94])" table:style-name="ce1">
            <text:p>2.321287905</text:p>
          </table:table-cell>
          <table:table-cell office:value-type="float" office:value="2.4474493729320699" table:formula="of:=ABS([.E94])" table:style-name="ce1">
            <text:p>2.447449373</text:p>
          </table:table-cell>
          <table:table-cell office:value-type="float" office:value="3.375" table:formula="of:=[.B94]*[.C94]" table:style-name="ce1">
            <text:p>3.375</text:p>
          </table:table-cell>
          <table:table-cell office:value-type="float" office:value="2.2218041377887952" table:formula="of:=AVERAGE([.H93:.H102])" table:style-name="ce1">
            <text:p>2.221804138</text:p>
          </table:table-cell>
          <table:table-cell office:value-type="float" office:value="2.3368206804570582" table:formula="of:=AVERAGE([.I93:.I102])" table:style-name="ce1">
            <text:p>2.33682068</text:p>
          </table:table-cell>
          <table:table-cell office:value-type="float" office:value="3.1157609072760777" table:formula="of:=[.L94]/[.C94]" table:style-name="ce1">
            <text:p>3.115760907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5" table:style-name="ce1">
            <text:p>4.5</text:p>
          </table:table-cell>
          <table:table-cell office:value-type="float" office:value="0.75" table:style-name="ce1">
            <text:p>0.75</text:p>
          </table:table-cell>
          <table:table-cell office:value-type="float" office:value="2.28638132011258" table:style-name="ce1">
            <text:p>2.28638132</text:p>
          </table:table-cell>
          <table:table-cell office:value-type="float" office:value="2.3751657620434301" table:style-name="ce1">
            <text:p>2.375165762</text:p>
          </table:table-cell>
          <table:table-cell office:value-type="float" office:value="15279" table:style-name="ce1">
            <text:p>15279</text:p>
          </table:table-cell>
          <table:table-cell table:style-name="ce1"/>
          <table:table-cell office:value-type="float" office:value="2.28638132011258" table:formula="of:=ABS([.D95])" table:style-name="ce1">
            <text:p>2.28638132</text:p>
          </table:table-cell>
          <table:table-cell office:value-type="float" office:value="2.3751657620434301" table:formula="of:=ABS([.E95])" table:style-name="ce1">
            <text:p>2.375165762</text:p>
          </table:table-cell>
          <table:table-cell office:value-type="float" office:value="3.375" table:formula="of:=[.B95]*[.C95]" table:style-name="ce1">
            <text:p>3.375</text:p>
          </table:table-cell>
          <table:table-cell table:number-columns-repeated="2" table:style-name="ce1"/>
          <table:table-cell office:value-type="float" office:value="0" table:formula="of:=[.L95]/[.C9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0.75" table:style-name="ce1">
            <text:p>0.75</text:p>
          </table:table-cell>
          <table:table-cell office:value-type="float" office:value="2.2340214425527698" table:style-name="ce1">
            <text:p>2.234021443</text:p>
          </table:table-cell>
          <table:table-cell office:value-type="float" office:value="2.37299503999711" table:style-name="ce1">
            <text:p>2.37299504</text:p>
          </table:table-cell>
          <table:table-cell office:value-type="float" office:value="15279" table:style-name="ce1">
            <text:p>15279</text:p>
          </table:table-cell>
          <table:table-cell table:style-name="ce1"/>
          <table:table-cell office:value-type="float" office:value="2.2340214425527698" table:formula="of:=ABS([.D96])" table:style-name="ce1">
            <text:p>2.234021443</text:p>
          </table:table-cell>
          <table:table-cell office:value-type="float" office:value="2.37299503999711" table:formula="of:=ABS([.E96])" table:style-name="ce1">
            <text:p>2.37299504</text:p>
          </table:table-cell>
          <table:table-cell office:value-type="float" office:value="3.375" table:formula="of:=[.B96]*[.C96]" table:style-name="ce1">
            <text:p>3.375</text:p>
          </table:table-cell>
          <table:table-cell table:number-columns-repeated="2" table:style-name="ce1"/>
          <table:table-cell office:value-type="float" office:value="0" table:formula="of:=[.L96]/[.C96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.5" table:style-name="ce1">
            <text:p>4.5</text:p>
          </table:table-cell>
          <table:table-cell office:value-type="float" office:value="0.75" table:style-name="ce1">
            <text:p>0.75</text:p>
          </table:table-cell>
          <table:table-cell office:value-type="float" office:value="2.3038346126325302" table:style-name="ce1">
            <text:p>2.303834613</text:p>
          </table:table-cell>
          <table:table-cell office:value-type="float" office:value="2.4522706989684599" table:style-name="ce1">
            <text:p>2.452270699</text:p>
          </table:table-cell>
          <table:table-cell office:value-type="float" office:value="15251" table:style-name="ce1">
            <text:p>15251</text:p>
          </table:table-cell>
          <table:table-cell table:style-name="ce1"/>
          <table:table-cell office:value-type="float" office:value="2.3038346126325302" table:formula="of:=ABS([.D97])" table:style-name="ce1">
            <text:p>2.303834613</text:p>
          </table:table-cell>
          <table:table-cell office:value-type="float" office:value="2.4522706989684599" table:formula="of:=ABS([.E97])" table:style-name="ce1">
            <text:p>2.452270699</text:p>
          </table:table-cell>
          <table:table-cell office:value-type="float" office:value="3.375" table:formula="of:=[.B97]*[.C97]" table:style-name="ce1">
            <text:p>3.375</text:p>
          </table:table-cell>
          <table:table-cell table:number-columns-repeated="2" table:style-name="ce1"/>
          <table:table-cell office:value-type="float" office:value="0" table:formula="of:=[.L97]/[.C97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.5" table:style-name="ce1">
            <text:p>4.5</text:p>
          </table:table-cell>
          <table:table-cell office:value-type="float" office:value="0.75" table:style-name="ce1">
            <text:p>0.75</text:p>
          </table:table-cell>
          <table:table-cell office:value-type="float" office:value="2.0245819323134202" table:style-name="ce1">
            <text:p>2.024581932</text:p>
          </table:table-cell>
          <table:table-cell office:value-type="float" office:value="2.1367592528930599" table:style-name="ce1">
            <text:p>2.136759253</text:p>
          </table:table-cell>
          <table:table-cell office:value-type="float" office:value="15279" table:style-name="ce1">
            <text:p>15279</text:p>
          </table:table-cell>
          <table:table-cell table:style-name="ce1"/>
          <table:table-cell office:value-type="float" office:value="2.0245819323134202" table:formula="of:=ABS([.D98])" table:style-name="ce1">
            <text:p>2.024581932</text:p>
          </table:table-cell>
          <table:table-cell office:value-type="float" office:value="2.1367592528930599" table:formula="of:=ABS([.E98])" table:style-name="ce1">
            <text:p>2.136759253</text:p>
          </table:table-cell>
          <table:table-cell office:value-type="float" office:value="3.375" table:formula="of:=[.B98]*[.C98]" table:style-name="ce1">
            <text:p>3.375</text:p>
          </table:table-cell>
          <table:table-cell table:number-columns-repeated="2" table:style-name="ce1"/>
          <table:table-cell office:value-type="float" office:value="0" table:formula="of:=[.L98]/[.C98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.5" table:style-name="ce1">
            <text:p>4.5</text:p>
          </table:table-cell>
          <table:table-cell office:value-type="float" office:value="0.75" table:style-name="ce1">
            <text:p>0.75</text:p>
          </table:table-cell>
          <table:table-cell office:value-type="float" office:value="2.02458193231345" table:style-name="ce1">
            <text:p>2.024581932</text:p>
          </table:table-cell>
          <table:table-cell office:value-type="float" office:value="2.1251840039601899" table:style-name="ce1">
            <text:p>2.125184004</text:p>
          </table:table-cell>
          <table:table-cell office:value-type="float" office:value="15251" table:style-name="ce1">
            <text:p>15251</text:p>
          </table:table-cell>
          <table:table-cell table:style-name="ce1"/>
          <table:table-cell office:value-type="float" office:value="2.02458193231345" table:formula="of:=ABS([.D99])" table:style-name="ce1">
            <text:p>2.024581932</text:p>
          </table:table-cell>
          <table:table-cell office:value-type="float" office:value="2.1251840039601899" table:formula="of:=ABS([.E99])" table:style-name="ce1">
            <text:p>2.125184004</text:p>
          </table:table-cell>
          <table:table-cell office:value-type="float" office:value="3.375" table:formula="of:=[.B99]*[.C99]" table:style-name="ce1">
            <text:p>3.375</text:p>
          </table:table-cell>
          <table:table-cell table:number-columns-repeated="2" table:style-name="ce1"/>
          <table:table-cell office:value-type="float" office:value="0" table:formula="of:=[.L99]/[.C99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.5" table:style-name="ce1">
            <text:p>4.5</text:p>
          </table:table-cell>
          <table:table-cell office:value-type="float" office:value="0.75" table:style-name="ce1">
            <text:p>0.75</text:p>
          </table:table-cell>
          <table:table-cell office:value-type="float" office:value="2.28638132011258" table:style-name="ce1">
            <text:p>2.28638132</text:p>
          </table:table-cell>
          <table:table-cell office:value-type="float" office:value="2.39258481507692" table:style-name="ce1">
            <text:p>2.392584815</text:p>
          </table:table-cell>
          <table:table-cell office:value-type="float" office:value="15251" table:style-name="ce1">
            <text:p>15251</text:p>
          </table:table-cell>
          <table:table-cell table:style-name="ce1"/>
          <table:table-cell office:value-type="float" office:value="2.28638132011258" table:formula="of:=ABS([.D100])" table:style-name="ce1">
            <text:p>2.28638132</text:p>
          </table:table-cell>
          <table:table-cell office:value-type="float" office:value="2.39258481507692" table:formula="of:=ABS([.E100])" table:style-name="ce1">
            <text:p>2.392584815</text:p>
          </table:table-cell>
          <table:table-cell office:value-type="float" office:value="3.375" table:formula="of:=[.B100]*[.C100]" table:style-name="ce1">
            <text:p>3.375</text:p>
          </table:table-cell>
          <table:table-cell table:number-columns-repeated="2" table:style-name="ce1"/>
          <table:table-cell office:value-type="float" office:value="0" table:formula="of:=[.L100]/[.C100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.5" table:style-name="ce1">
            <text:p>4.5</text:p>
          </table:table-cell>
          <table:table-cell office:value-type="float" office:value="0.75" table:style-name="ce1">
            <text:p>0.75</text:p>
          </table:table-cell>
          <table:table-cell office:value-type="float" office:value="2.3212879051524702" table:style-name="ce1">
            <text:p>2.321287905</text:p>
          </table:table-cell>
          <table:table-cell office:value-type="float" office:value="2.4478247320988502" table:style-name="ce1">
            <text:p>2.447824732</text:p>
          </table:table-cell>
          <table:table-cell office:value-type="float" office:value="15251" table:style-name="ce1">
            <text:p>15251</text:p>
          </table:table-cell>
          <table:table-cell table:style-name="ce1"/>
          <table:table-cell office:value-type="float" office:value="2.3212879051524702" table:formula="of:=ABS([.D101])" table:style-name="ce1">
            <text:p>2.321287905</text:p>
          </table:table-cell>
          <table:table-cell office:value-type="float" office:value="2.4478247320988502" table:formula="of:=ABS([.E101])" table:style-name="ce1">
            <text:p>2.447824732</text:p>
          </table:table-cell>
          <table:table-cell office:value-type="float" office:value="3.375" table:formula="of:=[.B101]*[.C101]" table:style-name="ce1">
            <text:p>3.375</text:p>
          </table:table-cell>
          <table:table-cell table:number-columns-repeated="2" table:style-name="ce1"/>
          <table:table-cell office:value-type="float" office:value="0" table:formula="of:=[.L101]/[.C101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.5" table:style-name="ce1">
            <text:p>4.5</text:p>
          </table:table-cell>
          <table:table-cell office:value-type="float" office:value="0.75" table:style-name="ce1">
            <text:p>0.75</text:p>
          </table:table-cell>
          <table:table-cell office:value-type="float" office:value="2.0769418098732602" table:style-name="ce1">
            <text:p>2.07694181</text:p>
          </table:table-cell>
          <table:table-cell office:value-type="float" office:value="2.1733475675026601" table:style-name="ce1">
            <text:p>2.173347568</text:p>
          </table:table-cell>
          <table:table-cell office:value-type="float" office:value="15251" table:style-name="ce1">
            <text:p>15251</text:p>
          </table:table-cell>
          <table:table-cell table:style-name="ce1"/>
          <table:table-cell office:value-type="float" office:value="2.0769418098732602" table:formula="of:=ABS([.D102])" table:style-name="ce1">
            <text:p>2.07694181</text:p>
          </table:table-cell>
          <table:table-cell office:value-type="float" office:value="2.1733475675026601" table:formula="of:=ABS([.E102])" table:style-name="ce1">
            <text:p>2.173347568</text:p>
          </table:table-cell>
          <table:table-cell office:value-type="float" office:value="3.375" table:formula="of:=[.B102]*[.C102]" table:style-name="ce1">
            <text:p>3.375</text:p>
          </table:table-cell>
          <table:table-cell table:number-columns-repeated="2" table:style-name="ce1"/>
          <table:table-cell office:value-type="float" office:value="0" table:formula="of:=[.L102]/[.C10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.8" table:style-name="ce2">
            <text:p>0.8</text:p>
          </table:table-cell>
          <table:table-cell office:value-type="float" office:value="0.5" table:style-name="ce2">
            <text:p>0.5</text:p>
          </table:table-cell>
          <table:table-cell office:value-type="float" office:value="0.41887902047869802" table:style-name="ce2">
            <text:p>0.41887902</text:p>
          </table:table-cell>
          <table:table-cell office:value-type="float" office:value="0.41222309928990097" table:style-name="ce2">
            <text:p>0.412223099</text:p>
          </table:table-cell>
          <table:table-cell office:value-type="float" office:value="15251" table:style-name="ce2">
            <text:p>15251</text:p>
          </table:table-cell>
          <table:table-cell table:style-name="ce1"/>
          <table:table-cell office:value-type="float" office:value="0.41887902047869802" table:formula="of:=ABS([.D103])" table:style-name="ce1">
            <text:p>0.41887902</text:p>
          </table:table-cell>
          <table:table-cell office:value-type="float" office:value="0.41222309928990097" table:formula="of:=ABS([.E103])" table:style-name="ce1">
            <text:p>0.412223099</text:p>
          </table:table-cell>
          <table:table-cell office:value-type="float" office:value="0.4" table:formula="of:=[.B103]*[.C103]" table:style-name="ce1">
            <text:p>0.4</text:p>
          </table:table-cell>
          <table:table-cell office:value-type="float" office:value="0.41538836197470896" table:formula="of:=AVERAGE([.H103:.H112])" table:style-name="ce1">
            <text:p>0.415388362</text:p>
          </table:table-cell>
          <table:table-cell office:value-type="float" office:value="0.42026555375294061" table:formula="of:=AVERAGE([.I103:.I112])" table:style-name="ce1">
            <text:p>0.420265554</text:p>
          </table:table-cell>
          <table:table-cell office:value-type="float" office:value="0.84053110750588123" table:formula="of:=[.L103]/[.C103]" table:style-name="ce1">
            <text:p>0.840531108</text:p>
          </table:table-cell>
          <table:table-cell table:number-columns-repeated="1637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8" table:style-name="ce2">
            <text:p>0.8</text:p>
          </table:table-cell>
          <table:table-cell office:value-type="float" office:value="0.5" table:style-name="ce2">
            <text:p>0.5</text:p>
          </table:table-cell>
          <table:table-cell office:value-type="float" office:value="0.436332312998644" table:style-name="ce2">
            <text:p>0.436332313</text:p>
          </table:table-cell>
          <table:table-cell office:value-type="float" office:value="0.42724717984642702" table:style-name="ce2">
            <text:p>0.42724718</text:p>
          </table:table-cell>
          <table:table-cell office:value-type="float" office:value="15251" table:style-name="ce2">
            <text:p>15251</text:p>
          </table:table-cell>
          <table:table-cell table:style-name="ce1"/>
          <table:table-cell office:value-type="float" office:value="0.436332312998644" table:formula="of:=ABS([.D104])" table:style-name="ce1">
            <text:p>0.436332313</text:p>
          </table:table-cell>
          <table:table-cell office:value-type="float" office:value="0.42724717984642702" table:formula="of:=ABS([.E104])" table:style-name="ce1">
            <text:p>0.42724718</text:p>
          </table:table-cell>
          <table:table-cell office:value-type="float" office:value="0.4" table:formula="of:=[.B104]*[.C104]" table:style-name="ce1">
            <text:p>0.4</text:p>
          </table:table-cell>
          <table:table-cell office:value-type="float" office:value="0.41538836197470896" table:formula="of:=AVERAGE([.H103:.H112])" table:style-name="ce1">
            <text:p>0.415388362</text:p>
          </table:table-cell>
          <table:table-cell office:value-type="float" office:value="0.42026555375294061" table:formula="of:=AVERAGE([.I103:.I112])" table:style-name="ce1">
            <text:p>0.420265554</text:p>
          </table:table-cell>
          <table:table-cell office:value-type="float" office:value="0.84053110750588123" table:formula="of:=[.L104]/[.C104]" table:style-name="ce1">
            <text:p>0.840531108</text:p>
          </table:table-cell>
          <table:table-cell table:number-columns-repeated="1637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8" table:style-name="ce2">
            <text:p>0.8</text:p>
          </table:table-cell>
          <table:table-cell office:value-type="float" office:value="0.5" table:style-name="ce2">
            <text:p>0.5</text:p>
          </table:table-cell>
          <table:table-cell office:value-type="float" office:value="0.40142572795875298" table:style-name="ce2">
            <text:p>0.401425728</text:p>
          </table:table-cell>
          <table:table-cell office:value-type="float" office:value="0.41451285121127401" table:style-name="ce2">
            <text:p>0.414512851</text:p>
          </table:table-cell>
          <table:table-cell office:value-type="float" office:value="15251" table:style-name="ce2">
            <text:p>15251</text:p>
          </table:table-cell>
          <table:table-cell table:style-name="ce1"/>
          <table:table-cell office:value-type="float" office:value="0.40142572795875298" table:formula="of:=ABS([.D105])" table:style-name="ce1">
            <text:p>0.401425728</text:p>
          </table:table-cell>
          <table:table-cell office:value-type="float" office:value="0.41451285121127401" table:formula="of:=ABS([.E105])" table:style-name="ce1">
            <text:p>0.414512851</text:p>
          </table:table-cell>
          <table:table-cell office:value-type="float" office:value="0.4" table:formula="of:=[.B105]*[.C105]" table:style-name="ce1">
            <text:p>0.4</text:p>
          </table:table-cell>
          <table:table-cell table:number-columns-repeated="2" table:style-name="ce1"/>
          <table:table-cell office:value-type="float" office:value="0" table:formula="of:=[.L105]/[.C10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8" table:style-name="ce2">
            <text:p>0.8</text:p>
          </table:table-cell>
          <table:table-cell office:value-type="float" office:value="0.5" table:style-name="ce2">
            <text:p>0.5</text:p>
          </table:table-cell>
          <table:table-cell office:value-type="float" office:value="0.41887902047869802" table:style-name="ce2">
            <text:p>0.41887902</text:p>
          </table:table-cell>
          <table:table-cell office:value-type="float" office:value="0.39671282118110002" table:style-name="ce2">
            <text:p>0.396712821</text:p>
          </table:table-cell>
          <table:table-cell office:value-type="float" office:value="15279" table:style-name="ce2">
            <text:p>15279</text:p>
          </table:table-cell>
          <table:table-cell table:style-name="ce1"/>
          <table:table-cell office:value-type="float" office:value="0.41887902047869802" table:formula="of:=ABS([.D106])" table:style-name="ce1">
            <text:p>0.41887902</text:p>
          </table:table-cell>
          <table:table-cell office:value-type="float" office:value="0.39671282118110002" table:formula="of:=ABS([.E106])" table:style-name="ce1">
            <text:p>0.396712821</text:p>
          </table:table-cell>
          <table:table-cell office:value-type="float" office:value="0.4" table:formula="of:=[.B106]*[.C106]" table:style-name="ce1">
            <text:p>0.4</text:p>
          </table:table-cell>
          <table:table-cell table:number-columns-repeated="2" table:style-name="ce1"/>
          <table:table-cell office:value-type="float" office:value="0" table:formula="of:=[.L106]/[.C106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8" table:style-name="ce2">
            <text:p>0.8</text:p>
          </table:table-cell>
          <table:table-cell office:value-type="float" office:value="0.5" table:style-name="ce2">
            <text:p>0.5</text:p>
          </table:table-cell>
          <table:table-cell office:value-type="float" office:value="0.41887902047869802" table:style-name="ce2">
            <text:p>0.41887902</text:p>
          </table:table-cell>
          <table:table-cell office:value-type="float" office:value="0.41553935645203599" table:style-name="ce2">
            <text:p>0.415539356</text:p>
          </table:table-cell>
          <table:table-cell office:value-type="float" office:value="15279" table:style-name="ce2">
            <text:p>15279</text:p>
          </table:table-cell>
          <table:table-cell table:style-name="ce1"/>
          <table:table-cell office:value-type="float" office:value="0.41887902047869802" table:formula="of:=ABS([.D107])" table:style-name="ce1">
            <text:p>0.41887902</text:p>
          </table:table-cell>
          <table:table-cell office:value-type="float" office:value="0.41553935645203599" table:formula="of:=ABS([.E107])" table:style-name="ce1">
            <text:p>0.415539356</text:p>
          </table:table-cell>
          <table:table-cell office:value-type="float" office:value="0.4" table:formula="of:=[.B107]*[.C107]" table:style-name="ce1">
            <text:p>0.4</text:p>
          </table:table-cell>
          <table:table-cell table:number-columns-repeated="2" table:style-name="ce1"/>
          <table:table-cell office:value-type="float" office:value="0" table:formula="of:=[.L107]/[.C107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8" table:style-name="ce2">
            <text:p>0.8</text:p>
          </table:table-cell>
          <table:table-cell office:value-type="float" office:value="0.5" table:style-name="ce2">
            <text:p>0.5</text:p>
          </table:table-cell>
          <table:table-cell office:value-type="float" office:value="0.40142572795875298" table:style-name="ce2">
            <text:p>0.401425728</text:p>
          </table:table-cell>
          <table:table-cell office:value-type="float" office:value="0.41292915419142801" table:style-name="ce2">
            <text:p>0.412929154</text:p>
          </table:table-cell>
          <table:table-cell office:value-type="float" office:value="15279" table:style-name="ce2">
            <text:p>15279</text:p>
          </table:table-cell>
          <table:table-cell table:style-name="ce1"/>
          <table:table-cell office:value-type="float" office:value="0.40142572795875298" table:formula="of:=ABS([.D108])" table:style-name="ce1">
            <text:p>0.401425728</text:p>
          </table:table-cell>
          <table:table-cell office:value-type="float" office:value="0.41292915419142801" table:formula="of:=ABS([.E108])" table:style-name="ce1">
            <text:p>0.412929154</text:p>
          </table:table-cell>
          <table:table-cell office:value-type="float" office:value="0.4" table:formula="of:=[.B108]*[.C108]" table:style-name="ce1">
            <text:p>0.4</text:p>
          </table:table-cell>
          <table:table-cell table:number-columns-repeated="2" table:style-name="ce1"/>
          <table:table-cell office:value-type="float" office:value="0" table:formula="of:=[.L108]/[.C108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8" table:style-name="ce2">
            <text:p>0.8</text:p>
          </table:table-cell>
          <table:table-cell office:value-type="float" office:value="0.5" table:style-name="ce2">
            <text:p>0.5</text:p>
          </table:table-cell>
          <table:table-cell office:value-type="float" office:value="0.40142572795875198" table:style-name="ce2">
            <text:p>0.401425728</text:p>
          </table:table-cell>
          <table:table-cell office:value-type="float" office:value="0.41657531455076402" table:style-name="ce2">
            <text:p>0.416575315</text:p>
          </table:table-cell>
          <table:table-cell office:value-type="float" office:value="15279" table:style-name="ce2">
            <text:p>15279</text:p>
          </table:table-cell>
          <table:table-cell table:style-name="ce1"/>
          <table:table-cell office:value-type="float" office:value="0.40142572795875198" table:formula="of:=ABS([.D109])" table:style-name="ce1">
            <text:p>0.401425728</text:p>
          </table:table-cell>
          <table:table-cell office:value-type="float" office:value="0.41657531455076402" table:formula="of:=ABS([.E109])" table:style-name="ce1">
            <text:p>0.416575315</text:p>
          </table:table-cell>
          <table:table-cell office:value-type="float" office:value="0.4" table:formula="of:=[.B109]*[.C109]" table:style-name="ce1">
            <text:p>0.4</text:p>
          </table:table-cell>
          <table:table-cell table:number-columns-repeated="2" table:style-name="ce1"/>
          <table:table-cell office:value-type="float" office:value="0" table:formula="of:=[.L109]/[.C109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8" table:style-name="ce2">
            <text:p>0.8</text:p>
          </table:table-cell>
          <table:table-cell office:value-type="float" office:value="0.5" table:style-name="ce2">
            <text:p>0.5</text:p>
          </table:table-cell>
          <table:table-cell office:value-type="float" office:value="0.40142572795875198" table:style-name="ce2">
            <text:p>0.401425728</text:p>
          </table:table-cell>
          <table:table-cell office:value-type="float" office:value="0.419300582261319" table:style-name="ce2">
            <text:p>0.419300582</text:p>
          </table:table-cell>
          <table:table-cell office:value-type="float" office:value="15279" table:style-name="ce2">
            <text:p>15279</text:p>
          </table:table-cell>
          <table:table-cell table:style-name="ce1"/>
          <table:table-cell office:value-type="float" office:value="0.40142572795875198" table:formula="of:=ABS([.D110])" table:style-name="ce1">
            <text:p>0.401425728</text:p>
          </table:table-cell>
          <table:table-cell office:value-type="float" office:value="0.419300582261319" table:formula="of:=ABS([.E110])" table:style-name="ce1">
            <text:p>0.419300582</text:p>
          </table:table-cell>
          <table:table-cell office:value-type="float" office:value="0.4" table:formula="of:=[.B110]*[.C110]" table:style-name="ce1">
            <text:p>0.4</text:p>
          </table:table-cell>
          <table:table-cell table:number-columns-repeated="2" table:style-name="ce1"/>
          <table:table-cell office:value-type="float" office:value="0" table:formula="of:=[.L110]/[.C110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8" table:style-name="ce2">
            <text:p>0.8</text:p>
          </table:table-cell>
          <table:table-cell office:value-type="float" office:value="0.5" table:style-name="ce2">
            <text:p>0.5</text:p>
          </table:table-cell>
          <table:table-cell office:value-type="float" office:value="0.45378560551858999" table:style-name="ce2">
            <text:p>0.453785606</text:p>
          </table:table-cell>
          <table:table-cell office:value-type="float" office:value="0.42042418386636299" table:style-name="ce2">
            <text:p>0.420424184</text:p>
          </table:table-cell>
          <table:table-cell office:value-type="float" office:value="15251" table:style-name="ce2">
            <text:p>15251</text:p>
          </table:table-cell>
          <table:table-cell table:style-name="ce1"/>
          <table:table-cell office:value-type="float" office:value="0.45378560551858999" table:formula="of:=ABS([.D111])" table:style-name="ce1">
            <text:p>0.453785606</text:p>
          </table:table-cell>
          <table:table-cell office:value-type="float" office:value="0.42042418386636299" table:formula="of:=ABS([.E111])" table:style-name="ce1">
            <text:p>0.420424184</text:p>
          </table:table-cell>
          <table:table-cell office:value-type="float" office:value="0.4" table:formula="of:=[.B111]*[.C111]" table:style-name="ce1">
            <text:p>0.4</text:p>
          </table:table-cell>
          <table:table-cell table:number-columns-repeated="2" table:style-name="ce1"/>
          <table:table-cell office:value-type="float" office:value="0" table:formula="of:=[.L111]/[.C111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8" table:style-name="ce2">
            <text:p>0.8</text:p>
          </table:table-cell>
          <table:table-cell office:value-type="float" office:value="0.5" table:style-name="ce2">
            <text:p>0.5</text:p>
          </table:table-cell>
          <table:table-cell office:value-type="float" office:value="0.40142572795875198" table:style-name="ce2">
            <text:p>0.401425728</text:p>
          </table:table-cell>
          <table:table-cell office:value-type="float" office:value="0.46719099467879399" table:style-name="ce2">
            <text:p>0.467190995</text:p>
          </table:table-cell>
          <table:table-cell office:value-type="float" office:value="15251" table:style-name="ce2">
            <text:p>15251</text:p>
          </table:table-cell>
          <table:table-cell table:style-name="ce1"/>
          <table:table-cell office:value-type="float" office:value="0.40142572795875198" table:formula="of:=ABS([.D112])" table:style-name="ce1">
            <text:p>0.401425728</text:p>
          </table:table-cell>
          <table:table-cell office:value-type="float" office:value="0.46719099467879399" table:formula="of:=ABS([.E112])" table:style-name="ce1">
            <text:p>0.467190995</text:p>
          </table:table-cell>
          <table:table-cell office:value-type="float" office:value="0.4" table:formula="of:=[.B112]*[.C112]" table:style-name="ce1">
            <text:p>0.4</text:p>
          </table:table-cell>
          <table:table-cell table:number-columns-repeated="2" table:style-name="ce1"/>
          <table:table-cell office:value-type="float" office:value="0" table:formula="of:=[.L112]/[.C11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.628318530718047" table:style-name="ce1">
            <text:p>0.628318531</text:p>
          </table:table-cell>
          <table:table-cell office:value-type="float" office:value="0.60639879843937505" table:style-name="ce1">
            <text:p>0.606398798</text:p>
          </table:table-cell>
          <table:table-cell office:value-type="float" office:value="15251" table:style-name="ce1">
            <text:p>15251</text:p>
          </table:table-cell>
          <table:table-cell table:style-name="ce1"/>
          <table:table-cell office:value-type="float" office:value="0.628318530718047" table:formula="of:=ABS([.D113])" table:style-name="ce1">
            <text:p>0.628318531</text:p>
          </table:table-cell>
          <table:table-cell office:value-type="float" office:value="0.60639879843937505" table:formula="of:=ABS([.E113])" table:style-name="ce1">
            <text:p>0.606398798</text:p>
          </table:table-cell>
          <table:table-cell office:value-type="float" office:value="0.5" table:formula="of:=[.B113]*[.C113]" table:style-name="ce1">
            <text:p>0.5</text:p>
          </table:table-cell>
          <table:table-cell office:value-type="float" office:value="0.5532693728822804" table:formula="of:=AVERAGE([.H113:.H122])" table:style-name="ce1">
            <text:p>0.553269373</text:p>
          </table:table-cell>
          <table:table-cell office:value-type="float" office:value="0.54988029249517512" table:formula="of:=AVERAGE([.I113:.I122])" table:style-name="ce1">
            <text:p>0.549880292</text:p>
          </table:table-cell>
          <table:table-cell office:value-type="float" office:value="1.0997605849903502" table:formula="of:=[.L113]/[.C113]" table:style-name="ce1">
            <text:p>1.099760585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.628318530718048" table:style-name="ce1">
            <text:p>0.628318531</text:p>
          </table:table-cell>
          <table:table-cell office:value-type="float" office:value="0.61269406055520403" table:style-name="ce1">
            <text:p>0.612694061</text:p>
          </table:table-cell>
          <table:table-cell office:value-type="float" office:value="15251" table:style-name="ce1">
            <text:p>15251</text:p>
          </table:table-cell>
          <table:table-cell table:style-name="ce1"/>
          <table:table-cell office:value-type="float" office:value="0.628318530718048" table:formula="of:=ABS([.D114])" table:style-name="ce1">
            <text:p>0.628318531</text:p>
          </table:table-cell>
          <table:table-cell office:value-type="float" office:value="0.61269406055520403" table:formula="of:=ABS([.E114])" table:style-name="ce1">
            <text:p>0.612694061</text:p>
          </table:table-cell>
          <table:table-cell office:value-type="float" office:value="0.5" table:formula="of:=[.B114]*[.C114]" table:style-name="ce1">
            <text:p>0.5</text:p>
          </table:table-cell>
          <table:table-cell office:value-type="float" office:value="0.5532693728822804" table:formula="of:=AVERAGE([.H113:.H122])" table:style-name="ce1">
            <text:p>0.553269373</text:p>
          </table:table-cell>
          <table:table-cell office:value-type="float" office:value="0.54988029249517512" table:formula="of:=AVERAGE([.I113:.I122])" table:style-name="ce1">
            <text:p>0.549880292</text:p>
          </table:table-cell>
          <table:table-cell office:value-type="float" office:value="1.0997605849903502" table:formula="of:=[.L114]/[.C114]" table:style-name="ce1">
            <text:p>1.099760585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.52359877559837198" table:style-name="ce1">
            <text:p>0.523598776</text:p>
          </table:table-cell>
          <table:table-cell office:value-type="float" office:value="0.52941575251151396" table:style-name="ce1">
            <text:p>0.529415753</text:p>
          </table:table-cell>
          <table:table-cell office:value-type="float" office:value="15251" table:style-name="ce1">
            <text:p>15251</text:p>
          </table:table-cell>
          <table:table-cell table:style-name="ce1"/>
          <table:table-cell office:value-type="float" office:value="0.52359877559837198" table:formula="of:=ABS([.D115])" table:style-name="ce1">
            <text:p>0.523598776</text:p>
          </table:table-cell>
          <table:table-cell office:value-type="float" office:value="0.52941575251151396" table:formula="of:=ABS([.E115])" table:style-name="ce1">
            <text:p>0.529415753</text:p>
          </table:table-cell>
          <table:table-cell office:value-type="float" office:value="0.5" table:formula="of:=[.B115]*[.C115]" table:style-name="ce1">
            <text:p>0.5</text:p>
          </table:table-cell>
          <table:table-cell table:number-columns-repeated="2" table:style-name="ce1"/>
          <table:table-cell office:value-type="float" office:value="0" table:formula="of:=[.L115]/[.C11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.52359877559837298" table:style-name="ce1">
            <text:p>0.523598776</text:p>
          </table:table-cell>
          <table:table-cell office:value-type="float" office:value="0.52849051800936198" table:style-name="ce1">
            <text:p>0.528490518</text:p>
          </table:table-cell>
          <table:table-cell office:value-type="float" office:value="15251" table:style-name="ce1">
            <text:p>15251</text:p>
          </table:table-cell>
          <table:table-cell table:style-name="ce1"/>
          <table:table-cell office:value-type="float" office:value="0.52359877559837298" table:formula="of:=ABS([.D116])" table:style-name="ce1">
            <text:p>0.523598776</text:p>
          </table:table-cell>
          <table:table-cell office:value-type="float" office:value="0.52849051800936198" table:formula="of:=ABS([.E116])" table:style-name="ce1">
            <text:p>0.528490518</text:p>
          </table:table-cell>
          <table:table-cell office:value-type="float" office:value="0.5" table:formula="of:=[.B116]*[.C116]" table:style-name="ce1">
            <text:p>0.5</text:p>
          </table:table-cell>
          <table:table-cell table:number-columns-repeated="2" table:style-name="ce1"/>
          <table:table-cell office:value-type="float" office:value="0" table:formula="of:=[.L116]/[.C116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.59341194567815603" table:style-name="ce1">
            <text:p>0.593411946</text:p>
          </table:table-cell>
          <table:table-cell office:value-type="float" office:value="0.59626517681394398" table:style-name="ce1">
            <text:p>0.596265177</text:p>
          </table:table-cell>
          <table:table-cell office:value-type="float" office:value="15251" table:style-name="ce1">
            <text:p>15251</text:p>
          </table:table-cell>
          <table:table-cell table:style-name="ce1"/>
          <table:table-cell office:value-type="float" office:value="0.59341194567815603" table:formula="of:=ABS([.D117])" table:style-name="ce1">
            <text:p>0.593411946</text:p>
          </table:table-cell>
          <table:table-cell office:value-type="float" office:value="0.59626517681394398" table:formula="of:=ABS([.E117])" table:style-name="ce1">
            <text:p>0.596265177</text:p>
          </table:table-cell>
          <table:table-cell office:value-type="float" office:value="0.5" table:formula="of:=[.B117]*[.C117]" table:style-name="ce1">
            <text:p>0.5</text:p>
          </table:table-cell>
          <table:table-cell table:number-columns-repeated="2" table:style-name="ce1"/>
          <table:table-cell office:value-type="float" office:value="0" table:formula="of:=[.L117]/[.C117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.52359877559837298" table:style-name="ce1">
            <text:p>0.523598776</text:p>
          </table:table-cell>
          <table:table-cell office:value-type="float" office:value="0.52732906188331496" table:style-name="ce1">
            <text:p>0.527329062</text:p>
          </table:table-cell>
          <table:table-cell office:value-type="float" office:value="15251" table:style-name="ce1">
            <text:p>15251</text:p>
          </table:table-cell>
          <table:table-cell table:style-name="ce1"/>
          <table:table-cell office:value-type="float" office:value="0.52359877559837298" table:formula="of:=ABS([.D118])" table:style-name="ce1">
            <text:p>0.523598776</text:p>
          </table:table-cell>
          <table:table-cell office:value-type="float" office:value="0.52732906188331496" table:formula="of:=ABS([.E118])" table:style-name="ce1">
            <text:p>0.527329062</text:p>
          </table:table-cell>
          <table:table-cell office:value-type="float" office:value="0.5" table:formula="of:=[.B118]*[.C118]" table:style-name="ce1">
            <text:p>0.5</text:p>
          </table:table-cell>
          <table:table-cell table:number-columns-repeated="2" table:style-name="ce1"/>
          <table:table-cell office:value-type="float" office:value="0" table:formula="of:=[.L118]/[.C118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.54105206811831796" table:style-name="ce1">
            <text:p>0.541052068</text:p>
          </table:table-cell>
          <table:table-cell office:value-type="float" office:value="0.52203121934894103" table:style-name="ce1">
            <text:p>0.522031219</text:p>
          </table:table-cell>
          <table:table-cell office:value-type="float" office:value="15251" table:style-name="ce1">
            <text:p>15251</text:p>
          </table:table-cell>
          <table:table-cell table:style-name="ce1"/>
          <table:table-cell office:value-type="float" office:value="0.54105206811831796" table:formula="of:=ABS([.D119])" table:style-name="ce1">
            <text:p>0.541052068</text:p>
          </table:table-cell>
          <table:table-cell office:value-type="float" office:value="0.52203121934894103" table:formula="of:=ABS([.E119])" table:style-name="ce1">
            <text:p>0.522031219</text:p>
          </table:table-cell>
          <table:table-cell office:value-type="float" office:value="0.5" table:formula="of:=[.B119]*[.C119]" table:style-name="ce1">
            <text:p>0.5</text:p>
          </table:table-cell>
          <table:table-cell table:number-columns-repeated="2" table:style-name="ce1"/>
          <table:table-cell office:value-type="float" office:value="0" table:formula="of:=[.L119]/[.C119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.52359877559837198" table:style-name="ce1">
            <text:p>0.523598776</text:p>
          </table:table-cell>
          <table:table-cell office:value-type="float" office:value="0.52233006635581303" table:style-name="ce1">
            <text:p>0.522330066</text:p>
          </table:table-cell>
          <table:table-cell office:value-type="float" office:value="15251" table:style-name="ce1">
            <text:p>15251</text:p>
          </table:table-cell>
          <table:table-cell table:style-name="ce1"/>
          <table:table-cell office:value-type="float" office:value="0.52359877559837198" table:formula="of:=ABS([.D120])" table:style-name="ce1">
            <text:p>0.523598776</text:p>
          </table:table-cell>
          <table:table-cell office:value-type="float" office:value="0.52233006635581303" table:formula="of:=ABS([.E120])" table:style-name="ce1">
            <text:p>0.522330066</text:p>
          </table:table-cell>
          <table:table-cell office:value-type="float" office:value="0.5" table:formula="of:=[.B120]*[.C120]" table:style-name="ce1">
            <text:p>0.5</text:p>
          </table:table-cell>
          <table:table-cell table:number-columns-repeated="2" table:style-name="ce1"/>
          <table:table-cell office:value-type="float" office:value="0" table:formula="of:=[.L120]/[.C120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.52359877559837298" table:style-name="ce1">
            <text:p>0.523598776</text:p>
          </table:table-cell>
          <table:table-cell office:value-type="float" office:value="0.53013618480809699" table:style-name="ce1">
            <text:p>0.530136185</text:p>
          </table:table-cell>
          <table:table-cell office:value-type="float" office:value="15251" table:style-name="ce1">
            <text:p>15251</text:p>
          </table:table-cell>
          <table:table-cell table:style-name="ce1"/>
          <table:table-cell office:value-type="float" office:value="0.52359877559837298" table:formula="of:=ABS([.D121])" table:style-name="ce1">
            <text:p>0.523598776</text:p>
          </table:table-cell>
          <table:table-cell office:value-type="float" office:value="0.53013618480809699" table:formula="of:=ABS([.E121])" table:style-name="ce1">
            <text:p>0.530136185</text:p>
          </table:table-cell>
          <table:table-cell office:value-type="float" office:value="0.5" table:formula="of:=[.B121]*[.C121]" table:style-name="ce1">
            <text:p>0.5</text:p>
          </table:table-cell>
          <table:table-cell table:number-columns-repeated="2" table:style-name="ce1"/>
          <table:table-cell office:value-type="float" office:value="0" table:formula="of:=[.L121]/[.C121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.52359877559837298" table:style-name="ce1">
            <text:p>0.523598776</text:p>
          </table:table-cell>
          <table:table-cell office:value-type="float" office:value="0.52371208622618604" table:style-name="ce1">
            <text:p>0.523712086</text:p>
          </table:table-cell>
          <table:table-cell office:value-type="float" office:value="15251" table:style-name="ce1">
            <text:p>15251</text:p>
          </table:table-cell>
          <table:table-cell table:style-name="ce1"/>
          <table:table-cell office:value-type="float" office:value="0.52359877559837298" table:formula="of:=ABS([.D122])" table:style-name="ce1">
            <text:p>0.523598776</text:p>
          </table:table-cell>
          <table:table-cell office:value-type="float" office:value="0.52371208622618604" table:formula="of:=ABS([.E122])" table:style-name="ce1">
            <text:p>0.523712086</text:p>
          </table:table-cell>
          <table:table-cell office:value-type="float" office:value="0.5" table:formula="of:=[.B122]*[.C122]" table:style-name="ce1">
            <text:p>0.5</text:p>
          </table:table-cell>
          <table:table-cell table:number-columns-repeated="2" table:style-name="ce1"/>
          <table:table-cell office:value-type="float" office:value="0" table:formula="of:=[.L122]/[.C12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.5" table:style-name="ce2">
            <text:p>0.5</text:p>
          </table:table-cell>
          <table:table-cell office:value-type="float" office:value="1.3264502315156801" table:style-name="ce2">
            <text:p>1.326450232</text:p>
          </table:table-cell>
          <table:table-cell office:value-type="float" office:value="1.3065126049015401" table:style-name="ce2">
            <text:p>1.306512605</text:p>
          </table:table-cell>
          <table:table-cell office:value-type="float" office:value="15251" table:style-name="ce2">
            <text:p>15251</text:p>
          </table:table-cell>
          <table:table-cell table:style-name="ce1"/>
          <table:table-cell office:value-type="float" office:value="1.3264502315156801" table:formula="of:=ABS([.D123])" table:style-name="ce1">
            <text:p>1.326450232</text:p>
          </table:table-cell>
          <table:table-cell office:value-type="float" office:value="1.3065126049015401" table:formula="of:=ABS([.E123])" table:style-name="ce1">
            <text:p>1.306512605</text:p>
          </table:table-cell>
          <table:table-cell office:value-type="float" office:value="1" table:formula="of:=[.B123]*[.C123]" table:style-name="ce1">
            <text:p>1</text:p>
          </table:table-cell>
          <table:table-cell office:value-type="float" office:value="1.0838494654884707" table:formula="of:=AVERAGE([.H123:.H132])" table:style-name="ce1">
            <text:p>1.083849465</text:p>
          </table:table-cell>
          <table:table-cell office:value-type="float" office:value="1.0939209769350249" table:formula="of:=AVERAGE([.I123:.I132])" table:style-name="ce1">
            <text:p>1.093920977</text:p>
          </table:table-cell>
          <table:table-cell office:value-type="float" office:value="2.1878419538700498" table:formula="of:=[.L123]/[.C123]" table:style-name="ce1">
            <text:p>2.187841954</text:p>
          </table:table-cell>
          <table:table-cell table:number-columns-repeated="1637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5" table:style-name="ce2">
            <text:p>0.5</text:p>
          </table:table-cell>
          <table:table-cell office:value-type="float" office:value="1.2915436464757899" table:style-name="ce2">
            <text:p>1.291543646</text:p>
          </table:table-cell>
          <table:table-cell office:value-type="float" office:value="1.29940541960133" table:style-name="ce2">
            <text:p>1.29940542</text:p>
          </table:table-cell>
          <table:table-cell office:value-type="float" office:value="15251" table:style-name="ce2">
            <text:p>15251</text:p>
          </table:table-cell>
          <table:table-cell table:style-name="ce1"/>
          <table:table-cell office:value-type="float" office:value="1.2915436464757899" table:formula="of:=ABS([.D124])" table:style-name="ce1">
            <text:p>1.291543646</text:p>
          </table:table-cell>
          <table:table-cell office:value-type="float" office:value="1.29940541960133" table:formula="of:=ABS([.E124])" table:style-name="ce1">
            <text:p>1.29940542</text:p>
          </table:table-cell>
          <table:table-cell office:value-type="float" office:value="1" table:formula="of:=[.B124]*[.C124]" table:style-name="ce1">
            <text:p>1</text:p>
          </table:table-cell>
          <table:table-cell office:value-type="float" office:value="1.0838494654884707" table:formula="of:=AVERAGE([.H123:.H132])" table:style-name="ce1">
            <text:p>1.083849465</text:p>
          </table:table-cell>
          <table:table-cell office:value-type="float" office:value="1.0939209769350249" table:formula="of:=AVERAGE([.I123:.I132])" table:style-name="ce1">
            <text:p>1.093920977</text:p>
          </table:table-cell>
          <table:table-cell office:value-type="float" office:value="2.1878419538700498" table:formula="of:=[.L124]/[.C124]" table:style-name="ce1">
            <text:p>2.187841954</text:p>
          </table:table-cell>
          <table:table-cell table:number-columns-repeated="1637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5" table:style-name="ce2">
            <text:p>0.5</text:p>
          </table:table-cell>
          <table:table-cell office:value-type="float" office:value="1.2915436464757899" table:style-name="ce2">
            <text:p>1.291543646</text:p>
          </table:table-cell>
          <table:table-cell office:value-type="float" office:value="1.31467954458155" table:style-name="ce2">
            <text:p>1.314679545</text:p>
          </table:table-cell>
          <table:table-cell office:value-type="float" office:value="15251" table:style-name="ce2">
            <text:p>15251</text:p>
          </table:table-cell>
          <table:table-cell table:style-name="ce1"/>
          <table:table-cell office:value-type="float" office:value="1.2915436464757899" table:formula="of:=ABS([.D125])" table:style-name="ce1">
            <text:p>1.291543646</text:p>
          </table:table-cell>
          <table:table-cell office:value-type="float" office:value="1.31467954458155" table:formula="of:=ABS([.E125])" table:style-name="ce1">
            <text:p>1.314679545</text:p>
          </table:table-cell>
          <table:table-cell office:value-type="float" office:value="1" table:formula="of:=[.B125]*[.C125]" table:style-name="ce1">
            <text:p>1</text:p>
          </table:table-cell>
          <table:table-cell table:number-columns-repeated="2" table:style-name="ce1"/>
          <table:table-cell office:value-type="float" office:value="0" table:formula="of:=[.L125]/[.C12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5" table:style-name="ce2">
            <text:p>0.5</text:p>
          </table:table-cell>
          <table:table-cell office:value-type="float" office:value="1.11701072127636" table:style-name="ce2">
            <text:p>1.117010721</text:p>
          </table:table-cell>
          <table:table-cell office:value-type="float" office:value="1.1401238511185501" table:style-name="ce2">
            <text:p>1.140123851</text:p>
          </table:table-cell>
          <table:table-cell office:value-type="float" office:value="15251" table:style-name="ce2">
            <text:p>15251</text:p>
          </table:table-cell>
          <table:table-cell table:style-name="ce1"/>
          <table:table-cell office:value-type="float" office:value="1.11701072127636" table:formula="of:=ABS([.D126])" table:style-name="ce1">
            <text:p>1.117010721</text:p>
          </table:table-cell>
          <table:table-cell office:value-type="float" office:value="1.1401238511185501" table:formula="of:=ABS([.E126])" table:style-name="ce1">
            <text:p>1.140123851</text:p>
          </table:table-cell>
          <table:table-cell office:value-type="float" office:value="1" table:formula="of:=[.B126]*[.C126]" table:style-name="ce1">
            <text:p>1</text:p>
          </table:table-cell>
          <table:table-cell table:number-columns-repeated="2" table:style-name="ce1"/>
          <table:table-cell office:value-type="float" office:value="0" table:formula="of:=[.L126]/[.C126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5" table:style-name="ce2">
            <text:p>0.5</text:p>
          </table:table-cell>
          <table:table-cell office:value-type="float" office:value="1.2915436464757899" table:style-name="ce2">
            <text:p>1.291543646</text:p>
          </table:table-cell>
          <table:table-cell office:value-type="float" office:value="1.32162699283111" table:style-name="ce2">
            <text:p>1.321626993</text:p>
          </table:table-cell>
          <table:table-cell office:value-type="float" office:value="15251" table:style-name="ce2">
            <text:p>15251</text:p>
          </table:table-cell>
          <table:table-cell table:style-name="ce1"/>
          <table:table-cell office:value-type="float" office:value="1.2915436464757899" table:formula="of:=ABS([.D127])" table:style-name="ce1">
            <text:p>1.291543646</text:p>
          </table:table-cell>
          <table:table-cell office:value-type="float" office:value="1.32162699283111" table:formula="of:=ABS([.E127])" table:style-name="ce1">
            <text:p>1.321626993</text:p>
          </table:table-cell>
          <table:table-cell office:value-type="float" office:value="1" table:formula="of:=[.B127]*[.C127]" table:style-name="ce1">
            <text:p>1</text:p>
          </table:table-cell>
          <table:table-cell table:number-columns-repeated="2" table:style-name="ce1"/>
          <table:table-cell office:value-type="float" office:value="0" table:formula="of:=[.L127]/[.C127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5" table:style-name="ce2">
            <text:p>0.5</text:p>
          </table:table-cell>
          <table:table-cell office:value-type="float" office:value="1.15191730631625" table:style-name="ce2">
            <text:p>1.151917306</text:p>
          </table:table-cell>
          <table:table-cell office:value-type="float" office:value="1.1363815261746499" table:style-name="ce2">
            <text:p>1.136381526</text:p>
          </table:table-cell>
          <table:table-cell office:value-type="float" office:value="15251" table:style-name="ce2">
            <text:p>15251</text:p>
          </table:table-cell>
          <table:table-cell table:style-name="ce1"/>
          <table:table-cell office:value-type="float" office:value="1.15191730631625" table:formula="of:=ABS([.D128])" table:style-name="ce1">
            <text:p>1.151917306</text:p>
          </table:table-cell>
          <table:table-cell office:value-type="float" office:value="1.1363815261746499" table:formula="of:=ABS([.E128])" table:style-name="ce1">
            <text:p>1.136381526</text:p>
          </table:table-cell>
          <table:table-cell office:value-type="float" office:value="1" table:formula="of:=[.B128]*[.C128]" table:style-name="ce1">
            <text:p>1</text:p>
          </table:table-cell>
          <table:table-cell table:number-columns-repeated="2" table:style-name="ce1"/>
          <table:table-cell office:value-type="float" office:value="0" table:formula="of:=[.L128]/[.C128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0.5" table:style-name="ce2">
            <text:p>0.5</text:p>
          </table:table-cell>
          <table:table-cell office:value-type="float" office:value="1.13446401379633" table:style-name="ce2">
            <text:p>1.134464014</text:p>
          </table:table-cell>
          <table:table-cell office:value-type="float" office:value="1.15017538720507" table:style-name="ce2">
            <text:p>1.150175387</text:p>
          </table:table-cell>
          <table:table-cell office:value-type="float" office:value="15251" table:style-name="ce2">
            <text:p>15251</text:p>
          </table:table-cell>
          <table:table-cell table:style-name="ce1"/>
          <table:table-cell office:value-type="float" office:value="1.13446401379633" table:formula="of:=ABS([.D129])" table:style-name="ce1">
            <text:p>1.134464014</text:p>
          </table:table-cell>
          <table:table-cell office:value-type="float" office:value="1.15017538720507" table:formula="of:=ABS([.E129])" table:style-name="ce1">
            <text:p>1.150175387</text:p>
          </table:table-cell>
          <table:table-cell office:value-type="float" office:value="1" table:formula="of:=[.B129]*[.C129]" table:style-name="ce1">
            <text:p>1</text:p>
          </table:table-cell>
          <table:table-cell table:number-columns-repeated="2" table:style-name="ce1"/>
          <table:table-cell office:value-type="float" office:value="0" table:formula="of:=[.L129]/[.C129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0.5" table:style-name="ce2">
            <text:p>0.5</text:p>
          </table:table-cell>
          <table:table-cell office:value-type="float" office:value="0.83775804095725603" table:style-name="ce2">
            <text:p>0.837758041</text:p>
          </table:table-cell>
          <table:table-cell office:value-type="float" office:value="1.96584622665268E-3" table:style-name="ce2">
            <text:p>0.001965846</text:p>
          </table:table-cell>
          <table:table-cell office:value-type="float" office:value="15251" table:style-name="ce2">
            <text:p>15251</text:p>
          </table:table-cell>
          <table:table-cell table:style-name="ce1"/>
          <table:table-cell office:value-type="float" office:value="0.83775804095725603" table:formula="of:=ABS([.D130])" table:style-name="ce1">
            <text:p>0.837758041</text:p>
          </table:table-cell>
          <table:table-cell office:value-type="float" office:value="1.96584622665268E-3" table:formula="of:=ABS([.E130])" table:style-name="ce1">
            <text:p>0.001965846</text:p>
          </table:table-cell>
          <table:table-cell office:value-type="float" office:value="1" table:formula="of:=[.B130]*[.C130]" table:style-name="ce1">
            <text:p>1</text:p>
          </table:table-cell>
          <table:table-cell table:number-columns-repeated="2" table:style-name="ce1"/>
          <table:table-cell office:value-type="float" office:value="0" table:formula="of:=[.L130]/[.C130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0.5" table:style-name="ce2">
            <text:p>0.5</text:p>
          </table:table-cell>
          <table:table-cell office:value-type="float" office:value="0.29670597283904998" table:style-name="ce2">
            <text:p>0.296705973</text:p>
          </table:table-cell>
          <table:table-cell office:value-type="float" office:value="5.7005349757354798E-6" table:style-name="ce2">
            <text:p>5.70053E-06</text:p>
          </table:table-cell>
          <table:table-cell office:value-type="float" office:value="15251" table:style-name="ce2">
            <text:p>15251</text:p>
          </table:table-cell>
          <table:table-cell table:style-name="ce1"/>
          <table:table-cell office:value-type="float" office:value="0.29670597283904998" table:formula="of:=ABS([.D131])" table:style-name="ce1">
            <text:p>0.296705973</text:p>
          </table:table-cell>
          <table:table-cell office:value-type="float" office:value="5.7005349757354798E-6" table:formula="of:=ABS([.E131])" table:style-name="ce1">
            <text:p>5.70053E-06</text:p>
          </table:table-cell>
          <table:table-cell office:value-type="float" office:value="1" table:formula="of:=[.B131]*[.C131]" table:style-name="ce1">
            <text:p>1</text:p>
          </table:table-cell>
          <table:table-cell table:number-columns-repeated="2" table:style-name="ce1"/>
          <table:table-cell office:value-type="float" office:value="0" table:formula="of:=[.L131]/[.C131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" table:style-name="ce2">
            <text:p>2</text:p>
          </table:table-cell>
          <table:table-cell office:value-type="float" office:value="0.5" table:style-name="ce2">
            <text:p>0.5</text:p>
          </table:table-cell>
          <table:table-cell office:value-type="float" office:value="1.09955742875641" table:style-name="ce2">
            <text:p>1.099557429</text:p>
          </table:table-cell>
          <table:table-cell office:value-type="float" office:value="2.2683328961748201" table:style-name="ce2">
            <text:p>2.268332896</text:p>
          </table:table-cell>
          <table:table-cell office:value-type="float" office:value="15251" table:style-name="ce2">
            <text:p>15251</text:p>
          </table:table-cell>
          <table:table-cell table:style-name="ce1"/>
          <table:table-cell office:value-type="float" office:value="1.09955742875641" table:formula="of:=ABS([.D132])" table:style-name="ce1">
            <text:p>1.099557429</text:p>
          </table:table-cell>
          <table:table-cell office:value-type="float" office:value="2.2683328961748201" table:formula="of:=ABS([.E132])" table:style-name="ce1">
            <text:p>2.268332896</text:p>
          </table:table-cell>
          <table:table-cell office:value-type="float" office:value="1" table:formula="of:=[.B132]*[.C132]" table:style-name="ce1">
            <text:p>1</text:p>
          </table:table-cell>
          <table:table-cell table:number-columns-repeated="2" table:style-name="ce1"/>
          <table:table-cell office:value-type="float" office:value="0" table:formula="of:=[.L132]/[.C13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5" table:style-name="ce1">
            <text:p>0.5</text:p>
          </table:table-cell>
          <table:table-cell office:value-type="float" office:value="1.37881010907552" table:style-name="ce1">
            <text:p>1.378810109</text:p>
          </table:table-cell>
          <table:table-cell office:value-type="float" office:value="1.47873900227447" table:style-name="ce1">
            <text:p>1.478739002</text:p>
          </table:table-cell>
          <table:table-cell office:value-type="float" office:value="15251" table:style-name="ce1">
            <text:p>15251</text:p>
          </table:table-cell>
          <table:table-cell table:style-name="ce1"/>
          <table:table-cell office:value-type="float" office:value="1.37881010907552" table:formula="of:=ABS([.D133])" table:style-name="ce1">
            <text:p>1.378810109</text:p>
          </table:table-cell>
          <table:table-cell office:value-type="float" office:value="1.47873900227447" table:formula="of:=ABS([.E133])" table:style-name="ce1">
            <text:p>1.478739002</text:p>
          </table:table-cell>
          <table:table-cell office:value-type="float" office:value="1.5" table:formula="of:=[.B133]*[.C133]" table:style-name="ce1">
            <text:p>1.5</text:p>
          </table:table-cell>
          <table:table-cell office:value-type="float" office:value="1.4503686084072911" table:formula="of:=AVERAGE([.H133:.H142])" table:style-name="ce1">
            <text:p>1.450368608</text:p>
          </table:table-cell>
          <table:table-cell office:value-type="float" office:value="1.5301420617935282" table:formula="of:=AVERAGE([.I133:.I142])" table:style-name="ce1">
            <text:p>1.530142062</text:p>
          </table:table-cell>
          <table:table-cell office:value-type="float" office:value="3.0602841235870564" table:formula="of:=[.L133]/[.C133]" table:style-name="ce1">
            <text:p>3.060284124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5" table:style-name="ce1">
            <text:p>0.5</text:p>
          </table:table-cell>
          <table:table-cell office:value-type="float" office:value="1.43116998663535" table:style-name="ce1">
            <text:p>1.431169987</text:p>
          </table:table-cell>
          <table:table-cell office:value-type="float" office:value="1.4960580185050001" table:style-name="ce1">
            <text:p>1.496058019</text:p>
          </table:table-cell>
          <table:table-cell office:value-type="float" office:value="15251" table:style-name="ce1">
            <text:p>15251</text:p>
          </table:table-cell>
          <table:table-cell table:style-name="ce1"/>
          <table:table-cell office:value-type="float" office:value="1.43116998663535" table:formula="of:=ABS([.D134])" table:style-name="ce1">
            <text:p>1.431169987</text:p>
          </table:table-cell>
          <table:table-cell office:value-type="float" office:value="1.4960580185050001" table:formula="of:=ABS([.E134])" table:style-name="ce1">
            <text:p>1.496058019</text:p>
          </table:table-cell>
          <table:table-cell office:value-type="float" office:value="1.5" table:formula="of:=[.B134]*[.C134]" table:style-name="ce1">
            <text:p>1.5</text:p>
          </table:table-cell>
          <table:table-cell office:value-type="float" office:value="1.4503686084072911" table:formula="of:=AVERAGE([.H133:.H142])" table:style-name="ce1">
            <text:p>1.450368608</text:p>
          </table:table-cell>
          <table:table-cell office:value-type="float" office:value="1.5301420617935282" table:formula="of:=AVERAGE([.I133:.I142])" table:style-name="ce1">
            <text:p>1.530142062</text:p>
          </table:table-cell>
          <table:table-cell office:value-type="float" office:value="3.0602841235870564" table:formula="of:=[.L134]/[.C134]" table:style-name="ce1">
            <text:p>3.060284124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.5" table:style-name="ce1">
            <text:p>0.5</text:p>
          </table:table-cell>
          <table:table-cell office:value-type="float" office:value="1.43116998663535" table:style-name="ce1">
            <text:p>1.431169987</text:p>
          </table:table-cell>
          <table:table-cell office:value-type="float" office:value="1.48708815794717" table:style-name="ce1">
            <text:p>1.487088158</text:p>
          </table:table-cell>
          <table:table-cell office:value-type="float" office:value="15251" table:style-name="ce1">
            <text:p>15251</text:p>
          </table:table-cell>
          <table:table-cell table:style-name="ce1"/>
          <table:table-cell office:value-type="float" office:value="1.43116998663535" table:formula="of:=ABS([.D135])" table:style-name="ce1">
            <text:p>1.431169987</text:p>
          </table:table-cell>
          <table:table-cell office:value-type="float" office:value="1.48708815794717" table:formula="of:=ABS([.E135])" table:style-name="ce1">
            <text:p>1.487088158</text:p>
          </table:table-cell>
          <table:table-cell office:value-type="float" office:value="1.5" table:formula="of:=[.B135]*[.C135]" table:style-name="ce1">
            <text:p>1.5</text:p>
          </table:table-cell>
          <table:table-cell table:number-columns-repeated="2" table:style-name="ce1"/>
          <table:table-cell office:value-type="float" office:value="0" table:formula="of:=[.L135]/[.C13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.5" table:style-name="ce1">
            <text:p>0.5</text:p>
          </table:table-cell>
          <table:table-cell office:value-type="float" office:value="1.3613568165555701" table:style-name="ce1">
            <text:p>1.361356817</text:p>
          </table:table-cell>
          <table:table-cell office:value-type="float" office:value="1.44263135292765" table:style-name="ce1">
            <text:p>1.442631353</text:p>
          </table:table-cell>
          <table:table-cell office:value-type="float" office:value="15224" table:style-name="ce1">
            <text:p>15224</text:p>
          </table:table-cell>
          <table:table-cell table:style-name="ce1"/>
          <table:table-cell office:value-type="float" office:value="1.3613568165555701" table:formula="of:=ABS([.D136])" table:style-name="ce1">
            <text:p>1.361356817</text:p>
          </table:table-cell>
          <table:table-cell office:value-type="float" office:value="1.44263135292765" table:formula="of:=ABS([.E136])" table:style-name="ce1">
            <text:p>1.442631353</text:p>
          </table:table-cell>
          <table:table-cell office:value-type="float" office:value="1.5" table:formula="of:=[.B136]*[.C136]" table:style-name="ce1">
            <text:p>1.5</text:p>
          </table:table-cell>
          <table:table-cell table:number-columns-repeated="2" table:style-name="ce1"/>
          <table:table-cell office:value-type="float" office:value="0" table:formula="of:=[.L136]/[.C136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.5" table:style-name="ce1">
            <text:p>0.5</text:p>
          </table:table-cell>
          <table:table-cell office:value-type="float" office:value="1.43116998663535" table:style-name="ce1">
            <text:p>1.431169987</text:p>
          </table:table-cell>
          <table:table-cell office:value-type="float" office:value="1.4803824130304499" table:style-name="ce1">
            <text:p>1.480382413</text:p>
          </table:table-cell>
          <table:table-cell office:value-type="float" office:value="15224" table:style-name="ce1">
            <text:p>15224</text:p>
          </table:table-cell>
          <table:table-cell table:style-name="ce1"/>
          <table:table-cell office:value-type="float" office:value="1.43116998663535" table:formula="of:=ABS([.D137])" table:style-name="ce1">
            <text:p>1.431169987</text:p>
          </table:table-cell>
          <table:table-cell office:value-type="float" office:value="1.4803824130304499" table:formula="of:=ABS([.E137])" table:style-name="ce1">
            <text:p>1.480382413</text:p>
          </table:table-cell>
          <table:table-cell office:value-type="float" office:value="1.5" table:formula="of:=[.B137]*[.C137]" table:style-name="ce1">
            <text:p>1.5</text:p>
          </table:table-cell>
          <table:table-cell table:number-columns-repeated="2" table:style-name="ce1"/>
          <table:table-cell office:value-type="float" office:value="0" table:formula="of:=[.L137]/[.C137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.5" table:style-name="ce1">
            <text:p>0.5</text:p>
          </table:table-cell>
          <table:table-cell office:value-type="float" office:value="1.43116998663535" table:style-name="ce1">
            <text:p>1.431169987</text:p>
          </table:table-cell>
          <table:table-cell office:value-type="float" office:value="1.5089840336848099" table:style-name="ce1">
            <text:p>1.508984034</text:p>
          </table:table-cell>
          <table:table-cell office:value-type="float" office:value="15224" table:style-name="ce1">
            <text:p>15224</text:p>
          </table:table-cell>
          <table:table-cell table:style-name="ce1"/>
          <table:table-cell office:value-type="float" office:value="1.43116998663535" table:formula="of:=ABS([.D138])" table:style-name="ce1">
            <text:p>1.431169987</text:p>
          </table:table-cell>
          <table:table-cell office:value-type="float" office:value="1.5089840336848099" table:formula="of:=ABS([.E138])" table:style-name="ce1">
            <text:p>1.508984034</text:p>
          </table:table-cell>
          <table:table-cell office:value-type="float" office:value="1.5" table:formula="of:=[.B138]*[.C138]" table:style-name="ce1">
            <text:p>1.5</text:p>
          </table:table-cell>
          <table:table-cell table:number-columns-repeated="2" table:style-name="ce1"/>
          <table:table-cell office:value-type="float" office:value="0" table:formula="of:=[.L138]/[.C138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.5" table:style-name="ce1">
            <text:p>0.5</text:p>
          </table:table-cell>
          <table:table-cell office:value-type="float" office:value="1.5882496193148401" table:style-name="ce1">
            <text:p>1.588249619</text:p>
          </table:table-cell>
          <table:table-cell office:value-type="float" office:value="1.6865273017822999" table:style-name="ce1">
            <text:p>1.686527302</text:p>
          </table:table-cell>
          <table:table-cell office:value-type="float" office:value="15224" table:style-name="ce1">
            <text:p>15224</text:p>
          </table:table-cell>
          <table:table-cell table:style-name="ce1"/>
          <table:table-cell office:value-type="float" office:value="1.5882496193148401" table:formula="of:=ABS([.D139])" table:style-name="ce1">
            <text:p>1.588249619</text:p>
          </table:table-cell>
          <table:table-cell office:value-type="float" office:value="1.6865273017822999" table:formula="of:=ABS([.E139])" table:style-name="ce1">
            <text:p>1.686527302</text:p>
          </table:table-cell>
          <table:table-cell office:value-type="float" office:value="1.5" table:formula="of:=[.B139]*[.C139]" table:style-name="ce1">
            <text:p>1.5</text:p>
          </table:table-cell>
          <table:table-cell table:number-columns-repeated="2" table:style-name="ce1"/>
          <table:table-cell office:value-type="float" office:value="0" table:formula="of:=[.L139]/[.C139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.5" table:style-name="ce1">
            <text:p>0.5</text:p>
          </table:table-cell>
          <table:table-cell office:value-type="float" office:value="1.37881010907555" table:style-name="ce1">
            <text:p>1.378810109</text:p>
          </table:table-cell>
          <table:table-cell office:value-type="float" office:value="1.4924872113405201" table:style-name="ce1">
            <text:p>1.492487211</text:p>
          </table:table-cell>
          <table:table-cell office:value-type="float" office:value="15224" table:style-name="ce1">
            <text:p>15224</text:p>
          </table:table-cell>
          <table:table-cell table:style-name="ce1"/>
          <table:table-cell office:value-type="float" office:value="1.37881010907555" table:formula="of:=ABS([.D140])" table:style-name="ce1">
            <text:p>1.378810109</text:p>
          </table:table-cell>
          <table:table-cell office:value-type="float" office:value="1.4924872113405201" table:formula="of:=ABS([.E140])" table:style-name="ce1">
            <text:p>1.492487211</text:p>
          </table:table-cell>
          <table:table-cell office:value-type="float" office:value="1.5" table:formula="of:=[.B140]*[.C140]" table:style-name="ce1">
            <text:p>1.5</text:p>
          </table:table-cell>
          <table:table-cell table:number-columns-repeated="2" table:style-name="ce1"/>
          <table:table-cell office:value-type="float" office:value="0" table:formula="of:=[.L140]/[.C140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.5" table:style-name="ce1">
            <text:p>0.5</text:p>
          </table:table-cell>
          <table:table-cell office:value-type="float" office:value="1.37881010907552" table:style-name="ce1">
            <text:p>1.378810109</text:p>
          </table:table-cell>
          <table:table-cell office:value-type="float" office:value="1.4818151571879901" table:style-name="ce1">
            <text:p>1.481815157</text:p>
          </table:table-cell>
          <table:table-cell office:value-type="float" office:value="15224" table:style-name="ce1">
            <text:p>15224</text:p>
          </table:table-cell>
          <table:table-cell table:style-name="ce1"/>
          <table:table-cell office:value-type="float" office:value="1.37881010907552" table:formula="of:=ABS([.D141])" table:style-name="ce1">
            <text:p>1.378810109</text:p>
          </table:table-cell>
          <table:table-cell office:value-type="float" office:value="1.4818151571879901" table:formula="of:=ABS([.E141])" table:style-name="ce1">
            <text:p>1.481815157</text:p>
          </table:table-cell>
          <table:table-cell office:value-type="float" office:value="1.5" table:formula="of:=[.B141]*[.C141]" table:style-name="ce1">
            <text:p>1.5</text:p>
          </table:table-cell>
          <table:table-cell table:number-columns-repeated="2" table:style-name="ce1"/>
          <table:table-cell office:value-type="float" office:value="0" table:formula="of:=[.L141]/[.C141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.5" table:style-name="ce1">
            <text:p>0.5</text:p>
          </table:table-cell>
          <table:table-cell office:value-type="float" office:value="1.69296937443451" table:style-name="ce1">
            <text:p>1.692969374</text:p>
          </table:table-cell>
          <table:table-cell office:value-type="float" office:value="1.7467079692549199" table:style-name="ce1">
            <text:p>1.746707969</text:p>
          </table:table-cell>
          <table:table-cell office:value-type="float" office:value="15224" table:style-name="ce1">
            <text:p>15224</text:p>
          </table:table-cell>
          <table:table-cell table:style-name="ce1"/>
          <table:table-cell office:value-type="float" office:value="1.69296937443451" table:formula="of:=ABS([.D142])" table:style-name="ce1">
            <text:p>1.692969374</text:p>
          </table:table-cell>
          <table:table-cell office:value-type="float" office:value="1.7467079692549199" table:formula="of:=ABS([.E142])" table:style-name="ce1">
            <text:p>1.746707969</text:p>
          </table:table-cell>
          <table:table-cell office:value-type="float" office:value="1.5" table:formula="of:=[.B142]*[.C142]" table:style-name="ce1">
            <text:p>1.5</text:p>
          </table:table-cell>
          <table:table-cell table:number-columns-repeated="2" table:style-name="ce1"/>
          <table:table-cell office:value-type="float" office:value="0" table:formula="of:=[.L142]/[.C14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4.5" table:style-name="ce2">
            <text:p>4.5</text:p>
          </table:table-cell>
          <table:table-cell office:value-type="float" office:value="0.5" table:style-name="ce2">
            <text:p>0.5</text:p>
          </table:table-cell>
          <table:table-cell office:value-type="float" office:value="1.41371669411541" table:style-name="ce2">
            <text:p>1.413716694</text:p>
          </table:table-cell>
          <table:table-cell office:value-type="float" office:value="1.5042782971809201" table:style-name="ce2">
            <text:p>1.504278297</text:p>
          </table:table-cell>
          <table:table-cell office:value-type="float" office:value="15224" table:style-name="ce2">
            <text:p>15224</text:p>
          </table:table-cell>
          <table:table-cell table:style-name="ce1"/>
          <table:table-cell office:value-type="float" office:value="1.41371669411541" table:formula="of:=ABS([.D143])" table:style-name="ce1">
            <text:p>1.413716694</text:p>
          </table:table-cell>
          <table:table-cell office:value-type="float" office:value="1.5042782971809201" table:formula="of:=ABS([.E143])" table:style-name="ce1">
            <text:p>1.504278297</text:p>
          </table:table-cell>
          <table:table-cell office:value-type="float" office:value="2.25" table:formula="of:=[.B143]*[.C143]" table:style-name="ce1">
            <text:p>2.25</text:p>
          </table:table-cell>
          <table:table-cell office:value-type="float" office:value="1.5323990832510301" table:formula="of:=AVERAGE([.H143:.H152])" table:style-name="ce1">
            <text:p>1.532399083</text:p>
          </table:table-cell>
          <table:table-cell office:value-type="float" office:value="1.6199473102103545" table:formula="of:=AVERAGE([.I143:.I152])" table:style-name="ce1">
            <text:p>1.61994731</text:p>
          </table:table-cell>
          <table:table-cell office:value-type="float" office:value="3.2398946204207091" table:formula="of:=[.L143]/[.C143]" table:style-name="ce1">
            <text:p>3.23989462</text:p>
          </table:table-cell>
          <table:table-cell table:number-columns-repeated="1637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.5" table:style-name="ce2">
            <text:p>4.5</text:p>
          </table:table-cell>
          <table:table-cell office:value-type="float" office:value="0.5" table:style-name="ce2">
            <text:p>0.5</text:p>
          </table:table-cell>
          <table:table-cell office:value-type="float" office:value="1.43116998663535" table:style-name="ce2">
            <text:p>1.431169987</text:p>
          </table:table-cell>
          <table:table-cell office:value-type="float" office:value="1.4920004396194799" table:style-name="ce2">
            <text:p>1.49200044</text:p>
          </table:table-cell>
          <table:table-cell office:value-type="float" office:value="15224" table:style-name="ce2">
            <text:p>15224</text:p>
          </table:table-cell>
          <table:table-cell table:style-name="ce1"/>
          <table:table-cell office:value-type="float" office:value="1.43116998663535" table:formula="of:=ABS([.D144])" table:style-name="ce1">
            <text:p>1.431169987</text:p>
          </table:table-cell>
          <table:table-cell office:value-type="float" office:value="1.4920004396194799" table:formula="of:=ABS([.E144])" table:style-name="ce1">
            <text:p>1.49200044</text:p>
          </table:table-cell>
          <table:table-cell office:value-type="float" office:value="2.25" table:formula="of:=[.B144]*[.C144]" table:style-name="ce1">
            <text:p>2.25</text:p>
          </table:table-cell>
          <table:table-cell office:value-type="float" office:value="1.5323990832510301" table:formula="of:=AVERAGE([.H143:.H152])" table:style-name="ce1">
            <text:p>1.532399083</text:p>
          </table:table-cell>
          <table:table-cell office:value-type="float" office:value="1.6199473102103545" table:formula="of:=AVERAGE([.I143:.I152])" table:style-name="ce1">
            <text:p>1.61994731</text:p>
          </table:table-cell>
          <table:table-cell office:value-type="float" office:value="3.2398946204207091" table:formula="of:=[.L144]/[.C144]" table:style-name="ce1">
            <text:p>3.23989462</text:p>
          </table:table-cell>
          <table:table-cell table:number-columns-repeated="1637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.5" table:style-name="ce2">
            <text:p>4.5</text:p>
          </table:table-cell>
          <table:table-cell office:value-type="float" office:value="0.5" table:style-name="ce2">
            <text:p>0.5</text:p>
          </table:table-cell>
          <table:table-cell office:value-type="float" office:value="1.6231562043547301" table:style-name="ce2">
            <text:p>1.623156204</text:p>
          </table:table-cell>
          <table:table-cell office:value-type="float" office:value="1.7145553105154401" table:style-name="ce2">
            <text:p>1.714555311</text:p>
          </table:table-cell>
          <table:table-cell office:value-type="float" office:value="15224" table:style-name="ce2">
            <text:p>15224</text:p>
          </table:table-cell>
          <table:table-cell table:style-name="ce1"/>
          <table:table-cell office:value-type="float" office:value="1.6231562043547301" table:formula="of:=ABS([.D145])" table:style-name="ce1">
            <text:p>1.623156204</text:p>
          </table:table-cell>
          <table:table-cell office:value-type="float" office:value="1.7145553105154401" table:formula="of:=ABS([.E145])" table:style-name="ce1">
            <text:p>1.714555311</text:p>
          </table:table-cell>
          <table:table-cell office:value-type="float" office:value="2.25" table:formula="of:=[.B145]*[.C145]" table:style-name="ce1">
            <text:p>2.25</text:p>
          </table:table-cell>
          <table:table-cell table:number-columns-repeated="2" table:style-name="ce1"/>
          <table:table-cell office:value-type="float" office:value="0" table:formula="of:=[.L145]/[.C14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.5" table:style-name="ce2">
            <text:p>4.5</text:p>
          </table:table-cell>
          <table:table-cell office:value-type="float" office:value="0.5" table:style-name="ce2">
            <text:p>0.5</text:p>
          </table:table-cell>
          <table:table-cell office:value-type="float" office:value="1.65806278939462" table:style-name="ce2">
            <text:p>1.658062789</text:p>
          </table:table-cell>
          <table:table-cell office:value-type="float" office:value="1.72643996788551" table:style-name="ce2">
            <text:p>1.726439968</text:p>
          </table:table-cell>
          <table:table-cell office:value-type="float" office:value="15224" table:style-name="ce2">
            <text:p>15224</text:p>
          </table:table-cell>
          <table:table-cell table:style-name="ce1"/>
          <table:table-cell office:value-type="float" office:value="1.65806278939462" table:formula="of:=ABS([.D146])" table:style-name="ce1">
            <text:p>1.658062789</text:p>
          </table:table-cell>
          <table:table-cell office:value-type="float" office:value="1.72643996788551" table:formula="of:=ABS([.E146])" table:style-name="ce1">
            <text:p>1.726439968</text:p>
          </table:table-cell>
          <table:table-cell office:value-type="float" office:value="2.25" table:formula="of:=[.B146]*[.C146]" table:style-name="ce1">
            <text:p>2.25</text:p>
          </table:table-cell>
          <table:table-cell table:number-columns-repeated="2" table:style-name="ce1"/>
          <table:table-cell office:value-type="float" office:value="0" table:formula="of:=[.L146]/[.C146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4.5" table:style-name="ce2">
            <text:p>4.5</text:p>
          </table:table-cell>
          <table:table-cell office:value-type="float" office:value="0.5" table:style-name="ce2">
            <text:p>0.5</text:p>
          </table:table-cell>
          <table:table-cell office:value-type="float" office:value="1.5882496193148901" table:style-name="ce2">
            <text:p>1.588249619</text:p>
          </table:table-cell>
          <table:table-cell office:value-type="float" office:value="1.6800119519549701" table:style-name="ce2">
            <text:p>1.680011952</text:p>
          </table:table-cell>
          <table:table-cell office:value-type="float" office:value="15224" table:style-name="ce2">
            <text:p>15224</text:p>
          </table:table-cell>
          <table:table-cell table:style-name="ce1"/>
          <table:table-cell office:value-type="float" office:value="1.5882496193148901" table:formula="of:=ABS([.D147])" table:style-name="ce1">
            <text:p>1.588249619</text:p>
          </table:table-cell>
          <table:table-cell office:value-type="float" office:value="1.6800119519549701" table:formula="of:=ABS([.E147])" table:style-name="ce1">
            <text:p>1.680011952</text:p>
          </table:table-cell>
          <table:table-cell office:value-type="float" office:value="2.25" table:formula="of:=[.B147]*[.C147]" table:style-name="ce1">
            <text:p>2.25</text:p>
          </table:table-cell>
          <table:table-cell table:number-columns-repeated="2" table:style-name="ce1"/>
          <table:table-cell office:value-type="float" office:value="0" table:formula="of:=[.L147]/[.C147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.5" table:style-name="ce2">
            <text:p>4.5</text:p>
          </table:table-cell>
          <table:table-cell office:value-type="float" office:value="0.5" table:style-name="ce2">
            <text:p>0.5</text:p>
          </table:table-cell>
          <table:table-cell office:value-type="float" office:value="1.6231562043547301" table:style-name="ce2">
            <text:p>1.623156204</text:p>
          </table:table-cell>
          <table:table-cell office:value-type="float" office:value="1.72514440629397" table:style-name="ce2">
            <text:p>1.725144406</text:p>
          </table:table-cell>
          <table:table-cell office:value-type="float" office:value="15224" table:style-name="ce2">
            <text:p>15224</text:p>
          </table:table-cell>
          <table:table-cell table:style-name="ce1"/>
          <table:table-cell office:value-type="float" office:value="1.6231562043547301" table:formula="of:=ABS([.D148])" table:style-name="ce1">
            <text:p>1.623156204</text:p>
          </table:table-cell>
          <table:table-cell office:value-type="float" office:value="1.72514440629397" table:formula="of:=ABS([.E148])" table:style-name="ce1">
            <text:p>1.725144406</text:p>
          </table:table-cell>
          <table:table-cell office:value-type="float" office:value="2.25" table:formula="of:=[.B148]*[.C148]" table:style-name="ce1">
            <text:p>2.25</text:p>
          </table:table-cell>
          <table:table-cell table:number-columns-repeated="2" table:style-name="ce1"/>
          <table:table-cell office:value-type="float" office:value="0" table:formula="of:=[.L148]/[.C148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.5" table:style-name="ce2">
            <text:p>4.5</text:p>
          </table:table-cell>
          <table:table-cell office:value-type="float" office:value="0.5" table:style-name="ce2">
            <text:p>0.5</text:p>
          </table:table-cell>
          <table:table-cell office:value-type="float" office:value="1.65806278939462" table:style-name="ce2">
            <text:p>1.658062789</text:p>
          </table:table-cell>
          <table:table-cell office:value-type="float" office:value="1.7292243766542199" table:style-name="ce2">
            <text:p>1.729224377</text:p>
          </table:table-cell>
          <table:table-cell office:value-type="float" office:value="15224" table:style-name="ce2">
            <text:p>15224</text:p>
          </table:table-cell>
          <table:table-cell table:style-name="ce1"/>
          <table:table-cell office:value-type="float" office:value="1.65806278939462" table:formula="of:=ABS([.D149])" table:style-name="ce1">
            <text:p>1.658062789</text:p>
          </table:table-cell>
          <table:table-cell office:value-type="float" office:value="1.7292243766542199" table:formula="of:=ABS([.E149])" table:style-name="ce1">
            <text:p>1.729224377</text:p>
          </table:table-cell>
          <table:table-cell office:value-type="float" office:value="2.25" table:formula="of:=[.B149]*[.C149]" table:style-name="ce1">
            <text:p>2.25</text:p>
          </table:table-cell>
          <table:table-cell table:number-columns-repeated="2" table:style-name="ce1"/>
          <table:table-cell office:value-type="float" office:value="0" table:formula="of:=[.L149]/[.C149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4.5" table:style-name="ce2">
            <text:p>4.5</text:p>
          </table:table-cell>
          <table:table-cell office:value-type="float" office:value="0.5" table:style-name="ce2">
            <text:p>0.5</text:p>
          </table:table-cell>
          <table:table-cell office:value-type="float" office:value="1.6406094968746701" table:style-name="ce2">
            <text:p>1.640609497</text:p>
          </table:table-cell>
          <table:table-cell office:value-type="float" office:value="1.73101621849474" table:style-name="ce2">
            <text:p>1.731016218</text:p>
          </table:table-cell>
          <table:table-cell office:value-type="float" office:value="15224" table:style-name="ce2">
            <text:p>15224</text:p>
          </table:table-cell>
          <table:table-cell table:style-name="ce1"/>
          <table:table-cell office:value-type="float" office:value="1.6406094968746701" table:formula="of:=ABS([.D150])" table:style-name="ce1">
            <text:p>1.640609497</text:p>
          </table:table-cell>
          <table:table-cell office:value-type="float" office:value="1.73101621849474" table:formula="of:=ABS([.E150])" table:style-name="ce1">
            <text:p>1.731016218</text:p>
          </table:table-cell>
          <table:table-cell office:value-type="float" office:value="2.25" table:formula="of:=[.B150]*[.C150]" table:style-name="ce1">
            <text:p>2.25</text:p>
          </table:table-cell>
          <table:table-cell table:number-columns-repeated="2" table:style-name="ce1"/>
          <table:table-cell office:value-type="float" office:value="0" table:formula="of:=[.L150]/[.C150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4.5" table:style-name="ce2">
            <text:p>4.5</text:p>
          </table:table-cell>
          <table:table-cell office:value-type="float" office:value="0.5" table:style-name="ce2">
            <text:p>0.5</text:p>
          </table:table-cell>
          <table:table-cell office:value-type="float" office:value="1.3439035240356301" table:style-name="ce2">
            <text:p>1.343903524</text:p>
          </table:table-cell>
          <table:table-cell office:value-type="float" office:value="1.43014953590004" table:style-name="ce2">
            <text:p>1.430149536</text:p>
          </table:table-cell>
          <table:table-cell office:value-type="float" office:value="15224" table:style-name="ce2">
            <text:p>15224</text:p>
          </table:table-cell>
          <table:table-cell table:style-name="ce1"/>
          <table:table-cell office:value-type="float" office:value="1.3439035240356301" table:formula="of:=ABS([.D151])" table:style-name="ce1">
            <text:p>1.343903524</text:p>
          </table:table-cell>
          <table:table-cell office:value-type="float" office:value="1.43014953590004" table:formula="of:=ABS([.E151])" table:style-name="ce1">
            <text:p>1.430149536</text:p>
          </table:table-cell>
          <table:table-cell office:value-type="float" office:value="2.25" table:formula="of:=[.B151]*[.C151]" table:style-name="ce1">
            <text:p>2.25</text:p>
          </table:table-cell>
          <table:table-cell table:number-columns-repeated="2" table:style-name="ce1"/>
          <table:table-cell office:value-type="float" office:value="0" table:formula="of:=[.L151]/[.C151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4.5" table:style-name="ce2">
            <text:p>4.5</text:p>
          </table:table-cell>
          <table:table-cell office:value-type="float" office:value="0.5" table:style-name="ce2">
            <text:p>0.5</text:p>
          </table:table-cell>
          <table:table-cell office:value-type="float" office:value="1.3439035240356501" table:style-name="ce2">
            <text:p>1.343903524</text:p>
          </table:table-cell>
          <table:table-cell office:value-type="float" office:value="1.4666525976042599" table:style-name="ce2">
            <text:p>1.466652598</text:p>
          </table:table-cell>
          <table:table-cell office:value-type="float" office:value="15224" table:style-name="ce2">
            <text:p>15224</text:p>
          </table:table-cell>
          <table:table-cell table:style-name="ce1"/>
          <table:table-cell office:value-type="float" office:value="1.3439035240356501" table:formula="of:=ABS([.D152])" table:style-name="ce1">
            <text:p>1.343903524</text:p>
          </table:table-cell>
          <table:table-cell office:value-type="float" office:value="1.4666525976042599" table:formula="of:=ABS([.E152])" table:style-name="ce1">
            <text:p>1.466652598</text:p>
          </table:table-cell>
          <table:table-cell office:value-type="float" office:value="2.25" table:formula="of:=[.B152]*[.C152]" table:style-name="ce1">
            <text:p>2.25</text:p>
          </table:table-cell>
          <table:table-cell table:number-columns-repeated="2" table:style-name="ce1"/>
          <table:table-cell office:value-type="float" office:value="0" table:formula="of:=[.L152]/[.C15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25" table:style-name="ce1">
            <text:p>0.25</text:p>
          </table:table-cell>
          <table:table-cell office:value-type="float" office:value="0.13962634015956599" table:style-name="ce1">
            <text:p>0.13962634</text:p>
          </table:table-cell>
          <table:table-cell office:value-type="float" office:value="0.147986678731437" table:style-name="ce1">
            <text:p>0.147986679</text:p>
          </table:table-cell>
          <table:table-cell office:value-type="float" office:value="15224" table:style-name="ce1">
            <text:p>15224</text:p>
          </table:table-cell>
          <table:table-cell table:style-name="ce1"/>
          <table:table-cell office:value-type="float" office:value="0.13962634015956599" table:formula="of:=ABS([.D153])" table:style-name="ce1">
            <text:p>0.13962634</text:p>
          </table:table-cell>
          <table:table-cell office:value-type="float" office:value="0.147986678731437" table:formula="of:=ABS([.E153])" table:style-name="ce1">
            <text:p>0.147986679</text:p>
          </table:table-cell>
          <table:table-cell office:value-type="float" office:value="0.2" table:formula="of:=[.B153]*[.C153]" table:style-name="ce1">
            <text:p>0.2</text:p>
          </table:table-cell>
          <table:table-cell office:value-type="float" office:value="0.18675022996341967" table:formula="of:=AVERAGE([.H153:.H162])" table:style-name="ce1">
            <text:p>0.18675023</text:p>
          </table:table-cell>
          <table:table-cell office:value-type="float" office:value="0.19425459614069737" table:formula="of:=AVERAGE([.I153:.I162])" table:style-name="ce1">
            <text:p>0.194254596</text:p>
          </table:table-cell>
          <table:table-cell office:value-type="float" office:value="0.77701838456278949" table:formula="of:=[.L153]/[.C153]" table:style-name="ce1">
            <text:p>0.777018385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25" table:style-name="ce1">
            <text:p>0.25</text:p>
          </table:table-cell>
          <table:table-cell office:value-type="float" office:value="0.191986217719403" table:style-name="ce1">
            <text:p>0.191986218</text:p>
          </table:table-cell>
          <table:table-cell office:value-type="float" office:value="0.20806372611353399" table:style-name="ce1">
            <text:p>0.208063726</text:p>
          </table:table-cell>
          <table:table-cell office:value-type="float" office:value="15224" table:style-name="ce1">
            <text:p>15224</text:p>
          </table:table-cell>
          <table:table-cell table:style-name="ce1"/>
          <table:table-cell office:value-type="float" office:value="0.191986217719403" table:formula="of:=ABS([.D154])" table:style-name="ce1">
            <text:p>0.191986218</text:p>
          </table:table-cell>
          <table:table-cell office:value-type="float" office:value="0.20806372611353399" table:formula="of:=ABS([.E154])" table:style-name="ce1">
            <text:p>0.208063726</text:p>
          </table:table-cell>
          <table:table-cell office:value-type="float" office:value="0.2" table:formula="of:=[.B154]*[.C154]" table:style-name="ce1">
            <text:p>0.2</text:p>
          </table:table-cell>
          <table:table-cell office:value-type="float" office:value="0.18675022996341967" table:formula="of:=AVERAGE([.H153:.H162])" table:style-name="ce1">
            <text:p>0.18675023</text:p>
          </table:table-cell>
          <table:table-cell office:value-type="float" office:value="0.19425459614069737" table:formula="of:=AVERAGE([.I153:.I162])" table:style-name="ce1">
            <text:p>0.194254596</text:p>
          </table:table-cell>
          <table:table-cell office:value-type="float" office:value="0.77701838456278949" table:formula="of:=[.L154]/[.C154]" table:style-name="ce1">
            <text:p>0.777018385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8" table:style-name="ce1">
            <text:p>0.8</text:p>
          </table:table-cell>
          <table:table-cell office:value-type="float" office:value="0.25" table:style-name="ce1">
            <text:p>0.25</text:p>
          </table:table-cell>
          <table:table-cell office:value-type="float" office:value="0.20943951023935001" table:style-name="ce1">
            <text:p>0.20943951</text:p>
          </table:table-cell>
          <table:table-cell office:value-type="float" office:value="0.21859372199813501" table:style-name="ce1">
            <text:p>0.218593722</text:p>
          </table:table-cell>
          <table:table-cell office:value-type="float" office:value="15224" table:style-name="ce1">
            <text:p>15224</text:p>
          </table:table-cell>
          <table:table-cell table:style-name="ce1"/>
          <table:table-cell office:value-type="float" office:value="0.20943951023935001" table:formula="of:=ABS([.D155])" table:style-name="ce1">
            <text:p>0.20943951</text:p>
          </table:table-cell>
          <table:table-cell office:value-type="float" office:value="0.21859372199813501" table:formula="of:=ABS([.E155])" table:style-name="ce1">
            <text:p>0.218593722</text:p>
          </table:table-cell>
          <table:table-cell office:value-type="float" office:value="0.2" table:formula="of:=[.B155]*[.C155]" table:style-name="ce1">
            <text:p>0.2</text:p>
          </table:table-cell>
          <table:table-cell table:number-columns-repeated="2" table:style-name="ce1"/>
          <table:table-cell office:value-type="float" office:value="0" table:formula="of:=[.L155]/[.C15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8" table:style-name="ce1">
            <text:p>0.8</text:p>
          </table:table-cell>
          <table:table-cell office:value-type="float" office:value="0.25" table:style-name="ce1">
            <text:p>0.25</text:p>
          </table:table-cell>
          <table:table-cell office:value-type="float" office:value="0.191986217719403" table:style-name="ce1">
            <text:p>0.191986218</text:p>
          </table:table-cell>
          <table:table-cell office:value-type="float" office:value="0.214642739225545" table:style-name="ce1">
            <text:p>0.214642739</text:p>
          </table:table-cell>
          <table:table-cell office:value-type="float" office:value="15224" table:style-name="ce1">
            <text:p>15224</text:p>
          </table:table-cell>
          <table:table-cell table:style-name="ce1"/>
          <table:table-cell office:value-type="float" office:value="0.191986217719403" table:formula="of:=ABS([.D156])" table:style-name="ce1">
            <text:p>0.191986218</text:p>
          </table:table-cell>
          <table:table-cell office:value-type="float" office:value="0.214642739225545" table:formula="of:=ABS([.E156])" table:style-name="ce1">
            <text:p>0.214642739</text:p>
          </table:table-cell>
          <table:table-cell office:value-type="float" office:value="0.2" table:formula="of:=[.B156]*[.C156]" table:style-name="ce1">
            <text:p>0.2</text:p>
          </table:table-cell>
          <table:table-cell table:number-columns-repeated="2" table:style-name="ce1"/>
          <table:table-cell office:value-type="float" office:value="0" table:formula="of:=[.L156]/[.C156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8" table:style-name="ce1">
            <text:p>0.8</text:p>
          </table:table-cell>
          <table:table-cell office:value-type="float" office:value="0.25" table:style-name="ce1">
            <text:p>0.25</text:p>
          </table:table-cell>
          <table:table-cell office:value-type="float" office:value="0.22689280275929499" table:style-name="ce1">
            <text:p>0.226892803</text:p>
          </table:table-cell>
          <table:table-cell office:value-type="float" office:value="0.218442421930716" table:style-name="ce1">
            <text:p>0.218442422</text:p>
          </table:table-cell>
          <table:table-cell office:value-type="float" office:value="15224" table:style-name="ce1">
            <text:p>15224</text:p>
          </table:table-cell>
          <table:table-cell table:style-name="ce1"/>
          <table:table-cell office:value-type="float" office:value="0.22689280275929499" table:formula="of:=ABS([.D157])" table:style-name="ce1">
            <text:p>0.226892803</text:p>
          </table:table-cell>
          <table:table-cell office:value-type="float" office:value="0.218442421930716" table:formula="of:=ABS([.E157])" table:style-name="ce1">
            <text:p>0.218442422</text:p>
          </table:table-cell>
          <table:table-cell office:value-type="float" office:value="0.2" table:formula="of:=[.B157]*[.C157]" table:style-name="ce1">
            <text:p>0.2</text:p>
          </table:table-cell>
          <table:table-cell table:number-columns-repeated="2" table:style-name="ce1"/>
          <table:table-cell office:value-type="float" office:value="0" table:formula="of:=[.L157]/[.C157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8" table:style-name="ce1">
            <text:p>0.8</text:p>
          </table:table-cell>
          <table:table-cell office:value-type="float" office:value="0.25" table:style-name="ce1">
            <text:p>0.25</text:p>
          </table:table-cell>
          <table:table-cell office:value-type="float" office:value="0.13962634015956599" table:style-name="ce1">
            <text:p>0.13962634</text:p>
          </table:table-cell>
          <table:table-cell office:value-type="float" office:value="0.15682828230701601" table:style-name="ce1">
            <text:p>0.156828282</text:p>
          </table:table-cell>
          <table:table-cell office:value-type="float" office:value="15224" table:style-name="ce1">
            <text:p>15224</text:p>
          </table:table-cell>
          <table:table-cell table:style-name="ce1"/>
          <table:table-cell office:value-type="float" office:value="0.13962634015956599" table:formula="of:=ABS([.D158])" table:style-name="ce1">
            <text:p>0.13962634</text:p>
          </table:table-cell>
          <table:table-cell office:value-type="float" office:value="0.15682828230701601" table:formula="of:=ABS([.E158])" table:style-name="ce1">
            <text:p>0.156828282</text:p>
          </table:table-cell>
          <table:table-cell office:value-type="float" office:value="0.2" table:formula="of:=[.B158]*[.C158]" table:style-name="ce1">
            <text:p>0.2</text:p>
          </table:table-cell>
          <table:table-cell table:number-columns-repeated="2" table:style-name="ce1"/>
          <table:table-cell office:value-type="float" office:value="0" table:formula="of:=[.L158]/[.C158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8" table:style-name="ce1">
            <text:p>0.8</text:p>
          </table:table-cell>
          <table:table-cell office:value-type="float" office:value="0.25" table:style-name="ce1">
            <text:p>0.25</text:p>
          </table:table-cell>
          <table:table-cell office:value-type="float" office:value="0.12217304763962" table:style-name="ce1">
            <text:p>0.122173048</text:p>
          </table:table-cell>
          <table:table-cell office:value-type="float" office:value="0.150674230272097" table:style-name="ce1">
            <text:p>0.15067423</text:p>
          </table:table-cell>
          <table:table-cell office:value-type="float" office:value="15224" table:style-name="ce1">
            <text:p>15224</text:p>
          </table:table-cell>
          <table:table-cell table:style-name="ce1"/>
          <table:table-cell office:value-type="float" office:value="0.12217304763962" table:formula="of:=ABS([.D159])" table:style-name="ce1">
            <text:p>0.122173048</text:p>
          </table:table-cell>
          <table:table-cell office:value-type="float" office:value="0.150674230272097" table:formula="of:=ABS([.E159])" table:style-name="ce1">
            <text:p>0.15067423</text:p>
          </table:table-cell>
          <table:table-cell office:value-type="float" office:value="0.2" table:formula="of:=[.B159]*[.C159]" table:style-name="ce1">
            <text:p>0.2</text:p>
          </table:table-cell>
          <table:table-cell table:number-columns-repeated="2" table:style-name="ce1"/>
          <table:table-cell office:value-type="float" office:value="0" table:formula="of:=[.L159]/[.C159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8" table:style-name="ce1">
            <text:p>0.8</text:p>
          </table:table-cell>
          <table:table-cell office:value-type="float" office:value="0.25" table:style-name="ce1">
            <text:p>0.25</text:p>
          </table:table-cell>
          <table:table-cell office:value-type="float" office:value="0.22689280275929499" table:style-name="ce1">
            <text:p>0.226892803</text:p>
          </table:table-cell>
          <table:table-cell office:value-type="float" office:value="0.21363895900132901" table:style-name="ce1">
            <text:p>0.213638959</text:p>
          </table:table-cell>
          <table:table-cell office:value-type="float" office:value="15224" table:style-name="ce1">
            <text:p>15224</text:p>
          </table:table-cell>
          <table:table-cell table:style-name="ce1"/>
          <table:table-cell office:value-type="float" office:value="0.22689280275929499" table:formula="of:=ABS([.D160])" table:style-name="ce1">
            <text:p>0.226892803</text:p>
          </table:table-cell>
          <table:table-cell office:value-type="float" office:value="0.21363895900132901" table:formula="of:=ABS([.E160])" table:style-name="ce1">
            <text:p>0.213638959</text:p>
          </table:table-cell>
          <table:table-cell office:value-type="float" office:value="0.2" table:formula="of:=[.B160]*[.C160]" table:style-name="ce1">
            <text:p>0.2</text:p>
          </table:table-cell>
          <table:table-cell table:number-columns-repeated="2" table:style-name="ce1"/>
          <table:table-cell office:value-type="float" office:value="0" table:formula="of:=[.L160]/[.C160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8" table:style-name="ce1">
            <text:p>0.8</text:p>
          </table:table-cell>
          <table:table-cell office:value-type="float" office:value="0.25" table:style-name="ce1">
            <text:p>0.25</text:p>
          </table:table-cell>
          <table:table-cell office:value-type="float" office:value="0.22689280275929599" table:style-name="ce1">
            <text:p>0.226892803</text:p>
          </table:table-cell>
          <table:table-cell office:value-type="float" office:value="0.20886704242686099" table:style-name="ce1">
            <text:p>0.208867042</text:p>
          </table:table-cell>
          <table:table-cell office:value-type="float" office:value="15224" table:style-name="ce1">
            <text:p>15224</text:p>
          </table:table-cell>
          <table:table-cell table:style-name="ce1"/>
          <table:table-cell office:value-type="float" office:value="0.22689280275929599" table:formula="of:=ABS([.D161])" table:style-name="ce1">
            <text:p>0.226892803</text:p>
          </table:table-cell>
          <table:table-cell office:value-type="float" office:value="0.20886704242686099" table:formula="of:=ABS([.E161])" table:style-name="ce1">
            <text:p>0.208867042</text:p>
          </table:table-cell>
          <table:table-cell office:value-type="float" office:value="0.2" table:formula="of:=[.B161]*[.C161]" table:style-name="ce1">
            <text:p>0.2</text:p>
          </table:table-cell>
          <table:table-cell table:number-columns-repeated="2" table:style-name="ce1"/>
          <table:table-cell office:value-type="float" office:value="0" table:formula="of:=[.L161]/[.C161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8" table:style-name="ce1">
            <text:p>0.8</text:p>
          </table:table-cell>
          <table:table-cell office:value-type="float" office:value="0.25" table:style-name="ce1">
            <text:p>0.25</text:p>
          </table:table-cell>
          <table:table-cell office:value-type="float" office:value="0.191986217719403" table:style-name="ce1">
            <text:p>0.191986218</text:p>
          </table:table-cell>
          <table:table-cell office:value-type="float" office:value="0.204808159400304" table:style-name="ce1">
            <text:p>0.204808159</text:p>
          </table:table-cell>
          <table:table-cell office:value-type="float" office:value="15224" table:style-name="ce1">
            <text:p>15224</text:p>
          </table:table-cell>
          <table:table-cell table:style-name="ce1"/>
          <table:table-cell office:value-type="float" office:value="0.191986217719403" table:formula="of:=ABS([.D162])" table:style-name="ce1">
            <text:p>0.191986218</text:p>
          </table:table-cell>
          <table:table-cell office:value-type="float" office:value="0.204808159400304" table:formula="of:=ABS([.E162])" table:style-name="ce1">
            <text:p>0.204808159</text:p>
          </table:table-cell>
          <table:table-cell office:value-type="float" office:value="0.2" table:formula="of:=[.B162]*[.C162]" table:style-name="ce1">
            <text:p>0.2</text:p>
          </table:table-cell>
          <table:table-cell table:number-columns-repeated="2" table:style-name="ce1"/>
          <table:table-cell office:value-type="float" office:value="0" table:formula="of:=[.L162]/[.C16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.25" table:style-name="ce2">
            <text:p>0.25</text:p>
          </table:table-cell>
          <table:table-cell office:value-type="float" office:value="0.191986217719403" table:style-name="ce2">
            <text:p>0.191986218</text:p>
          </table:table-cell>
          <table:table-cell office:value-type="float" office:value="0.19425142761258901" table:style-name="ce2">
            <text:p>0.194251428</text:p>
          </table:table-cell>
          <table:table-cell office:value-type="float" office:value="15224" table:style-name="ce2">
            <text:p>15224</text:p>
          </table:table-cell>
          <table:table-cell table:style-name="ce1"/>
          <table:table-cell office:value-type="float" office:value="0.191986217719403" table:formula="of:=ABS([.D163])" table:style-name="ce1">
            <text:p>0.191986218</text:p>
          </table:table-cell>
          <table:table-cell office:value-type="float" office:value="0.19425142761258901" table:formula="of:=ABS([.E163])" table:style-name="ce1">
            <text:p>0.194251428</text:p>
          </table:table-cell>
          <table:table-cell office:value-type="float" office:value="0.25" table:formula="of:=[.B163]*[.C163]" table:style-name="ce1">
            <text:p>0.25</text:p>
          </table:table-cell>
          <table:table-cell office:value-type="float" office:value="0.22340214425530558" table:formula="of:=AVERAGE([.H163:.H172])" table:style-name="ce1">
            <text:p>0.223402144</text:p>
          </table:table-cell>
          <table:table-cell office:value-type="float" office:value="0.22730731377359667" table:formula="of:=AVERAGE([.I163:.I172])" table:style-name="ce1">
            <text:p>0.227307314</text:p>
          </table:table-cell>
          <table:table-cell office:value-type="float" office:value="0.90922925509438668" table:formula="of:=[.L163]/[.C163]" table:style-name="ce1">
            <text:p>0.909229255</text:p>
          </table:table-cell>
          <table:table-cell table:number-columns-repeated="1637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25" table:style-name="ce2">
            <text:p>0.25</text:p>
          </table:table-cell>
          <table:table-cell office:value-type="float" office:value="0.27925268031913197" table:style-name="ce2">
            <text:p>0.27925268</text:p>
          </table:table-cell>
          <table:table-cell office:value-type="float" office:value="0.27059870610555398" table:style-name="ce2">
            <text:p>0.270598706</text:p>
          </table:table-cell>
          <table:table-cell office:value-type="float" office:value="15224" table:style-name="ce2">
            <text:p>15224</text:p>
          </table:table-cell>
          <table:table-cell table:style-name="ce1"/>
          <table:table-cell office:value-type="float" office:value="0.27925268031913197" table:formula="of:=ABS([.D164])" table:style-name="ce1">
            <text:p>0.27925268</text:p>
          </table:table-cell>
          <table:table-cell office:value-type="float" office:value="0.27059870610555398" table:formula="of:=ABS([.E164])" table:style-name="ce1">
            <text:p>0.270598706</text:p>
          </table:table-cell>
          <table:table-cell office:value-type="float" office:value="0.25" table:formula="of:=[.B164]*[.C164]" table:style-name="ce1">
            <text:p>0.25</text:p>
          </table:table-cell>
          <table:table-cell office:value-type="float" office:value="0.22340214425530558" table:formula="of:=AVERAGE([.H163:.H172])" table:style-name="ce1">
            <text:p>0.223402144</text:p>
          </table:table-cell>
          <table:table-cell office:value-type="float" office:value="0.22730731377359667" table:formula="of:=AVERAGE([.I163:.I172])" table:style-name="ce1">
            <text:p>0.227307314</text:p>
          </table:table-cell>
          <table:table-cell office:value-type="float" office:value="0.90922925509438668" table:formula="of:=[.L164]/[.C164]" table:style-name="ce1">
            <text:p>0.909229255</text:p>
          </table:table-cell>
          <table:table-cell table:number-columns-repeated="1637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25" table:style-name="ce2">
            <text:p>0.25</text:p>
          </table:table-cell>
          <table:table-cell office:value-type="float" office:value="0.17453292519945801" table:style-name="ce2">
            <text:p>0.174532925</text:p>
          </table:table-cell>
          <table:table-cell office:value-type="float" office:value="0.198457542014875" table:style-name="ce2">
            <text:p>0.198457542</text:p>
          </table:table-cell>
          <table:table-cell office:value-type="float" office:value="15224" table:style-name="ce2">
            <text:p>15224</text:p>
          </table:table-cell>
          <table:table-cell table:style-name="ce1"/>
          <table:table-cell office:value-type="float" office:value="0.17453292519945801" table:formula="of:=ABS([.D165])" table:style-name="ce1">
            <text:p>0.174532925</text:p>
          </table:table-cell>
          <table:table-cell office:value-type="float" office:value="0.198457542014875" table:formula="of:=ABS([.E165])" table:style-name="ce1">
            <text:p>0.198457542</text:p>
          </table:table-cell>
          <table:table-cell office:value-type="float" office:value="0.25" table:formula="of:=[.B165]*[.C165]" table:style-name="ce1">
            <text:p>0.25</text:p>
          </table:table-cell>
          <table:table-cell table:number-columns-repeated="2" table:style-name="ce1"/>
          <table:table-cell office:value-type="float" office:value="0" table:formula="of:=[.L165]/[.C16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25" table:style-name="ce2">
            <text:p>0.25</text:p>
          </table:table-cell>
          <table:table-cell office:value-type="float" office:value="0.191986217719403" table:style-name="ce2">
            <text:p>0.191986218</text:p>
          </table:table-cell>
          <table:table-cell office:value-type="float" office:value="0.208318125508548" table:style-name="ce2">
            <text:p>0.208318126</text:p>
          </table:table-cell>
          <table:table-cell office:value-type="float" office:value="15224" table:style-name="ce2">
            <text:p>15224</text:p>
          </table:table-cell>
          <table:table-cell table:style-name="ce1"/>
          <table:table-cell office:value-type="float" office:value="0.191986217719403" table:formula="of:=ABS([.D166])" table:style-name="ce1">
            <text:p>0.191986218</text:p>
          </table:table-cell>
          <table:table-cell office:value-type="float" office:value="0.208318125508548" table:formula="of:=ABS([.E166])" table:style-name="ce1">
            <text:p>0.208318126</text:p>
          </table:table-cell>
          <table:table-cell office:value-type="float" office:value="0.25" table:formula="of:=[.B166]*[.C166]" table:style-name="ce1">
            <text:p>0.25</text:p>
          </table:table-cell>
          <table:table-cell table:number-columns-repeated="2" table:style-name="ce1"/>
          <table:table-cell office:value-type="float" office:value="0" table:formula="of:=[.L166]/[.C166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25" table:style-name="ce2">
            <text:p>0.25</text:p>
          </table:table-cell>
          <table:table-cell office:value-type="float" office:value="0.26179938779918799" table:style-name="ce2">
            <text:p>0.261799388</text:p>
          </table:table-cell>
          <table:table-cell office:value-type="float" office:value="0.26355701829315498" table:style-name="ce2">
            <text:p>0.263557018</text:p>
          </table:table-cell>
          <table:table-cell office:value-type="float" office:value="15224" table:style-name="ce2">
            <text:p>15224</text:p>
          </table:table-cell>
          <table:table-cell table:style-name="ce1"/>
          <table:table-cell office:value-type="float" office:value="0.26179938779918799" table:formula="of:=ABS([.D167])" table:style-name="ce1">
            <text:p>0.261799388</text:p>
          </table:table-cell>
          <table:table-cell office:value-type="float" office:value="0.26355701829315498" table:formula="of:=ABS([.E167])" table:style-name="ce1">
            <text:p>0.263557018</text:p>
          </table:table-cell>
          <table:table-cell office:value-type="float" office:value="0.25" table:formula="of:=[.B167]*[.C167]" table:style-name="ce1">
            <text:p>0.25</text:p>
          </table:table-cell>
          <table:table-cell table:number-columns-repeated="2" table:style-name="ce1"/>
          <table:table-cell office:value-type="float" office:value="0" table:formula="of:=[.L167]/[.C167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25" table:style-name="ce2">
            <text:p>0.25</text:p>
          </table:table-cell>
          <table:table-cell office:value-type="float" office:value="0.191986217719402" table:style-name="ce2">
            <text:p>0.191986218</text:p>
          </table:table-cell>
          <table:table-cell office:value-type="float" office:value="0.19593247676705799" table:style-name="ce2">
            <text:p>0.195932477</text:p>
          </table:table-cell>
          <table:table-cell office:value-type="float" office:value="15224" table:style-name="ce2">
            <text:p>15224</text:p>
          </table:table-cell>
          <table:table-cell table:style-name="ce1"/>
          <table:table-cell office:value-type="float" office:value="0.191986217719402" table:formula="of:=ABS([.D168])" table:style-name="ce1">
            <text:p>0.191986218</text:p>
          </table:table-cell>
          <table:table-cell office:value-type="float" office:value="0.19593247676705799" table:formula="of:=ABS([.E168])" table:style-name="ce1">
            <text:p>0.195932477</text:p>
          </table:table-cell>
          <table:table-cell office:value-type="float" office:value="0.25" table:formula="of:=[.B168]*[.C168]" table:style-name="ce1">
            <text:p>0.25</text:p>
          </table:table-cell>
          <table:table-cell table:number-columns-repeated="2" table:style-name="ce1"/>
          <table:table-cell office:value-type="float" office:value="0" table:formula="of:=[.L168]/[.C168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0.25" table:style-name="ce2">
            <text:p>0.25</text:p>
          </table:table-cell>
          <table:table-cell office:value-type="float" office:value="0.191986217719403" table:style-name="ce2">
            <text:p>0.191986218</text:p>
          </table:table-cell>
          <table:table-cell office:value-type="float" office:value="0.19415342244036299" table:style-name="ce2">
            <text:p>0.194153422</text:p>
          </table:table-cell>
          <table:table-cell office:value-type="float" office:value="15224" table:style-name="ce2">
            <text:p>15224</text:p>
          </table:table-cell>
          <table:table-cell table:style-name="ce1"/>
          <table:table-cell office:value-type="float" office:value="0.191986217719403" table:formula="of:=ABS([.D169])" table:style-name="ce1">
            <text:p>0.191986218</text:p>
          </table:table-cell>
          <table:table-cell office:value-type="float" office:value="0.19415342244036299" table:formula="of:=ABS([.E169])" table:style-name="ce1">
            <text:p>0.194153422</text:p>
          </table:table-cell>
          <table:table-cell office:value-type="float" office:value="0.25" table:formula="of:=[.B169]*[.C169]" table:style-name="ce1">
            <text:p>0.25</text:p>
          </table:table-cell>
          <table:table-cell table:number-columns-repeated="2" table:style-name="ce1"/>
          <table:table-cell office:value-type="float" office:value="0" table:formula="of:=[.L169]/[.C169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25" table:style-name="ce2">
            <text:p>0.25</text:p>
          </table:table-cell>
          <table:table-cell office:value-type="float" office:value="0.191986217719403" table:style-name="ce2">
            <text:p>0.191986218</text:p>
          </table:table-cell>
          <table:table-cell office:value-type="float" office:value="0.18962760724522201" table:style-name="ce2">
            <text:p>0.189627607</text:p>
          </table:table-cell>
          <table:table-cell office:value-type="float" office:value="15224" table:style-name="ce2">
            <text:p>15224</text:p>
          </table:table-cell>
          <table:table-cell table:style-name="ce1"/>
          <table:table-cell office:value-type="float" office:value="0.191986217719403" table:formula="of:=ABS([.D170])" table:style-name="ce1">
            <text:p>0.191986218</text:p>
          </table:table-cell>
          <table:table-cell office:value-type="float" office:value="0.18962760724522201" table:formula="of:=ABS([.E170])" table:style-name="ce1">
            <text:p>0.189627607</text:p>
          </table:table-cell>
          <table:table-cell office:value-type="float" office:value="0.25" table:formula="of:=[.B170]*[.C170]" table:style-name="ce1">
            <text:p>0.25</text:p>
          </table:table-cell>
          <table:table-cell table:number-columns-repeated="2" table:style-name="ce1"/>
          <table:table-cell office:value-type="float" office:value="0" table:formula="of:=[.L170]/[.C170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0.25" table:style-name="ce2">
            <text:p>0.25</text:p>
          </table:table-cell>
          <table:table-cell office:value-type="float" office:value="0.27925268031913197" table:style-name="ce2">
            <text:p>0.27925268</text:p>
          </table:table-cell>
          <table:table-cell office:value-type="float" office:value="0.27651096332834102" table:style-name="ce2">
            <text:p>0.276510963</text:p>
          </table:table-cell>
          <table:table-cell office:value-type="float" office:value="15224" table:style-name="ce2">
            <text:p>15224</text:p>
          </table:table-cell>
          <table:table-cell table:style-name="ce1"/>
          <table:table-cell office:value-type="float" office:value="0.27925268031913197" table:formula="of:=ABS([.D171])" table:style-name="ce1">
            <text:p>0.27925268</text:p>
          </table:table-cell>
          <table:table-cell office:value-type="float" office:value="0.27651096332834102" table:formula="of:=ABS([.E171])" table:style-name="ce1">
            <text:p>0.276510963</text:p>
          </table:table-cell>
          <table:table-cell office:value-type="float" office:value="0.25" table:formula="of:=[.B171]*[.C171]" table:style-name="ce1">
            <text:p>0.25</text:p>
          </table:table-cell>
          <table:table-cell table:number-columns-repeated="2" table:style-name="ce1"/>
          <table:table-cell office:value-type="float" office:value="0" table:formula="of:=[.L171]/[.C171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0.25" table:style-name="ce2">
            <text:p>0.25</text:p>
          </table:table-cell>
          <table:table-cell office:value-type="float" office:value="0.27925268031913197" table:style-name="ce2">
            <text:p>0.27925268</text:p>
          </table:table-cell>
          <table:table-cell office:value-type="float" office:value="0.28166584842026199" table:style-name="ce2">
            <text:p>0.281665848</text:p>
          </table:table-cell>
          <table:table-cell office:value-type="float" office:value="15224" table:style-name="ce2">
            <text:p>15224</text:p>
          </table:table-cell>
          <table:table-cell table:style-name="ce1"/>
          <table:table-cell office:value-type="float" office:value="0.27925268031913197" table:formula="of:=ABS([.D172])" table:style-name="ce1">
            <text:p>0.27925268</text:p>
          </table:table-cell>
          <table:table-cell office:value-type="float" office:value="0.28166584842026199" table:formula="of:=ABS([.E172])" table:style-name="ce1">
            <text:p>0.281665848</text:p>
          </table:table-cell>
          <table:table-cell office:value-type="float" office:value="0.25" table:formula="of:=[.B172]*[.C172]" table:style-name="ce1">
            <text:p>0.25</text:p>
          </table:table-cell>
          <table:table-cell table:number-columns-repeated="2" table:style-name="ce1"/>
          <table:table-cell office:value-type="float" office:value="0" table:formula="of:=[.L172]/[.C17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25" table:style-name="ce1">
            <text:p>0.25</text:p>
          </table:table-cell>
          <table:table-cell office:value-type="float" office:value="0.43633231299858699" table:style-name="ce1">
            <text:p>0.436332313</text:p>
          </table:table-cell>
          <table:table-cell office:value-type="float" office:value="0.43746386647112701" table:style-name="ce1">
            <text:p>0.437463866</text:p>
          </table:table-cell>
          <table:table-cell office:value-type="float" office:value="15224" table:style-name="ce1">
            <text:p>15224</text:p>
          </table:table-cell>
          <table:table-cell table:style-name="ce1"/>
          <table:table-cell office:value-type="float" office:value="0.43633231299858699" table:formula="of:=ABS([.D173])" table:style-name="ce1">
            <text:p>0.436332313</text:p>
          </table:table-cell>
          <table:table-cell office:value-type="float" office:value="0.43746386647112701" table:formula="of:=ABS([.E173])" table:style-name="ce1">
            <text:p>0.437463866</text:p>
          </table:table-cell>
          <table:table-cell office:value-type="float" office:value="0.5" table:formula="of:=[.B173]*[.C173]" table:style-name="ce1">
            <text:p>0.5</text:p>
          </table:table-cell>
          <table:table-cell office:value-type="float" office:value="0.51138147083433716" table:formula="of:=AVERAGE([.H173:.H182])" table:style-name="ce1">
            <text:p>0.511381471</text:p>
          </table:table-cell>
          <table:table-cell office:value-type="float" office:value="0.52707180899489892" table:formula="of:=AVERAGE([.I173:.I182])" table:style-name="ce1">
            <text:p>0.527071809</text:p>
          </table:table-cell>
          <table:table-cell office:value-type="float" office:value="2.1082872359795957" table:formula="of:=[.L173]/[.C173]" table:style-name="ce1">
            <text:p>2.108287236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25" table:style-name="ce1">
            <text:p>0.25</text:p>
          </table:table-cell>
          <table:table-cell office:value-type="float" office:value="0.55850536063817902" table:style-name="ce1">
            <text:p>0.558505361</text:p>
          </table:table-cell>
          <table:table-cell office:value-type="float" office:value="0.59352115986119902" table:style-name="ce1">
            <text:p>0.59352116</text:p>
          </table:table-cell>
          <table:table-cell office:value-type="float" office:value="15224" table:style-name="ce1">
            <text:p>15224</text:p>
          </table:table-cell>
          <table:table-cell table:style-name="ce1"/>
          <table:table-cell office:value-type="float" office:value="0.55850536063817902" table:formula="of:=ABS([.D174])" table:style-name="ce1">
            <text:p>0.558505361</text:p>
          </table:table-cell>
          <table:table-cell office:value-type="float" office:value="0.59352115986119902" table:formula="of:=ABS([.E174])" table:style-name="ce1">
            <text:p>0.59352116</text:p>
          </table:table-cell>
          <table:table-cell office:value-type="float" office:value="0.5" table:formula="of:=[.B174]*[.C174]" table:style-name="ce1">
            <text:p>0.5</text:p>
          </table:table-cell>
          <table:table-cell office:value-type="float" office:value="0.51138147083433716" table:formula="of:=AVERAGE([.H173:.H182])" table:style-name="ce1">
            <text:p>0.511381471</text:p>
          </table:table-cell>
          <table:table-cell office:value-type="float" office:value="0.52707180899489892" table:formula="of:=AVERAGE([.I173:.I182])" table:style-name="ce1">
            <text:p>0.527071809</text:p>
          </table:table-cell>
          <table:table-cell office:value-type="float" office:value="2.1082872359795957" table:formula="of:=[.L174]/[.C174]" table:style-name="ce1">
            <text:p>2.108287236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.25" table:style-name="ce1">
            <text:p>0.25</text:p>
          </table:table-cell>
          <table:table-cell office:value-type="float" office:value="0.62831853071793398" table:style-name="ce1">
            <text:p>0.628318531</text:p>
          </table:table-cell>
          <table:table-cell office:value-type="float" office:value="0.62196005558051703" table:style-name="ce1">
            <text:p>0.621960056</text:p>
          </table:table-cell>
          <table:table-cell office:value-type="float" office:value="15196" table:style-name="ce1">
            <text:p>15196</text:p>
          </table:table-cell>
          <table:table-cell table:style-name="ce1"/>
          <table:table-cell office:value-type="float" office:value="0.62831853071793398" table:formula="of:=ABS([.D175])" table:style-name="ce1">
            <text:p>0.628318531</text:p>
          </table:table-cell>
          <table:table-cell office:value-type="float" office:value="0.62196005558051703" table:formula="of:=ABS([.E175])" table:style-name="ce1">
            <text:p>0.621960056</text:p>
          </table:table-cell>
          <table:table-cell office:value-type="float" office:value="0.5" table:formula="of:=[.B175]*[.C175]" table:style-name="ce1">
            <text:p>0.5</text:p>
          </table:table-cell>
          <table:table-cell table:number-columns-repeated="2" table:style-name="ce1"/>
          <table:table-cell office:value-type="float" office:value="0" table:formula="of:=[.L175]/[.C17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.25" table:style-name="ce1">
            <text:p>0.25</text:p>
          </table:table-cell>
          <table:table-cell office:value-type="float" office:value="0.55850536063817902" table:style-name="ce1">
            <text:p>0.558505361</text:p>
          </table:table-cell>
          <table:table-cell office:value-type="float" office:value="0.59288952652440197" table:style-name="ce1">
            <text:p>0.592889527</text:p>
          </table:table-cell>
          <table:table-cell office:value-type="float" office:value="15196" table:style-name="ce1">
            <text:p>15196</text:p>
          </table:table-cell>
          <table:table-cell table:style-name="ce1"/>
          <table:table-cell office:value-type="float" office:value="0.55850536063817902" table:formula="of:=ABS([.D176])" table:style-name="ce1">
            <text:p>0.558505361</text:p>
          </table:table-cell>
          <table:table-cell office:value-type="float" office:value="0.59288952652440197" table:formula="of:=ABS([.E176])" table:style-name="ce1">
            <text:p>0.592889527</text:p>
          </table:table-cell>
          <table:table-cell office:value-type="float" office:value="0.5" table:formula="of:=[.B176]*[.C176]" table:style-name="ce1">
            <text:p>0.5</text:p>
          </table:table-cell>
          <table:table-cell table:number-columns-repeated="2" table:style-name="ce1"/>
          <table:table-cell office:value-type="float" office:value="0" table:formula="of:=[.L176]/[.C176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.25" table:style-name="ce1">
            <text:p>0.25</text:p>
          </table:table-cell>
          <table:table-cell office:value-type="float" office:value="0.43633231299858699" table:style-name="ce1">
            <text:p>0.436332313</text:p>
          </table:table-cell>
          <table:table-cell office:value-type="float" office:value="0.44462731105111702" table:style-name="ce1">
            <text:p>0.444627311</text:p>
          </table:table-cell>
          <table:table-cell office:value-type="float" office:value="15196" table:style-name="ce1">
            <text:p>15196</text:p>
          </table:table-cell>
          <table:table-cell table:style-name="ce1"/>
          <table:table-cell office:value-type="float" office:value="0.43633231299858699" table:formula="of:=ABS([.D177])" table:style-name="ce1">
            <text:p>0.436332313</text:p>
          </table:table-cell>
          <table:table-cell office:value-type="float" office:value="0.44462731105111702" table:formula="of:=ABS([.E177])" table:style-name="ce1">
            <text:p>0.444627311</text:p>
          </table:table-cell>
          <table:table-cell office:value-type="float" office:value="0.5" table:formula="of:=[.B177]*[.C177]" table:style-name="ce1">
            <text:p>0.5</text:p>
          </table:table-cell>
          <table:table-cell table:number-columns-repeated="2" table:style-name="ce1"/>
          <table:table-cell office:value-type="float" office:value="0" table:formula="of:=[.L177]/[.C177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.25" table:style-name="ce1">
            <text:p>0.25</text:p>
          </table:table-cell>
          <table:table-cell office:value-type="float" office:value="0.40142572795869602" table:style-name="ce1">
            <text:p>0.401425728</text:p>
          </table:table-cell>
          <table:table-cell office:value-type="float" office:value="0.44809376977497201" table:style-name="ce1">
            <text:p>0.44809377</text:p>
          </table:table-cell>
          <table:table-cell office:value-type="float" office:value="15196" table:style-name="ce1">
            <text:p>15196</text:p>
          </table:table-cell>
          <table:table-cell table:style-name="ce1"/>
          <table:table-cell office:value-type="float" office:value="0.40142572795869602" table:formula="of:=ABS([.D178])" table:style-name="ce1">
            <text:p>0.401425728</text:p>
          </table:table-cell>
          <table:table-cell office:value-type="float" office:value="0.44809376977497201" table:formula="of:=ABS([.E178])" table:style-name="ce1">
            <text:p>0.44809377</text:p>
          </table:table-cell>
          <table:table-cell office:value-type="float" office:value="0.5" table:formula="of:=[.B178]*[.C178]" table:style-name="ce1">
            <text:p>0.5</text:p>
          </table:table-cell>
          <table:table-cell table:number-columns-repeated="2" table:style-name="ce1"/>
          <table:table-cell office:value-type="float" office:value="0" table:formula="of:=[.L178]/[.C178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.25" table:style-name="ce1">
            <text:p>0.25</text:p>
          </table:table-cell>
          <table:table-cell office:value-type="float" office:value="0.61086523819801697" table:style-name="ce1">
            <text:p>0.610865238</text:p>
          </table:table-cell>
          <table:table-cell office:value-type="float" office:value="0.62875705391509096" table:style-name="ce1">
            <text:p>0.628757054</text:p>
          </table:table-cell>
          <table:table-cell office:value-type="float" office:value="15196" table:style-name="ce1">
            <text:p>15196</text:p>
          </table:table-cell>
          <table:table-cell table:style-name="ce1"/>
          <table:table-cell office:value-type="float" office:value="0.61086523819801697" table:formula="of:=ABS([.D179])" table:style-name="ce1">
            <text:p>0.610865238</text:p>
          </table:table-cell>
          <table:table-cell office:value-type="float" office:value="0.62875705391509096" table:formula="of:=ABS([.E179])" table:style-name="ce1">
            <text:p>0.628757054</text:p>
          </table:table-cell>
          <table:table-cell office:value-type="float" office:value="0.5" table:formula="of:=[.B179]*[.C179]" table:style-name="ce1">
            <text:p>0.5</text:p>
          </table:table-cell>
          <table:table-cell table:number-columns-repeated="2" table:style-name="ce1"/>
          <table:table-cell office:value-type="float" office:value="0" table:formula="of:=[.L179]/[.C179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.25" table:style-name="ce1">
            <text:p>0.25</text:p>
          </table:table-cell>
          <table:table-cell office:value-type="float" office:value="0.43633231299858699" table:style-name="ce1">
            <text:p>0.436332313</text:p>
          </table:table-cell>
          <table:table-cell office:value-type="float" office:value="0.44861650070122899" table:style-name="ce1">
            <text:p>0.448616501</text:p>
          </table:table-cell>
          <table:table-cell office:value-type="float" office:value="15196" table:style-name="ce1">
            <text:p>15196</text:p>
          </table:table-cell>
          <table:table-cell table:style-name="ce1"/>
          <table:table-cell office:value-type="float" office:value="0.43633231299858699" table:formula="of:=ABS([.D180])" table:style-name="ce1">
            <text:p>0.436332313</text:p>
          </table:table-cell>
          <table:table-cell office:value-type="float" office:value="0.44861650070122899" table:formula="of:=ABS([.E180])" table:style-name="ce1">
            <text:p>0.448616501</text:p>
          </table:table-cell>
          <table:table-cell office:value-type="float" office:value="0.5" table:formula="of:=[.B180]*[.C180]" table:style-name="ce1">
            <text:p>0.5</text:p>
          </table:table-cell>
          <table:table-cell table:number-columns-repeated="2" table:style-name="ce1"/>
          <table:table-cell office:value-type="float" office:value="0" table:formula="of:=[.L180]/[.C180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25" table:style-name="ce1">
            <text:p>0.25</text:p>
          </table:table-cell>
          <table:table-cell office:value-type="float" office:value="0.61086523819801697" table:style-name="ce1">
            <text:p>0.610865238</text:p>
          </table:table-cell>
          <table:table-cell office:value-type="float" office:value="0.61581784796970696" table:style-name="ce1">
            <text:p>0.615817848</text:p>
          </table:table-cell>
          <table:table-cell office:value-type="float" office:value="15196" table:style-name="ce1">
            <text:p>15196</text:p>
          </table:table-cell>
          <table:table-cell table:style-name="ce1"/>
          <table:table-cell office:value-type="float" office:value="0.61086523819801697" table:formula="of:=ABS([.D181])" table:style-name="ce1">
            <text:p>0.610865238</text:p>
          </table:table-cell>
          <table:table-cell office:value-type="float" office:value="0.61581784796970696" table:formula="of:=ABS([.E181])" table:style-name="ce1">
            <text:p>0.615817848</text:p>
          </table:table-cell>
          <table:table-cell office:value-type="float" office:value="0.5" table:formula="of:=[.B181]*[.C181]" table:style-name="ce1">
            <text:p>0.5</text:p>
          </table:table-cell>
          <table:table-cell table:number-columns-repeated="2" table:style-name="ce1"/>
          <table:table-cell office:value-type="float" office:value="0" table:formula="of:=[.L181]/[.C181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.25" table:style-name="ce1">
            <text:p>0.25</text:p>
          </table:table-cell>
          <table:table-cell office:value-type="float" office:value="0.43633231299858699" table:style-name="ce1">
            <text:p>0.436332313</text:p>
          </table:table-cell>
          <table:table-cell office:value-type="float" office:value="0.43897099809962897" table:style-name="ce1">
            <text:p>0.438970998</text:p>
          </table:table-cell>
          <table:table-cell office:value-type="float" office:value="15196" table:style-name="ce1">
            <text:p>15196</text:p>
          </table:table-cell>
          <table:table-cell table:style-name="ce1"/>
          <table:table-cell office:value-type="float" office:value="0.43633231299858699" table:formula="of:=ABS([.D182])" table:style-name="ce1">
            <text:p>0.436332313</text:p>
          </table:table-cell>
          <table:table-cell office:value-type="float" office:value="0.43897099809962897" table:formula="of:=ABS([.E182])" table:style-name="ce1">
            <text:p>0.438970998</text:p>
          </table:table-cell>
          <table:table-cell office:value-type="float" office:value="0.5" table:formula="of:=[.B182]*[.C182]" table:style-name="ce1">
            <text:p>0.5</text:p>
          </table:table-cell>
          <table:table-cell table:number-columns-repeated="2" table:style-name="ce1"/>
          <table:table-cell office:value-type="float" office:value="0" table:formula="of:=[.L182]/[.C18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.25" table:style-name="ce2">
            <text:p>0.25</text:p>
          </table:table-cell>
          <table:table-cell office:value-type="float" office:value="0.71558499331766201" table:style-name="ce2">
            <text:p>0.715584993</text:p>
          </table:table-cell>
          <table:table-cell office:value-type="float" office:value="0.75795743724672104" table:style-name="ce2">
            <text:p>0.757957437</text:p>
          </table:table-cell>
          <table:table-cell office:value-type="float" office:value="15196" table:style-name="ce2">
            <text:p>15196</text:p>
          </table:table-cell>
          <table:table-cell table:style-name="ce1"/>
          <table:table-cell office:value-type="float" office:value="0.71558499331766201" table:formula="of:=ABS([.D183])" table:style-name="ce1">
            <text:p>0.715584993</text:p>
          </table:table-cell>
          <table:table-cell office:value-type="float" office:value="0.75795743724672104" table:formula="of:=ABS([.E183])" table:style-name="ce1">
            <text:p>0.757957437</text:p>
          </table:table-cell>
          <table:table-cell office:value-type="float" office:value="0.75" table:formula="of:=[.B183]*[.C183]" table:style-name="ce1">
            <text:p>0.75</text:p>
          </table:table-cell>
          <table:table-cell office:value-type="float" office:value="0.6649704450098366" table:formula="of:=AVERAGE([.H183:.H192])" table:style-name="ce1">
            <text:p>0.664970445</text:p>
          </table:table-cell>
          <table:table-cell office:value-type="float" office:value="0.71619228212866415" table:formula="of:=AVERAGE([.I183:.I192])" table:style-name="ce1">
            <text:p>0.716192282</text:p>
          </table:table-cell>
          <table:table-cell office:value-type="float" office:value="2.8647691285146566" table:formula="of:=[.L183]/[.C183]" table:style-name="ce1">
            <text:p>2.864769129</text:p>
          </table:table-cell>
          <table:table-cell table:number-columns-repeated="1637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0.25" table:style-name="ce2">
            <text:p>0.25</text:p>
          </table:table-cell>
          <table:table-cell office:value-type="float" office:value="0.698131700797745" table:style-name="ce2">
            <text:p>0.698131701</text:p>
          </table:table-cell>
          <table:table-cell office:value-type="float" office:value="0.77509940866506" table:style-name="ce2">
            <text:p>0.775099409</text:p>
          </table:table-cell>
          <table:table-cell office:value-type="float" office:value="15196" table:style-name="ce2">
            <text:p>15196</text:p>
          </table:table-cell>
          <table:table-cell table:style-name="ce1"/>
          <table:table-cell office:value-type="float" office:value="0.698131700797745" table:formula="of:=ABS([.D184])" table:style-name="ce1">
            <text:p>0.698131701</text:p>
          </table:table-cell>
          <table:table-cell office:value-type="float" office:value="0.77509940866506" table:formula="of:=ABS([.E184])" table:style-name="ce1">
            <text:p>0.775099409</text:p>
          </table:table-cell>
          <table:table-cell office:value-type="float" office:value="0.75" table:formula="of:=[.B184]*[.C184]" table:style-name="ce1">
            <text:p>0.75</text:p>
          </table:table-cell>
          <table:table-cell office:value-type="float" office:value="0.6649704450098366" table:formula="of:=AVERAGE([.H183:.H192])" table:style-name="ce1">
            <text:p>0.664970445</text:p>
          </table:table-cell>
          <table:table-cell office:value-type="float" office:value="0.71619228212866415" table:formula="of:=AVERAGE([.I183:.I192])" table:style-name="ce1">
            <text:p>0.716192282</text:p>
          </table:table-cell>
          <table:table-cell office:value-type="float" office:value="2.8647691285146566" table:formula="of:=[.L184]/[.C184]" table:style-name="ce1">
            <text:p>2.864769129</text:p>
          </table:table-cell>
          <table:table-cell table:number-columns-repeated="1637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0.25" table:style-name="ce2">
            <text:p>0.25</text:p>
          </table:table-cell>
          <table:table-cell office:value-type="float" office:value="0.97738438111682002" table:style-name="ce2">
            <text:p>0.977384381</text:p>
          </table:table-cell>
          <table:table-cell office:value-type="float" office:value="1.0353333464321499" table:style-name="ce2">
            <text:p>1.035333346</text:p>
          </table:table-cell>
          <table:table-cell office:value-type="float" office:value="15196" table:style-name="ce2">
            <text:p>15196</text:p>
          </table:table-cell>
          <table:table-cell table:style-name="ce1"/>
          <table:table-cell office:value-type="float" office:value="0.97738438111682002" table:formula="of:=ABS([.D185])" table:style-name="ce1">
            <text:p>0.977384381</text:p>
          </table:table-cell>
          <table:table-cell office:value-type="float" office:value="1.0353333464321499" table:formula="of:=ABS([.E185])" table:style-name="ce1">
            <text:p>1.035333346</text:p>
          </table:table-cell>
          <table:table-cell office:value-type="float" office:value="0.75" table:formula="of:=[.B185]*[.C185]" table:style-name="ce1">
            <text:p>0.75</text:p>
          </table:table-cell>
          <table:table-cell table:number-columns-repeated="2" table:style-name="ce1"/>
          <table:table-cell office:value-type="float" office:value="0" table:formula="of:=[.L185]/[.C18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0.25" table:style-name="ce2">
            <text:p>0.25</text:p>
          </table:table-cell>
          <table:table-cell office:value-type="float" office:value="0.48869219055839602" table:style-name="ce2">
            <text:p>0.488692191</text:p>
          </table:table-cell>
          <table:table-cell office:value-type="float" office:value="0.52388879834533697" table:style-name="ce2">
            <text:p>0.523888798</text:p>
          </table:table-cell>
          <table:table-cell office:value-type="float" office:value="15196" table:style-name="ce2">
            <text:p>15196</text:p>
          </table:table-cell>
          <table:table-cell table:style-name="ce1"/>
          <table:table-cell office:value-type="float" office:value="0.48869219055839602" table:formula="of:=ABS([.D186])" table:style-name="ce1">
            <text:p>0.488692191</text:p>
          </table:table-cell>
          <table:table-cell office:value-type="float" office:value="0.52388879834533697" table:formula="of:=ABS([.E186])" table:style-name="ce1">
            <text:p>0.523888798</text:p>
          </table:table-cell>
          <table:table-cell office:value-type="float" office:value="0.75" table:formula="of:=[.B186]*[.C186]" table:style-name="ce1">
            <text:p>0.75</text:p>
          </table:table-cell>
          <table:table-cell table:number-columns-repeated="2" table:style-name="ce1"/>
          <table:table-cell office:value-type="float" office:value="0" table:formula="of:=[.L186]/[.C186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.25" table:style-name="ce2">
            <text:p>0.25</text:p>
          </table:table-cell>
          <table:table-cell office:value-type="float" office:value="0.66322511575788201" table:style-name="ce2">
            <text:p>0.663225116</text:p>
          </table:table-cell>
          <table:table-cell office:value-type="float" office:value="0.71882696661577195" table:style-name="ce2">
            <text:p>0.718826967</text:p>
          </table:table-cell>
          <table:table-cell office:value-type="float" office:value="15196" table:style-name="ce2">
            <text:p>15196</text:p>
          </table:table-cell>
          <table:table-cell table:style-name="ce1"/>
          <table:table-cell office:value-type="float" office:value="0.66322511575788201" table:formula="of:=ABS([.D187])" table:style-name="ce1">
            <text:p>0.663225116</text:p>
          </table:table-cell>
          <table:table-cell office:value-type="float" office:value="0.71882696661577195" table:formula="of:=ABS([.E187])" table:style-name="ce1">
            <text:p>0.718826967</text:p>
          </table:table-cell>
          <table:table-cell office:value-type="float" office:value="0.75" table:formula="of:=[.B187]*[.C187]" table:style-name="ce1">
            <text:p>0.75</text:p>
          </table:table-cell>
          <table:table-cell table:number-columns-repeated="2" table:style-name="ce1"/>
          <table:table-cell office:value-type="float" office:value="0" table:formula="of:=[.L187]/[.C187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25" table:style-name="ce2">
            <text:p>0.25</text:p>
          </table:table-cell>
          <table:table-cell office:value-type="float" office:value="0.48869219055839602" table:style-name="ce2">
            <text:p>0.488692191</text:p>
          </table:table-cell>
          <table:table-cell office:value-type="float" office:value="0.51508274306107504" table:style-name="ce2">
            <text:p>0.515082743</text:p>
          </table:table-cell>
          <table:table-cell office:value-type="float" office:value="15196" table:style-name="ce2">
            <text:p>15196</text:p>
          </table:table-cell>
          <table:table-cell table:style-name="ce1"/>
          <table:table-cell office:value-type="float" office:value="0.48869219055839602" table:formula="of:=ABS([.D188])" table:style-name="ce1">
            <text:p>0.488692191</text:p>
          </table:table-cell>
          <table:table-cell office:value-type="float" office:value="0.51508274306107504" table:formula="of:=ABS([.E188])" table:style-name="ce1">
            <text:p>0.515082743</text:p>
          </table:table-cell>
          <table:table-cell office:value-type="float" office:value="0.75" table:formula="of:=[.B188]*[.C188]" table:style-name="ce1">
            <text:p>0.75</text:p>
          </table:table-cell>
          <table:table-cell table:number-columns-repeated="2" table:style-name="ce1"/>
          <table:table-cell office:value-type="float" office:value="0" table:formula="of:=[.L188]/[.C188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0.25" table:style-name="ce2">
            <text:p>0.25</text:p>
          </table:table-cell>
          <table:table-cell office:value-type="float" office:value="0.47123889803847901" table:style-name="ce2">
            <text:p>0.471238898</text:p>
          </table:table-cell>
          <table:table-cell office:value-type="float" office:value="0.54489724064314904" table:style-name="ce2">
            <text:p>0.544897241</text:p>
          </table:table-cell>
          <table:table-cell office:value-type="float" office:value="15196" table:style-name="ce2">
            <text:p>15196</text:p>
          </table:table-cell>
          <table:table-cell table:style-name="ce1"/>
          <table:table-cell office:value-type="float" office:value="0.47123889803847901" table:formula="of:=ABS([.D189])" table:style-name="ce1">
            <text:p>0.471238898</text:p>
          </table:table-cell>
          <table:table-cell office:value-type="float" office:value="0.54489724064314904" table:formula="of:=ABS([.E189])" table:style-name="ce1">
            <text:p>0.544897241</text:p>
          </table:table-cell>
          <table:table-cell office:value-type="float" office:value="0.75" table:formula="of:=[.B189]*[.C189]" table:style-name="ce1">
            <text:p>0.75</text:p>
          </table:table-cell>
          <table:table-cell table:number-columns-repeated="2" table:style-name="ce1"/>
          <table:table-cell office:value-type="float" office:value="0" table:formula="of:=[.L189]/[.C189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float" office:value="0.25" table:style-name="ce2">
            <text:p>0.25</text:p>
          </table:table-cell>
          <table:table-cell office:value-type="float" office:value="0.71558499331766201" table:style-name="ce2">
            <text:p>0.715584993</text:p>
          </table:table-cell>
          <table:table-cell office:value-type="float" office:value="0.77581874742571599" table:style-name="ce2">
            <text:p>0.775818747</text:p>
          </table:table-cell>
          <table:table-cell office:value-type="float" office:value="15196" table:style-name="ce2">
            <text:p>15196</text:p>
          </table:table-cell>
          <table:table-cell table:style-name="ce1"/>
          <table:table-cell office:value-type="float" office:value="0.71558499331766201" table:formula="of:=ABS([.D190])" table:style-name="ce1">
            <text:p>0.715584993</text:p>
          </table:table-cell>
          <table:table-cell office:value-type="float" office:value="0.77581874742571599" table:formula="of:=ABS([.E190])" table:style-name="ce1">
            <text:p>0.775818747</text:p>
          </table:table-cell>
          <table:table-cell office:value-type="float" office:value="0.75" table:formula="of:=[.B190]*[.C190]" table:style-name="ce1">
            <text:p>0.75</text:p>
          </table:table-cell>
          <table:table-cell table:number-columns-repeated="2" table:style-name="ce1"/>
          <table:table-cell office:value-type="float" office:value="0" table:formula="of:=[.L190]/[.C190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float" office:value="0.25" table:style-name="ce2">
            <text:p>0.25</text:p>
          </table:table-cell>
          <table:table-cell office:value-type="float" office:value="0.71558499331766301" table:style-name="ce2">
            <text:p>0.715584993</text:p>
          </table:table-cell>
          <table:table-cell office:value-type="float" office:value="0.75805897708650605" table:style-name="ce2">
            <text:p>0.758058977</text:p>
          </table:table-cell>
          <table:table-cell office:value-type="float" office:value="15196" table:style-name="ce2">
            <text:p>15196</text:p>
          </table:table-cell>
          <table:table-cell table:style-name="ce1"/>
          <table:table-cell office:value-type="float" office:value="0.71558499331766301" table:formula="of:=ABS([.D191])" table:style-name="ce1">
            <text:p>0.715584993</text:p>
          </table:table-cell>
          <table:table-cell office:value-type="float" office:value="0.75805897708650605" table:formula="of:=ABS([.E191])" table:style-name="ce1">
            <text:p>0.758058977</text:p>
          </table:table-cell>
          <table:table-cell office:value-type="float" office:value="0.75" table:formula="of:=[.B191]*[.C191]" table:style-name="ce1">
            <text:p>0.75</text:p>
          </table:table-cell>
          <table:table-cell table:number-columns-repeated="2" table:style-name="ce1"/>
          <table:table-cell office:value-type="float" office:value="0" table:formula="of:=[.L191]/[.C191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0.25" table:style-name="ce2">
            <text:p>0.25</text:p>
          </table:table-cell>
          <table:table-cell office:value-type="float" office:value="0.71558499331766201" table:style-name="ce2">
            <text:p>0.715584993</text:p>
          </table:table-cell>
          <table:table-cell office:value-type="float" office:value="0.75695915576515604" table:style-name="ce2">
            <text:p>0.756959156</text:p>
          </table:table-cell>
          <table:table-cell office:value-type="float" office:value="15196" table:style-name="ce2">
            <text:p>15196</text:p>
          </table:table-cell>
          <table:table-cell table:style-name="ce1"/>
          <table:table-cell office:value-type="float" office:value="0.71558499331766201" table:formula="of:=ABS([.D192])" table:style-name="ce1">
            <text:p>0.715584993</text:p>
          </table:table-cell>
          <table:table-cell office:value-type="float" office:value="0.75695915576515604" table:formula="of:=ABS([.E192])" table:style-name="ce1">
            <text:p>0.756959156</text:p>
          </table:table-cell>
          <table:table-cell office:value-type="float" office:value="0.75" table:formula="of:=[.B192]*[.C192]" table:style-name="ce1">
            <text:p>0.75</text:p>
          </table:table-cell>
          <table:table-cell table:number-columns-repeated="2" table:style-name="ce1"/>
          <table:table-cell office:value-type="float" office:value="0" table:formula="of:=[.L192]/[.C19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.5" table:style-name="ce1">
            <text:p>4.5</text:p>
          </table:table-cell>
          <table:table-cell office:value-type="float" office:value="0.25" table:style-name="ce1">
            <text:p>0.25</text:p>
          </table:table-cell>
          <table:table-cell office:value-type="float" office:value="0.71558499331769099" table:style-name="ce1">
            <text:p>0.715584993</text:p>
          </table:table-cell>
          <table:table-cell office:value-type="float" office:value="0.771096713023395" table:style-name="ce1">
            <text:p>0.771096713</text:p>
          </table:table-cell>
          <table:table-cell office:value-type="float" office:value="15196" table:style-name="ce1">
            <text:p>15196</text:p>
          </table:table-cell>
          <table:table-cell table:style-name="ce1"/>
          <table:table-cell office:value-type="float" office:value="0.71558499331769099" table:formula="of:=ABS([.D193])" table:style-name="ce1">
            <text:p>0.715584993</text:p>
          </table:table-cell>
          <table:table-cell office:value-type="float" office:value="0.771096713023395" table:formula="of:=ABS([.E193])" table:style-name="ce1">
            <text:p>0.771096713</text:p>
          </table:table-cell>
          <table:table-cell office:value-type="float" office:value="1.125" table:formula="of:=[.B193]*[.C193]" table:style-name="ce1">
            <text:p>1.125</text:p>
          </table:table-cell>
          <table:table-cell office:value-type="float" office:value="0.6399540590645767" table:formula="of:=AVERAGE([.H193:.H202])" table:style-name="ce1">
            <text:p>0.639954059</text:p>
          </table:table-cell>
          <table:table-cell office:value-type="float" office:value="0.68855718160144608" table:formula="of:=AVERAGE([.I193:.I202])" table:style-name="ce1">
            <text:p>0.688557182</text:p>
          </table:table-cell>
          <table:table-cell office:value-type="float" office:value="2.7542287264057843" table:formula="of:=[.L193]/[.C193]" table:style-name="ce1">
            <text:p>2.754228726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0.25" table:style-name="ce1">
            <text:p>0.25</text:p>
          </table:table-cell>
          <table:table-cell office:value-type="float" office:value="0.73303828583760799" table:style-name="ce1">
            <text:p>0.733038286</text:p>
          </table:table-cell>
          <table:table-cell office:value-type="float" office:value="0.78882184434650504" table:style-name="ce1">
            <text:p>0.788821844</text:p>
          </table:table-cell>
          <table:table-cell office:value-type="float" office:value="15196" table:style-name="ce1">
            <text:p>15196</text:p>
          </table:table-cell>
          <table:table-cell table:style-name="ce1"/>
          <table:table-cell office:value-type="float" office:value="0.73303828583760799" table:formula="of:=ABS([.D194])" table:style-name="ce1">
            <text:p>0.733038286</text:p>
          </table:table-cell>
          <table:table-cell office:value-type="float" office:value="0.78882184434650504" table:formula="of:=ABS([.E194])" table:style-name="ce1">
            <text:p>0.788821844</text:p>
          </table:table-cell>
          <table:table-cell office:value-type="float" office:value="1.125" table:formula="of:=[.B194]*[.C194]" table:style-name="ce1">
            <text:p>1.125</text:p>
          </table:table-cell>
          <table:table-cell office:value-type="float" office:value="0.6399540590645767" table:formula="of:=AVERAGE([.H193:.H202])" table:style-name="ce1">
            <text:p>0.639954059</text:p>
          </table:table-cell>
          <table:table-cell office:value-type="float" office:value="0.68855718160144608" table:formula="of:=AVERAGE([.I193:.I202])" table:style-name="ce1">
            <text:p>0.688557182</text:p>
          </table:table-cell>
          <table:table-cell office:value-type="float" office:value="2.7542287264057843" table:formula="of:=[.L194]/[.C194]" table:style-name="ce1">
            <text:p>2.754228726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5" table:style-name="ce1">
            <text:p>4.5</text:p>
          </table:table-cell>
          <table:table-cell office:value-type="float" office:value="0.25" table:style-name="ce1">
            <text:p>0.25</text:p>
          </table:table-cell>
          <table:table-cell office:value-type="float" office:value="0.52359877559828705" table:style-name="ce1">
            <text:p>0.523598776</text:p>
          </table:table-cell>
          <table:table-cell office:value-type="float" office:value="0.537153928282328" table:style-name="ce1">
            <text:p>0.537153928</text:p>
          </table:table-cell>
          <table:table-cell office:value-type="float" office:value="15196" table:style-name="ce1">
            <text:p>15196</text:p>
          </table:table-cell>
          <table:table-cell table:style-name="ce1"/>
          <table:table-cell office:value-type="float" office:value="0.52359877559828705" table:formula="of:=ABS([.D195])" table:style-name="ce1">
            <text:p>0.523598776</text:p>
          </table:table-cell>
          <table:table-cell office:value-type="float" office:value="0.537153928282328" table:formula="of:=ABS([.E195])" table:style-name="ce1">
            <text:p>0.537153928</text:p>
          </table:table-cell>
          <table:table-cell office:value-type="float" office:value="1.125" table:formula="of:=[.B195]*[.C195]" table:style-name="ce1">
            <text:p>1.125</text:p>
          </table:table-cell>
          <table:table-cell table:number-columns-repeated="2" table:style-name="ce1"/>
          <table:table-cell office:value-type="float" office:value="0" table:formula="of:=[.L195]/[.C19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3.2635694681265103E-5" table:style-name="ce1">
            <text:p>3.26357E-05</text:p>
          </table:table-cell>
          <table:table-cell office:value-type="float" office:value="15196" table:style-name="ce1">
            <text:p>15196</text:p>
          </table:table-cell>
          <table:table-cell table:number-columns-repeated="3" table:style-name="ce1"/>
          <table:table-cell office:value-type="float" office:value="1.125" table:formula="of:=[.B196]*[.C196]" table:style-name="ce1">
            <text:p>1.125</text:p>
          </table:table-cell>
          <table:table-cell table:number-columns-repeated="2" table:style-name="ce1"/>
          <table:table-cell office:value-type="float" office:value="0" table:formula="of:=[.L196]/[.C196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.5" table:style-name="ce1">
            <text:p>4.5</text:p>
          </table:table-cell>
          <table:table-cell office:value-type="float" office:value="0.25" table:style-name="ce1">
            <text:p>0.25</text:p>
          </table:table-cell>
          <table:table-cell office:value-type="float" office:value="0.50614548307834195" table:style-name="ce1">
            <text:p>0.506145483</text:p>
          </table:table-cell>
          <table:table-cell office:value-type="float" office:value="0.53107219904230596" table:style-name="ce1">
            <text:p>0.531072199</text:p>
          </table:table-cell>
          <table:table-cell office:value-type="float" office:value="15196" table:style-name="ce1">
            <text:p>15196</text:p>
          </table:table-cell>
          <table:table-cell table:style-name="ce1"/>
          <table:table-cell office:value-type="float" office:value="0.50614548307834195" table:formula="of:=ABS([.D197])" table:style-name="ce1">
            <text:p>0.506145483</text:p>
          </table:table-cell>
          <table:table-cell office:value-type="float" office:value="0.53107219904230596" table:formula="of:=ABS([.E197])" table:style-name="ce1">
            <text:p>0.531072199</text:p>
          </table:table-cell>
          <table:table-cell office:value-type="float" office:value="1.125" table:formula="of:=[.B197]*[.C197]" table:style-name="ce1">
            <text:p>1.125</text:p>
          </table:table-cell>
          <table:table-cell table:number-columns-repeated="2" table:style-name="ce1"/>
          <table:table-cell office:value-type="float" office:value="0" table:formula="of:=[.L197]/[.C197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.5" table:style-name="ce1">
            <text:p>4.5</text:p>
          </table:table-cell>
          <table:table-cell office:value-type="float" office:value="0.25" table:style-name="ce1">
            <text:p>0.25</text:p>
          </table:table-cell>
          <table:table-cell office:value-type="float" office:value="0.73303828583760799" table:style-name="ce1">
            <text:p>0.733038286</text:p>
          </table:table-cell>
          <table:table-cell office:value-type="float" office:value="0.79101051647853504" table:style-name="ce1">
            <text:p>0.791010516</text:p>
          </table:table-cell>
          <table:table-cell office:value-type="float" office:value="15196" table:style-name="ce1">
            <text:p>15196</text:p>
          </table:table-cell>
          <table:table-cell table:style-name="ce1"/>
          <table:table-cell office:value-type="float" office:value="0.73303828583760799" table:formula="of:=ABS([.D198])" table:style-name="ce1">
            <text:p>0.733038286</text:p>
          </table:table-cell>
          <table:table-cell office:value-type="float" office:value="0.79101051647853504" table:formula="of:=ABS([.E198])" table:style-name="ce1">
            <text:p>0.791010516</text:p>
          </table:table-cell>
          <table:table-cell office:value-type="float" office:value="1.125" table:formula="of:=[.B198]*[.C198]" table:style-name="ce1">
            <text:p>1.125</text:p>
          </table:table-cell>
          <table:table-cell table:number-columns-repeated="2" table:style-name="ce1"/>
          <table:table-cell office:value-type="float" office:value="0" table:formula="of:=[.L198]/[.C198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.5" table:style-name="ce1">
            <text:p>4.5</text:p>
          </table:table-cell>
          <table:table-cell office:value-type="float" office:value="0.25" table:style-name="ce1">
            <text:p>0.25</text:p>
          </table:table-cell>
          <table:table-cell office:value-type="float" office:value="0.52359877559828805" table:style-name="ce1">
            <text:p>0.523598776</text:p>
          </table:table-cell>
          <table:table-cell office:value-type="float" office:value="0.54636445147981605" table:style-name="ce1">
            <text:p>0.546364451</text:p>
          </table:table-cell>
          <table:table-cell office:value-type="float" office:value="15196" table:style-name="ce1">
            <text:p>15196</text:p>
          </table:table-cell>
          <table:table-cell table:style-name="ce1"/>
          <table:table-cell office:value-type="float" office:value="0.52359877559828805" table:formula="of:=ABS([.D199])" table:style-name="ce1">
            <text:p>0.523598776</text:p>
          </table:table-cell>
          <table:table-cell office:value-type="float" office:value="0.54636445147981605" table:formula="of:=ABS([.E199])" table:style-name="ce1">
            <text:p>0.546364451</text:p>
          </table:table-cell>
          <table:table-cell office:value-type="float" office:value="1.125" table:formula="of:=[.B199]*[.C199]" table:style-name="ce1">
            <text:p>1.125</text:p>
          </table:table-cell>
          <table:table-cell table:number-columns-repeated="2" table:style-name="ce1"/>
          <table:table-cell office:value-type="float" office:value="0" table:formula="of:=[.L199]/[.C199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.5" table:style-name="ce1">
            <text:p>4.5</text:p>
          </table:table-cell>
          <table:table-cell office:value-type="float" office:value="0.25" table:style-name="ce1">
            <text:p>0.25</text:p>
          </table:table-cell>
          <table:table-cell office:value-type="float" office:value="0.68067840827777104" table:style-name="ce1">
            <text:p>0.680678408</text:p>
          </table:table-cell>
          <table:table-cell office:value-type="float" office:value="0.73476453124223096" table:style-name="ce1">
            <text:p>0.734764531</text:p>
          </table:table-cell>
          <table:table-cell office:value-type="float" office:value="15196" table:style-name="ce1">
            <text:p>15196</text:p>
          </table:table-cell>
          <table:table-cell table:style-name="ce1"/>
          <table:table-cell office:value-type="float" office:value="0.68067840827777104" table:formula="of:=ABS([.D200])" table:style-name="ce1">
            <text:p>0.680678408</text:p>
          </table:table-cell>
          <table:table-cell office:value-type="float" office:value="0.73476453124223096" table:formula="of:=ABS([.E200])" table:style-name="ce1">
            <text:p>0.734764531</text:p>
          </table:table-cell>
          <table:table-cell office:value-type="float" office:value="1.125" table:formula="of:=[.B200]*[.C200]" table:style-name="ce1">
            <text:p>1.125</text:p>
          </table:table-cell>
          <table:table-cell table:number-columns-repeated="2" table:style-name="ce1"/>
          <table:table-cell office:value-type="float" office:value="0" table:formula="of:=[.L200]/[.C200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.5" table:style-name="ce1">
            <text:p>4.5</text:p>
          </table:table-cell>
          <table:table-cell office:value-type="float" office:value="0.25" table:style-name="ce1">
            <text:p>0.25</text:p>
          </table:table-cell>
          <table:table-cell office:value-type="float" office:value="0.71558499331766201" table:style-name="ce1">
            <text:p>0.715584993</text:p>
          </table:table-cell>
          <table:table-cell office:value-type="float" office:value="0.77317746511859498" table:style-name="ce1">
            <text:p>0.773177465</text:p>
          </table:table-cell>
          <table:table-cell office:value-type="float" office:value="15168" table:style-name="ce1">
            <text:p>15168</text:p>
          </table:table-cell>
          <table:table-cell table:style-name="ce1"/>
          <table:table-cell office:value-type="float" office:value="0.71558499331766201" table:formula="of:=ABS([.D201])" table:style-name="ce1">
            <text:p>0.715584993</text:p>
          </table:table-cell>
          <table:table-cell office:value-type="float" office:value="0.77317746511859498" table:formula="of:=ABS([.E201])" table:style-name="ce1">
            <text:p>0.773177465</text:p>
          </table:table-cell>
          <table:table-cell office:value-type="float" office:value="1.125" table:formula="of:=[.B201]*[.C201]" table:style-name="ce1">
            <text:p>1.125</text:p>
          </table:table-cell>
          <table:table-cell table:number-columns-repeated="2" table:style-name="ce1"/>
          <table:table-cell office:value-type="float" office:value="0" table:formula="of:=[.L201]/[.C201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.5" table:style-name="ce1">
            <text:p>4.5</text:p>
          </table:table-cell>
          <table:table-cell office:value-type="float" office:value="0.25" table:style-name="ce1">
            <text:p>0.25</text:p>
          </table:table-cell>
          <table:table-cell office:value-type="float" office:value="0.62831853071793398" table:style-name="ce1">
            <text:p>0.628318531</text:p>
          </table:table-cell>
          <table:table-cell office:value-type="float" office:value="0.72355298539930402" table:style-name="ce1">
            <text:p>0.723552985</text:p>
          </table:table-cell>
          <table:table-cell office:value-type="float" office:value="15168" table:style-name="ce1">
            <text:p>15168</text:p>
          </table:table-cell>
          <table:table-cell table:style-name="ce1"/>
          <table:table-cell office:value-type="float" office:value="0.62831853071793398" table:formula="of:=ABS([.D202])" table:style-name="ce1">
            <text:p>0.628318531</text:p>
          </table:table-cell>
          <table:table-cell office:value-type="float" office:value="0.72355298539930402" table:formula="of:=ABS([.E202])" table:style-name="ce1">
            <text:p>0.723552985</text:p>
          </table:table-cell>
          <table:table-cell office:value-type="float" office:value="1.125" table:formula="of:=[.B202]*[.C202]" table:style-name="ce1">
            <text:p>1.125</text:p>
          </table:table-cell>
          <table:table-cell table:number-columns-repeated="2" table:style-name="ce1"/>
          <table:table-cell office:value-type="float" office:value="0" table:formula="of:=[.L202]/[.C20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.8" table:style-name="ce2">
            <text:p>0.8</text:p>
          </table:table-cell>
          <table:table-cell office:value-type="float" office:value="0.1" table:style-name="ce2">
            <text:p>0.1</text:p>
          </table:table-cell>
          <table:table-cell office:value-type="float" office:value="1.7453292519945499E-2" table:style-name="ce2">
            <text:p>0.017453293</text:p>
          </table:table-cell>
          <table:table-cell office:value-type="float" office:value="2.0926242392979699E-2" table:style-name="ce2">
            <text:p>0.020926242</text:p>
          </table:table-cell>
          <table:table-cell office:value-type="float" office:value="15168" table:style-name="ce2">
            <text:p>15168</text:p>
          </table:table-cell>
          <table:table-cell table:style-name="ce1"/>
          <table:table-cell office:value-type="float" office:value="1.7453292519945499E-2" table:formula="of:=ABS([.D203])" table:style-name="ce1">
            <text:p>0.017453293</text:p>
          </table:table-cell>
          <table:table-cell office:value-type="float" office:value="2.0926242392979699E-2" table:formula="of:=ABS([.E203])" table:style-name="ce1">
            <text:p>0.020926242</text:p>
          </table:table-cell>
          <table:table-cell office:value-type="float" office:value="8.0000000000000016E-2" table:formula="of:=[.B203]*[.C203]" table:style-name="ce1">
            <text:p>0.08</text:p>
          </table:table-cell>
          <table:table-cell office:value-type="float" office:value="4.8869219055848165E-2" table:formula="of:=AVERAGE([.H203:.H212])" table:style-name="ce1">
            <text:p>0.048869219</text:p>
          </table:table-cell>
          <table:table-cell office:value-type="float" office:value="5.8095826515892277E-2" table:formula="of:=AVERAGE([.I203:.I212])" table:style-name="ce1">
            <text:p>0.058095827</text:p>
          </table:table-cell>
          <table:table-cell office:value-type="float" office:value="0.58095826515892268" table:formula="of:=[.L203]/[.C203]" table:style-name="ce1">
            <text:p>0.580958265</text:p>
          </table:table-cell>
          <table:table-cell table:number-columns-repeated="1637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8" table:style-name="ce2">
            <text:p>0.8</text:p>
          </table:table-cell>
          <table:table-cell office:value-type="float" office:value="0.1" table:style-name="ce2">
            <text:p>0.1</text:p>
          </table:table-cell>
          <table:table-cell office:value-type="float" office:value="8.72664625997287E-2" table:style-name="ce2">
            <text:p>0.087266463</text:p>
          </table:table-cell>
          <table:table-cell office:value-type="float" office:value="9.9921863405599595E-2" table:style-name="ce2">
            <text:p>0.099921863</text:p>
          </table:table-cell>
          <table:table-cell office:value-type="float" office:value="15168" table:style-name="ce2">
            <text:p>15168</text:p>
          </table:table-cell>
          <table:table-cell table:style-name="ce1"/>
          <table:table-cell office:value-type="float" office:value="8.72664625997287E-2" table:formula="of:=ABS([.D204])" table:style-name="ce1">
            <text:p>0.087266463</text:p>
          </table:table-cell>
          <table:table-cell office:value-type="float" office:value="9.9921863405599595E-2" table:formula="of:=ABS([.E204])" table:style-name="ce1">
            <text:p>0.099921863</text:p>
          </table:table-cell>
          <table:table-cell office:value-type="float" office:value="8.0000000000000016E-2" table:formula="of:=[.B204]*[.C204]" table:style-name="ce1">
            <text:p>0.08</text:p>
          </table:table-cell>
          <table:table-cell office:value-type="float" office:value="4.8869219055848165E-2" table:formula="of:=AVERAGE([.H203:.H212])" table:style-name="ce1">
            <text:p>0.048869219</text:p>
          </table:table-cell>
          <table:table-cell office:value-type="float" office:value="5.8095826515892277E-2" table:formula="of:=AVERAGE([.I203:.I212])" table:style-name="ce1">
            <text:p>0.058095827</text:p>
          </table:table-cell>
          <table:table-cell office:value-type="float" office:value="0.58095826515892268" table:formula="of:=[.L204]/[.C204]" table:style-name="ce1">
            <text:p>0.580958265</text:p>
          </table:table-cell>
          <table:table-cell table:number-columns-repeated="1637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8" table:style-name="ce2">
            <text:p>0.8</text:p>
          </table:table-cell>
          <table:table-cell office:value-type="float" office:value="0.1" table:style-name="ce2">
            <text:p>0.1</text:p>
          </table:table-cell>
          <table:table-cell office:value-type="float" office:value="3.49065850398909E-2" table:style-name="ce2">
            <text:p>0.034906585</text:p>
          </table:table-cell>
          <table:table-cell office:value-type="float" office:value="3.2018008632168797E-2" table:style-name="ce2">
            <text:p>0.032018009</text:p>
          </table:table-cell>
          <table:table-cell office:value-type="float" office:value="15196" table:style-name="ce2">
            <text:p>15196</text:p>
          </table:table-cell>
          <table:table-cell table:style-name="ce1"/>
          <table:table-cell office:value-type="float" office:value="3.49065850398909E-2" table:formula="of:=ABS([.D205])" table:style-name="ce1">
            <text:p>0.034906585</text:p>
          </table:table-cell>
          <table:table-cell office:value-type="float" office:value="3.2018008632168797E-2" table:formula="of:=ABS([.E205])" table:style-name="ce1">
            <text:p>0.032018009</text:p>
          </table:table-cell>
          <table:table-cell office:value-type="float" office:value="8.0000000000000016E-2" table:formula="of:=[.B205]*[.C205]" table:style-name="ce1">
            <text:p>0.08</text:p>
          </table:table-cell>
          <table:table-cell table:number-columns-repeated="2" table:style-name="ce1"/>
          <table:table-cell office:value-type="float" office:value="0" table:formula="of:=[.L205]/[.C20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8" table:style-name="ce2">
            <text:p>0.8</text:p>
          </table:table-cell>
          <table:table-cell office:value-type="float" office:value="0.1" table:style-name="ce2">
            <text:p>0.1</text:p>
          </table:table-cell>
          <table:table-cell office:value-type="float" office:value="6.9813170079784007E-2" table:style-name="ce2">
            <text:p>0.06981317</text:p>
          </table:table-cell>
          <table:table-cell office:value-type="float" office:value="8.6806086991519496E-2" table:style-name="ce2">
            <text:p>0.086806087</text:p>
          </table:table-cell>
          <table:table-cell office:value-type="float" office:value="15196" table:style-name="ce2">
            <text:p>15196</text:p>
          </table:table-cell>
          <table:table-cell table:style-name="ce1"/>
          <table:table-cell office:value-type="float" office:value="6.9813170079784007E-2" table:formula="of:=ABS([.D206])" table:style-name="ce1">
            <text:p>0.06981317</text:p>
          </table:table-cell>
          <table:table-cell office:value-type="float" office:value="8.6806086991519496E-2" table:formula="of:=ABS([.E206])" table:style-name="ce1">
            <text:p>0.086806087</text:p>
          </table:table-cell>
          <table:table-cell office:value-type="float" office:value="8.0000000000000016E-2" table:formula="of:=[.B206]*[.C206]" table:style-name="ce1">
            <text:p>0.08</text:p>
          </table:table-cell>
          <table:table-cell table:number-columns-repeated="2" table:style-name="ce1"/>
          <table:table-cell office:value-type="float" office:value="0" table:formula="of:=[.L206]/[.C206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8" table:style-name="ce2">
            <text:p>0.8</text:p>
          </table:table-cell>
          <table:table-cell office:value-type="float" office:value="0.1" table:style-name="ce2">
            <text:p>0.1</text:p>
          </table:table-cell>
          <table:table-cell office:value-type="float" office:value="1.7453292519945401E-2" table:style-name="ce2">
            <text:p>0.017453293</text:p>
          </table:table-cell>
          <table:table-cell office:value-type="float" office:value="3.0117653735568701E-2" table:style-name="ce2">
            <text:p>0.030117654</text:p>
          </table:table-cell>
          <table:table-cell office:value-type="float" office:value="15196" table:style-name="ce2">
            <text:p>15196</text:p>
          </table:table-cell>
          <table:table-cell table:style-name="ce1"/>
          <table:table-cell office:value-type="float" office:value="1.7453292519945401E-2" table:formula="of:=ABS([.D207])" table:style-name="ce1">
            <text:p>0.017453293</text:p>
          </table:table-cell>
          <table:table-cell office:value-type="float" office:value="3.0117653735568701E-2" table:formula="of:=ABS([.E207])" table:style-name="ce1">
            <text:p>0.030117654</text:p>
          </table:table-cell>
          <table:table-cell office:value-type="float" office:value="8.0000000000000016E-2" table:formula="of:=[.B207]*[.C207]" table:style-name="ce1">
            <text:p>0.08</text:p>
          </table:table-cell>
          <table:table-cell table:number-columns-repeated="2" table:style-name="ce1"/>
          <table:table-cell office:value-type="float" office:value="0" table:formula="of:=[.L207]/[.C207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8" table:style-name="ce2">
            <text:p>0.8</text:p>
          </table:table-cell>
          <table:table-cell office:value-type="float" office:value="0.1" table:style-name="ce2">
            <text:p>0.1</text:p>
          </table:table-cell>
          <table:table-cell office:value-type="float" office:value="1.7453292519946199E-2" table:style-name="ce2">
            <text:p>0.017453293</text:p>
          </table:table-cell>
          <table:table-cell office:value-type="float" office:value="3.8380571243648E-2" table:style-name="ce2">
            <text:p>0.038380571</text:p>
          </table:table-cell>
          <table:table-cell office:value-type="float" office:value="15196" table:style-name="ce2">
            <text:p>15196</text:p>
          </table:table-cell>
          <table:table-cell table:style-name="ce1"/>
          <table:table-cell office:value-type="float" office:value="1.7453292519946199E-2" table:formula="of:=ABS([.D208])" table:style-name="ce1">
            <text:p>0.017453293</text:p>
          </table:table-cell>
          <table:table-cell office:value-type="float" office:value="3.8380571243648E-2" table:formula="of:=ABS([.E208])" table:style-name="ce1">
            <text:p>0.038380571</text:p>
          </table:table-cell>
          <table:table-cell office:value-type="float" office:value="8.0000000000000016E-2" table:formula="of:=[.B208]*[.C208]" table:style-name="ce1">
            <text:p>0.08</text:p>
          </table:table-cell>
          <table:table-cell table:number-columns-repeated="2" table:style-name="ce1"/>
          <table:table-cell office:value-type="float" office:value="0" table:formula="of:=[.L208]/[.C208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8" table:style-name="ce2">
            <text:p>0.8</text:p>
          </table:table-cell>
          <table:table-cell office:value-type="float" office:value="0.1" table:style-name="ce2">
            <text:p>0.1</text:p>
          </table:table-cell>
          <table:table-cell office:value-type="float" office:value="1.7453292519945599E-2" table:style-name="ce2">
            <text:p>0.017453293</text:p>
          </table:table-cell>
          <table:table-cell office:value-type="float" office:value="3.0890968664977699E-2" table:style-name="ce2">
            <text:p>0.030890969</text:p>
          </table:table-cell>
          <table:table-cell office:value-type="float" office:value="15196" table:style-name="ce2">
            <text:p>15196</text:p>
          </table:table-cell>
          <table:table-cell table:style-name="ce1"/>
          <table:table-cell office:value-type="float" office:value="1.7453292519945599E-2" table:formula="of:=ABS([.D209])" table:style-name="ce1">
            <text:p>0.017453293</text:p>
          </table:table-cell>
          <table:table-cell office:value-type="float" office:value="3.0890968664977699E-2" table:formula="of:=ABS([.E209])" table:style-name="ce1">
            <text:p>0.030890969</text:p>
          </table:table-cell>
          <table:table-cell office:value-type="float" office:value="8.0000000000000016E-2" table:formula="of:=[.B209]*[.C209]" table:style-name="ce1">
            <text:p>0.08</text:p>
          </table:table-cell>
          <table:table-cell table:number-columns-repeated="2" table:style-name="ce1"/>
          <table:table-cell office:value-type="float" office:value="0" table:formula="of:=[.L209]/[.C209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8" table:style-name="ce2">
            <text:p>0.8</text:p>
          </table:table-cell>
          <table:table-cell office:value-type="float" office:value="0.1" table:style-name="ce2">
            <text:p>0.1</text:p>
          </table:table-cell>
          <table:table-cell office:value-type="float" office:value="3.4906585039891497E-2" table:style-name="ce2">
            <text:p>0.034906585</text:p>
          </table:table-cell>
          <table:table-cell office:value-type="float" office:value="3.9004213694227803E-2" table:style-name="ce2">
            <text:p>0.039004214</text:p>
          </table:table-cell>
          <table:table-cell office:value-type="float" office:value="15196" table:style-name="ce2">
            <text:p>15196</text:p>
          </table:table-cell>
          <table:table-cell table:style-name="ce1"/>
          <table:table-cell office:value-type="float" office:value="3.4906585039891497E-2" table:formula="of:=ABS([.D210])" table:style-name="ce1">
            <text:p>0.034906585</text:p>
          </table:table-cell>
          <table:table-cell office:value-type="float" office:value="3.9004213694227803E-2" table:formula="of:=ABS([.E210])" table:style-name="ce1">
            <text:p>0.039004214</text:p>
          </table:table-cell>
          <table:table-cell office:value-type="float" office:value="8.0000000000000016E-2" table:formula="of:=[.B210]*[.C210]" table:style-name="ce1">
            <text:p>0.08</text:p>
          </table:table-cell>
          <table:table-cell table:number-columns-repeated="2" table:style-name="ce1"/>
          <table:table-cell office:value-type="float" office:value="0" table:formula="of:=[.L210]/[.C210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8" table:style-name="ce2">
            <text:p>0.8</text:p>
          </table:table-cell>
          <table:table-cell office:value-type="float" office:value="0.1" table:style-name="ce2">
            <text:p>0.1</text:p>
          </table:table-cell>
          <table:table-cell office:value-type="float" office:value="0.104719755119675" table:style-name="ce2">
            <text:p>0.104719755</text:p>
          </table:table-cell>
          <table:table-cell office:value-type="float" office:value="0.10316798545252701" table:style-name="ce2">
            <text:p>0.103167985</text:p>
          </table:table-cell>
          <table:table-cell office:value-type="float" office:value="15168" table:style-name="ce2">
            <text:p>15168</text:p>
          </table:table-cell>
          <table:table-cell table:style-name="ce1"/>
          <table:table-cell office:value-type="float" office:value="0.104719755119675" table:formula="of:=ABS([.D211])" table:style-name="ce1">
            <text:p>0.104719755</text:p>
          </table:table-cell>
          <table:table-cell office:value-type="float" office:value="0.10316798545252701" table:formula="of:=ABS([.E211])" table:style-name="ce1">
            <text:p>0.103167985</text:p>
          </table:table-cell>
          <table:table-cell office:value-type="float" office:value="8.0000000000000016E-2" table:formula="of:=[.B211]*[.C211]" table:style-name="ce1">
            <text:p>0.08</text:p>
          </table:table-cell>
          <table:table-cell table:number-columns-repeated="2" table:style-name="ce1"/>
          <table:table-cell office:value-type="float" office:value="0" table:formula="of:=[.L211]/[.C211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8" table:style-name="ce2">
            <text:p>0.8</text:p>
          </table:table-cell>
          <table:table-cell office:value-type="float" office:value="0.1" table:style-name="ce2">
            <text:p>0.1</text:p>
          </table:table-cell>
          <table:table-cell office:value-type="float" office:value="8.7266462599728797E-2" table:style-name="ce2">
            <text:p>0.087266463</text:p>
          </table:table-cell>
          <table:table-cell office:value-type="float" office:value="9.9724670945706001E-2" table:style-name="ce2">
            <text:p>0.099724671</text:p>
          </table:table-cell>
          <table:table-cell office:value-type="float" office:value="15168" table:style-name="ce2">
            <text:p>15168</text:p>
          </table:table-cell>
          <table:table-cell table:style-name="ce1"/>
          <table:table-cell office:value-type="float" office:value="8.7266462599728797E-2" table:formula="of:=ABS([.D212])" table:style-name="ce1">
            <text:p>0.087266463</text:p>
          </table:table-cell>
          <table:table-cell office:value-type="float" office:value="9.9724670945706001E-2" table:formula="of:=ABS([.E212])" table:style-name="ce1">
            <text:p>0.099724671</text:p>
          </table:table-cell>
          <table:table-cell office:value-type="float" office:value="8.0000000000000016E-2" table:formula="of:=[.B212]*[.C212]" table:style-name="ce1">
            <text:p>0.08</text:p>
          </table:table-cell>
          <table:table-cell table:number-columns-repeated="2" table:style-name="ce1"/>
          <table:table-cell office:value-type="float" office:value="0" table:formula="of:=[.L212]/[.C21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3.4906585039891601E-2" table:style-name="ce1">
            <text:p>0.034906585</text:p>
          </table:table-cell>
          <table:table-cell office:value-type="float" office:value="2.7216680281165501E-2" table:style-name="ce1">
            <text:p>0.02721668</text:p>
          </table:table-cell>
          <table:table-cell office:value-type="float" office:value="15196" table:style-name="ce1">
            <text:p>15196</text:p>
          </table:table-cell>
          <table:table-cell table:style-name="ce1"/>
          <table:table-cell office:value-type="float" office:value="3.4906585039891601E-2" table:formula="of:=ABS([.D213])" table:style-name="ce1">
            <text:p>0.034906585</text:p>
          </table:table-cell>
          <table:table-cell office:value-type="float" office:value="2.7216680281165501E-2" table:formula="of:=ABS([.E213])" table:style-name="ce1">
            <text:p>0.02721668</text:p>
          </table:table-cell>
          <table:table-cell office:value-type="float" office:value="0.1" table:formula="of:=[.B213]*[.C213]" table:style-name="ce1">
            <text:p>0.1</text:p>
          </table:table-cell>
          <table:table-cell office:value-type="float" office:value="7.8539816339756208E-2" table:formula="of:=AVERAGE([.H213:.H222])" table:style-name="ce1">
            <text:p>0.078539816</text:p>
          </table:table-cell>
          <table:table-cell office:value-type="float" office:value="8.3627526189083784E-2" table:formula="of:=AVERAGE([.I213:.I222])" table:style-name="ce1">
            <text:p>0.083627526</text:p>
          </table:table-cell>
          <table:table-cell office:value-type="float" office:value="0.83627526189083778" table:formula="of:=[.L213]/[.C213]" table:style-name="ce1">
            <text:p>0.836275262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3.4906585039891497E-2" table:style-name="ce1">
            <text:p>0.034906585</text:p>
          </table:table-cell>
          <table:table-cell office:value-type="float" office:value="4.49577245396326E-2" table:style-name="ce1">
            <text:p>0.044957725</text:p>
          </table:table-cell>
          <table:table-cell office:value-type="float" office:value="15168" table:style-name="ce1">
            <text:p>15168</text:p>
          </table:table-cell>
          <table:table-cell table:style-name="ce1"/>
          <table:table-cell office:value-type="float" office:value="3.4906585039891497E-2" table:formula="of:=ABS([.D214])" table:style-name="ce1">
            <text:p>0.034906585</text:p>
          </table:table-cell>
          <table:table-cell office:value-type="float" office:value="4.49577245396326E-2" table:formula="of:=ABS([.E214])" table:style-name="ce1">
            <text:p>0.044957725</text:p>
          </table:table-cell>
          <table:table-cell office:value-type="float" office:value="0.1" table:formula="of:=[.B214]*[.C214]" table:style-name="ce1">
            <text:p>0.1</text:p>
          </table:table-cell>
          <table:table-cell office:value-type="float" office:value="7.8539816339756208E-2" table:formula="of:=AVERAGE([.H213:.H222])" table:style-name="ce1">
            <text:p>0.078539816</text:p>
          </table:table-cell>
          <table:table-cell office:value-type="float" office:value="8.3627526189083784E-2" table:formula="of:=AVERAGE([.I213:.I222])" table:style-name="ce1">
            <text:p>0.083627526</text:p>
          </table:table-cell>
          <table:table-cell office:value-type="float" office:value="0.83627526189083778" table:formula="of:=[.L214]/[.C214]" table:style-name="ce1">
            <text:p>0.836275262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0.122173047639621" table:style-name="ce1">
            <text:p>0.122173048</text:p>
          </table:table-cell>
          <table:table-cell office:value-type="float" office:value="0.13013220263092601" table:style-name="ce1">
            <text:p>0.130132203</text:p>
          </table:table-cell>
          <table:table-cell office:value-type="float" office:value="15168" table:style-name="ce1">
            <text:p>15168</text:p>
          </table:table-cell>
          <table:table-cell table:style-name="ce1"/>
          <table:table-cell office:value-type="float" office:value="0.122173047639621" table:formula="of:=ABS([.D215])" table:style-name="ce1">
            <text:p>0.122173048</text:p>
          </table:table-cell>
          <table:table-cell office:value-type="float" office:value="0.13013220263092601" table:formula="of:=ABS([.E215])" table:style-name="ce1">
            <text:p>0.130132203</text:p>
          </table:table-cell>
          <table:table-cell office:value-type="float" office:value="0.1" table:formula="of:=[.B215]*[.C215]" table:style-name="ce1">
            <text:p>0.1</text:p>
          </table:table-cell>
          <table:table-cell table:number-columns-repeated="2" table:style-name="ce1"/>
          <table:table-cell office:value-type="float" office:value="0" table:formula="of:=[.L215]/[.C21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0.104719755119675" table:style-name="ce1">
            <text:p>0.104719755</text:p>
          </table:table-cell>
          <table:table-cell office:value-type="float" office:value="0.118862666873755" table:style-name="ce1">
            <text:p>0.118862667</text:p>
          </table:table-cell>
          <table:table-cell office:value-type="float" office:value="15168" table:style-name="ce1">
            <text:p>15168</text:p>
          </table:table-cell>
          <table:table-cell table:style-name="ce1"/>
          <table:table-cell office:value-type="float" office:value="0.104719755119675" table:formula="of:=ABS([.D216])" table:style-name="ce1">
            <text:p>0.104719755</text:p>
          </table:table-cell>
          <table:table-cell office:value-type="float" office:value="0.118862666873755" table:formula="of:=ABS([.E216])" table:style-name="ce1">
            <text:p>0.118862667</text:p>
          </table:table-cell>
          <table:table-cell office:value-type="float" office:value="0.1" table:formula="of:=[.B216]*[.C216]" table:style-name="ce1">
            <text:p>0.1</text:p>
          </table:table-cell>
          <table:table-cell table:number-columns-repeated="2" table:style-name="ce1"/>
          <table:table-cell office:value-type="float" office:value="0" table:formula="of:=[.L216]/[.C216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1.7453292519945401E-2" table:style-name="ce1">
            <text:p>0.017453293</text:p>
          </table:table-cell>
          <table:table-cell office:value-type="float" office:value="2.86905450893973E-2" table:style-name="ce1">
            <text:p>0.028690545</text:p>
          </table:table-cell>
          <table:table-cell office:value-type="float" office:value="15168" table:style-name="ce1">
            <text:p>15168</text:p>
          </table:table-cell>
          <table:table-cell table:style-name="ce1"/>
          <table:table-cell office:value-type="float" office:value="1.7453292519945401E-2" table:formula="of:=ABS([.D217])" table:style-name="ce1">
            <text:p>0.017453293</text:p>
          </table:table-cell>
          <table:table-cell office:value-type="float" office:value="2.86905450893973E-2" table:formula="of:=ABS([.E217])" table:style-name="ce1">
            <text:p>0.028690545</text:p>
          </table:table-cell>
          <table:table-cell office:value-type="float" office:value="0.1" table:formula="of:=[.B217]*[.C217]" table:style-name="ce1">
            <text:p>0.1</text:p>
          </table:table-cell>
          <table:table-cell table:number-columns-repeated="2" table:style-name="ce1"/>
          <table:table-cell office:value-type="float" office:value="0" table:formula="of:=[.L217]/[.C217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0.122173047639621" table:style-name="ce1">
            <text:p>0.122173048</text:p>
          </table:table-cell>
          <table:table-cell office:value-type="float" office:value="0.11564652603230299" table:style-name="ce1">
            <text:p>0.115646526</text:p>
          </table:table-cell>
          <table:table-cell office:value-type="float" office:value="15168" table:style-name="ce1">
            <text:p>15168</text:p>
          </table:table-cell>
          <table:table-cell table:style-name="ce1"/>
          <table:table-cell office:value-type="float" office:value="0.122173047639621" table:formula="of:=ABS([.D218])" table:style-name="ce1">
            <text:p>0.122173048</text:p>
          </table:table-cell>
          <table:table-cell office:value-type="float" office:value="0.11564652603230299" table:formula="of:=ABS([.E218])" table:style-name="ce1">
            <text:p>0.115646526</text:p>
          </table:table-cell>
          <table:table-cell office:value-type="float" office:value="0.1" table:formula="of:=[.B218]*[.C218]" table:style-name="ce1">
            <text:p>0.1</text:p>
          </table:table-cell>
          <table:table-cell table:number-columns-repeated="2" table:style-name="ce1"/>
          <table:table-cell office:value-type="float" office:value="0" table:formula="of:=[.L218]/[.C218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0.104719755119675" table:style-name="ce1">
            <text:p>0.104719755</text:p>
          </table:table-cell>
          <table:table-cell office:value-type="float" office:value="0.109786467542572" table:style-name="ce1">
            <text:p>0.109786468</text:p>
          </table:table-cell>
          <table:table-cell office:value-type="float" office:value="15168" table:style-name="ce1">
            <text:p>15168</text:p>
          </table:table-cell>
          <table:table-cell table:style-name="ce1"/>
          <table:table-cell office:value-type="float" office:value="0.104719755119675" table:formula="of:=ABS([.D219])" table:style-name="ce1">
            <text:p>0.104719755</text:p>
          </table:table-cell>
          <table:table-cell office:value-type="float" office:value="0.109786467542572" table:formula="of:=ABS([.E219])" table:style-name="ce1">
            <text:p>0.109786468</text:p>
          </table:table-cell>
          <table:table-cell office:value-type="float" office:value="0.1" table:formula="of:=[.B219]*[.C219]" table:style-name="ce1">
            <text:p>0.1</text:p>
          </table:table-cell>
          <table:table-cell table:number-columns-repeated="2" table:style-name="ce1"/>
          <table:table-cell office:value-type="float" office:value="0" table:formula="of:=[.L219]/[.C219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3.4906585039891497E-2" table:style-name="ce1">
            <text:p>0.034906585</text:p>
          </table:table-cell>
          <table:table-cell office:value-type="float" office:value="2.80050526696294E-2" table:style-name="ce1">
            <text:p>0.028005053</text:p>
          </table:table-cell>
          <table:table-cell office:value-type="float" office:value="15168" table:style-name="ce1">
            <text:p>15168</text:p>
          </table:table-cell>
          <table:table-cell table:style-name="ce1"/>
          <table:table-cell office:value-type="float" office:value="3.4906585039891497E-2" table:formula="of:=ABS([.D220])" table:style-name="ce1">
            <text:p>0.034906585</text:p>
          </table:table-cell>
          <table:table-cell office:value-type="float" office:value="2.80050526696294E-2" table:formula="of:=ABS([.E220])" table:style-name="ce1">
            <text:p>0.028005053</text:p>
          </table:table-cell>
          <table:table-cell office:value-type="float" office:value="0.1" table:formula="of:=[.B220]*[.C220]" table:style-name="ce1">
            <text:p>0.1</text:p>
          </table:table-cell>
          <table:table-cell table:number-columns-repeated="2" table:style-name="ce1"/>
          <table:table-cell office:value-type="float" office:value="0" table:formula="of:=[.L220]/[.C220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0.104719755119675" table:style-name="ce1">
            <text:p>0.104719755</text:p>
          </table:table-cell>
          <table:table-cell office:value-type="float" office:value="0.126993628350759" table:style-name="ce1">
            <text:p>0.126993628</text:p>
          </table:table-cell>
          <table:table-cell office:value-type="float" office:value="15168" table:style-name="ce1">
            <text:p>15168</text:p>
          </table:table-cell>
          <table:table-cell table:style-name="ce1"/>
          <table:table-cell office:value-type="float" office:value="0.104719755119675" table:formula="of:=ABS([.D221])" table:style-name="ce1">
            <text:p>0.104719755</text:p>
          </table:table-cell>
          <table:table-cell office:value-type="float" office:value="0.126993628350759" table:formula="of:=ABS([.E221])" table:style-name="ce1">
            <text:p>0.126993628</text:p>
          </table:table-cell>
          <table:table-cell office:value-type="float" office:value="0.1" table:formula="of:=[.B221]*[.C221]" table:style-name="ce1">
            <text:p>0.1</text:p>
          </table:table-cell>
          <table:table-cell table:number-columns-repeated="2" table:style-name="ce1"/>
          <table:table-cell office:value-type="float" office:value="0" table:formula="of:=[.L221]/[.C221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0.104719755119675" table:style-name="ce1">
            <text:p>0.104719755</text:p>
          </table:table-cell>
          <table:table-cell office:value-type="float" office:value="0.10598376788069799" table:style-name="ce1">
            <text:p>0.105983768</text:p>
          </table:table-cell>
          <table:table-cell office:value-type="float" office:value="15168" table:style-name="ce1">
            <text:p>15168</text:p>
          </table:table-cell>
          <table:table-cell table:style-name="ce1"/>
          <table:table-cell office:value-type="float" office:value="0.104719755119675" table:formula="of:=ABS([.D222])" table:style-name="ce1">
            <text:p>0.104719755</text:p>
          </table:table-cell>
          <table:table-cell office:value-type="float" office:value="0.10598376788069799" table:formula="of:=ABS([.E222])" table:style-name="ce1">
            <text:p>0.105983768</text:p>
          </table:table-cell>
          <table:table-cell office:value-type="float" office:value="0.1" table:formula="of:=[.B222]*[.C222]" table:style-name="ce1">
            <text:p>0.1</text:p>
          </table:table-cell>
          <table:table-cell table:number-columns-repeated="2" table:style-name="ce1"/>
          <table:table-cell office:value-type="float" office:value="0" table:formula="of:=[.L222]/[.C22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.1" table:style-name="ce2">
            <text:p>0.1</text:p>
          </table:table-cell>
          <table:table-cell office:value-type="float" office:value="0.244346095279212" table:style-name="ce2">
            <text:p>0.244346095</text:p>
          </table:table-cell>
          <table:table-cell office:value-type="float" office:value="0.23599410303471999" table:style-name="ce2">
            <text:p>0.235994103</text:p>
          </table:table-cell>
          <table:table-cell office:value-type="float" office:value="15168" table:style-name="ce2">
            <text:p>15168</text:p>
          </table:table-cell>
          <table:table-cell table:style-name="ce1"/>
          <table:table-cell office:value-type="float" office:value="0.244346095279212" table:formula="of:=ABS([.D223])" table:style-name="ce1">
            <text:p>0.244346095</text:p>
          </table:table-cell>
          <table:table-cell office:value-type="float" office:value="0.23599410303471999" table:formula="of:=ABS([.E223])" table:style-name="ce1">
            <text:p>0.235994103</text:p>
          </table:table-cell>
          <table:table-cell office:value-type="float" office:value="0.2" table:formula="of:=[.B223]*[.C223]" table:style-name="ce1">
            <text:p>0.2</text:p>
          </table:table-cell>
          <table:table-cell office:value-type="float" office:value="0.31241393610697543" table:formula="of:=AVERAGE([.H223:.H232])" table:style-name="ce1">
            <text:p>0.312413936</text:p>
          </table:table-cell>
          <table:table-cell office:value-type="float" office:value="0.32483730177011344" table:formula="of:=AVERAGE([.I223:.I232])" table:style-name="ce1">
            <text:p>0.324837302</text:p>
          </table:table-cell>
          <table:table-cell office:value-type="float" office:value="3.2483730177011343" table:formula="of:=[.L223]/[.C223]" table:style-name="ce1">
            <text:p>3.248373018</text:p>
          </table:table-cell>
          <table:table-cell table:number-columns-repeated="1637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1" table:style-name="ce2">
            <text:p>0.1</text:p>
          </table:table-cell>
          <table:table-cell office:value-type="float" office:value="0.26179938779915801" table:style-name="ce2">
            <text:p>0.261799388</text:p>
          </table:table-cell>
          <table:table-cell office:value-type="float" office:value="0.28009380708054399" table:style-name="ce2">
            <text:p>0.280093807</text:p>
          </table:table-cell>
          <table:table-cell office:value-type="float" office:value="15168" table:style-name="ce2">
            <text:p>15168</text:p>
          </table:table-cell>
          <table:table-cell table:style-name="ce1"/>
          <table:table-cell office:value-type="float" office:value="0.26179938779915801" table:formula="of:=ABS([.D224])" table:style-name="ce1">
            <text:p>0.261799388</text:p>
          </table:table-cell>
          <table:table-cell office:value-type="float" office:value="0.28009380708054399" table:formula="of:=ABS([.E224])" table:style-name="ce1">
            <text:p>0.280093807</text:p>
          </table:table-cell>
          <table:table-cell office:value-type="float" office:value="0.2" table:formula="of:=[.B224]*[.C224]" table:style-name="ce1">
            <text:p>0.2</text:p>
          </table:table-cell>
          <table:table-cell office:value-type="float" office:value="0.31241393610697543" table:formula="of:=AVERAGE([.H223:.H232])" table:style-name="ce1">
            <text:p>0.312413936</text:p>
          </table:table-cell>
          <table:table-cell office:value-type="float" office:value="0.32483730177011344" table:formula="of:=AVERAGE([.I223:.I232])" table:style-name="ce1">
            <text:p>0.324837302</text:p>
          </table:table-cell>
          <table:table-cell office:value-type="float" office:value="3.2483730177011343" table:formula="of:=[.L224]/[.C224]" table:style-name="ce1">
            <text:p>3.248373018</text:p>
          </table:table-cell>
          <table:table-cell table:number-columns-repeated="1637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1" table:style-name="ce2">
            <text:p>0.1</text:p>
          </table:table-cell>
          <table:table-cell office:value-type="float" office:value="0.244346095279212" table:style-name="ce2">
            <text:p>0.244346095</text:p>
          </table:table-cell>
          <table:table-cell office:value-type="float" office:value="0.25670750869423398" table:style-name="ce2">
            <text:p>0.256707509</text:p>
          </table:table-cell>
          <table:table-cell office:value-type="float" office:value="15168" table:style-name="ce2">
            <text:p>15168</text:p>
          </table:table-cell>
          <table:table-cell table:style-name="ce1"/>
          <table:table-cell office:value-type="float" office:value="0.244346095279212" table:formula="of:=ABS([.D225])" table:style-name="ce1">
            <text:p>0.244346095</text:p>
          </table:table-cell>
          <table:table-cell office:value-type="float" office:value="0.25670750869423398" table:formula="of:=ABS([.E225])" table:style-name="ce1">
            <text:p>0.256707509</text:p>
          </table:table-cell>
          <table:table-cell office:value-type="float" office:value="0.2" table:formula="of:=[.B225]*[.C225]" table:style-name="ce1">
            <text:p>0.2</text:p>
          </table:table-cell>
          <table:table-cell table:number-columns-repeated="2" table:style-name="ce1"/>
          <table:table-cell office:value-type="float" office:value="0" table:formula="of:=[.L225]/[.C22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1" table:style-name="ce2">
            <text:p>0.1</text:p>
          </table:table-cell>
          <table:table-cell office:value-type="float" office:value="6.9813170079783299E-2" table:style-name="ce2">
            <text:p>0.06981317</text:p>
          </table:table-cell>
          <table:table-cell office:value-type="float" office:value="8.3377773315638698E-2" table:style-name="ce2">
            <text:p>0.083377773</text:p>
          </table:table-cell>
          <table:table-cell office:value-type="float" office:value="15168" table:style-name="ce2">
            <text:p>15168</text:p>
          </table:table-cell>
          <table:table-cell table:style-name="ce1"/>
          <table:table-cell office:value-type="float" office:value="6.9813170079783299E-2" table:formula="of:=ABS([.D226])" table:style-name="ce1">
            <text:p>0.06981317</text:p>
          </table:table-cell>
          <table:table-cell office:value-type="float" office:value="8.3377773315638698E-2" table:formula="of:=ABS([.E226])" table:style-name="ce1">
            <text:p>0.083377773</text:p>
          </table:table-cell>
          <table:table-cell office:value-type="float" office:value="0.2" table:formula="of:=[.B226]*[.C226]" table:style-name="ce1">
            <text:p>0.2</text:p>
          </table:table-cell>
          <table:table-cell table:number-columns-repeated="2" table:style-name="ce1"/>
          <table:table-cell office:value-type="float" office:value="0" table:formula="of:=[.L226]/[.C226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1" table:style-name="ce2">
            <text:p>0.1</text:p>
          </table:table-cell>
          <table:table-cell office:value-type="float" office:value="5.2359877559837301E-2" table:style-name="ce2">
            <text:p>0.052359878</text:p>
          </table:table-cell>
          <table:table-cell office:value-type="float" office:value="5.1410430743501399E-2" table:style-name="ce2">
            <text:p>0.051410431</text:p>
          </table:table-cell>
          <table:table-cell office:value-type="float" office:value="15168" table:style-name="ce2">
            <text:p>15168</text:p>
          </table:table-cell>
          <table:table-cell table:style-name="ce1"/>
          <table:table-cell office:value-type="float" office:value="5.2359877559837301E-2" table:formula="of:=ABS([.D227])" table:style-name="ce1">
            <text:p>0.052359878</text:p>
          </table:table-cell>
          <table:table-cell office:value-type="float" office:value="5.1410430743501399E-2" table:formula="of:=ABS([.E227])" table:style-name="ce1">
            <text:p>0.051410431</text:p>
          </table:table-cell>
          <table:table-cell office:value-type="float" office:value="0.2" table:formula="of:=[.B227]*[.C227]" table:style-name="ce1">
            <text:p>0.2</text:p>
          </table:table-cell>
          <table:table-cell table:number-columns-repeated="2" table:style-name="ce1"/>
          <table:table-cell office:value-type="float" office:value="0" table:formula="of:=[.L227]/[.C227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1" table:style-name="ce2">
            <text:p>0.1</text:p>
          </table:table-cell>
          <table:table-cell office:value-type="float" office:value="3.4906585039891601E-2" table:style-name="ce2">
            <text:p>0.034906585</text:p>
          </table:table-cell>
          <table:table-cell office:value-type="float" office:value="5.1120970618447698E-2" table:style-name="ce2">
            <text:p>0.051120971</text:p>
          </table:table-cell>
          <table:table-cell office:value-type="float" office:value="15168" table:style-name="ce2">
            <text:p>15168</text:p>
          </table:table-cell>
          <table:table-cell table:style-name="ce1"/>
          <table:table-cell office:value-type="float" office:value="3.4906585039891601E-2" table:formula="of:=ABS([.D228])" table:style-name="ce1">
            <text:p>0.034906585</text:p>
          </table:table-cell>
          <table:table-cell office:value-type="float" office:value="5.1120970618447698E-2" table:formula="of:=ABS([.E228])" table:style-name="ce1">
            <text:p>0.051120971</text:p>
          </table:table-cell>
          <table:table-cell office:value-type="float" office:value="0.2" table:formula="of:=[.B228]*[.C228]" table:style-name="ce1">
            <text:p>0.2</text:p>
          </table:table-cell>
          <table:table-cell table:number-columns-repeated="2" table:style-name="ce1"/>
          <table:table-cell office:value-type="float" office:value="0" table:formula="of:=[.L228]/[.C228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0.1" table:style-name="ce2">
            <text:p>0.1</text:p>
          </table:table-cell>
          <table:table-cell office:value-type="float" office:value="0.122173047639592" table:style-name="ce2">
            <text:p>0.122173048</text:p>
          </table:table-cell>
          <table:table-cell office:value-type="float" office:value="-9.5584321222335906E-5" table:style-name="ce2">
            <text:p>-9.55843E-05</text:p>
          </table:table-cell>
          <table:table-cell office:value-type="float" office:value="15196" table:style-name="ce2">
            <text:p>15196</text:p>
          </table:table-cell>
          <table:table-cell table:style-name="ce1"/>
          <table:table-cell office:value-type="float" office:value="0.122173047639592" table:formula="of:=ABS([.D229])" table:style-name="ce1">
            <text:p>0.122173048</text:p>
          </table:table-cell>
          <table:table-cell office:value-type="float" office:value="9.5584321222335906E-5" table:formula="of:=ABS([.E229])" table:style-name="ce1">
            <text:p>9.55843E-05</text:p>
          </table:table-cell>
          <table:table-cell office:value-type="float" office:value="0.2" table:formula="of:=[.B229]*[.C229]" table:style-name="ce1">
            <text:p>0.2</text:p>
          </table:table-cell>
          <table:table-cell table:number-columns-repeated="2" table:style-name="ce1"/>
          <table:table-cell office:value-type="float" office:value="0" table:formula="of:=[.L229]/[.C229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0.1" table:style-name="ce2">
            <text:p>0.1</text:p>
          </table:table-cell>
          <table:table-cell office:value-type="float" office:value="1.5882496193148401" table:style-name="ce2">
            <text:p>1.588249619</text:p>
          </table:table-cell>
          <table:table-cell office:value-type="float" office:value="1.73246305781421" table:style-name="ce2">
            <text:p>1.732463058</text:p>
          </table:table-cell>
          <table:table-cell office:value-type="float" office:value="15168" table:style-name="ce2">
            <text:p>15168</text:p>
          </table:table-cell>
          <table:table-cell table:style-name="ce1"/>
          <table:table-cell office:value-type="float" office:value="1.5882496193148401" table:formula="of:=ABS([.D230])" table:style-name="ce1">
            <text:p>1.588249619</text:p>
          </table:table-cell>
          <table:table-cell office:value-type="float" office:value="1.73246305781421" table:formula="of:=ABS([.E230])" table:style-name="ce1">
            <text:p>1.732463058</text:p>
          </table:table-cell>
          <table:table-cell office:value-type="float" office:value="0.2" table:formula="of:=[.B230]*[.C230]" table:style-name="ce1">
            <text:p>0.2</text:p>
          </table:table-cell>
          <table:table-cell table:number-columns-repeated="2" table:style-name="ce1"/>
          <table:table-cell office:value-type="float" office:value="0" table:formula="of:=[.L230]/[.C230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0.1" table:style-name="ce2">
            <text:p>0.1</text:p>
          </table:table-cell>
          <table:table-cell office:value-type="float" office:value="0.24434609527912701" table:style-name="ce2">
            <text:p>0.244346095</text:p>
          </table:table-cell>
          <table:table-cell office:value-type="float" office:value="0.262630882306845" table:style-name="ce2">
            <text:p>0.262630882</text:p>
          </table:table-cell>
          <table:table-cell office:value-type="float" office:value="15168" table:style-name="ce2">
            <text:p>15168</text:p>
          </table:table-cell>
          <table:table-cell table:style-name="ce1"/>
          <table:table-cell office:value-type="float" office:value="0.24434609527912701" table:formula="of:=ABS([.D231])" table:style-name="ce1">
            <text:p>0.244346095</text:p>
          </table:table-cell>
          <table:table-cell office:value-type="float" office:value="0.262630882306845" table:formula="of:=ABS([.E231])" table:style-name="ce1">
            <text:p>0.262630882</text:p>
          </table:table-cell>
          <table:table-cell office:value-type="float" office:value="0.2" table:formula="of:=[.B231]*[.C231]" table:style-name="ce1">
            <text:p>0.2</text:p>
          </table:table-cell>
          <table:table-cell table:number-columns-repeated="2" table:style-name="ce1"/>
          <table:table-cell office:value-type="float" office:value="0" table:formula="of:=[.L231]/[.C231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" table:style-name="ce2">
            <text:p>2</text:p>
          </table:table-cell>
          <table:table-cell office:value-type="float" office:value="0.1" table:style-name="ce2">
            <text:p>0.1</text:p>
          </table:table-cell>
          <table:table-cell office:value-type="float" office:value="0.261799387799101" table:style-name="ce2">
            <text:p>0.261799388</text:p>
          </table:table-cell>
          <table:table-cell office:value-type="float" office:value="0.294478899771771" table:style-name="ce2">
            <text:p>0.2944789</text:p>
          </table:table-cell>
          <table:table-cell office:value-type="float" office:value="15168" table:style-name="ce2">
            <text:p>15168</text:p>
          </table:table-cell>
          <table:table-cell table:style-name="ce1"/>
          <table:table-cell office:value-type="float" office:value="0.261799387799101" table:formula="of:=ABS([.D232])" table:style-name="ce1">
            <text:p>0.261799388</text:p>
          </table:table-cell>
          <table:table-cell office:value-type="float" office:value="0.294478899771771" table:formula="of:=ABS([.E232])" table:style-name="ce1">
            <text:p>0.2944789</text:p>
          </table:table-cell>
          <table:table-cell office:value-type="float" office:value="0.2" table:formula="of:=[.B232]*[.C232]" table:style-name="ce1">
            <text:p>0.2</text:p>
          </table:table-cell>
          <table:table-cell table:number-columns-repeated="2" table:style-name="ce1"/>
          <table:table-cell office:value-type="float" office:value="0" table:formula="of:=[.L232]/[.C23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0.29670597283899303" table:style-name="ce1">
            <text:p>0.296705973</text:p>
          </table:table-cell>
          <table:table-cell office:value-type="float" office:value="0.28243615182007897" table:style-name="ce1">
            <text:p>0.282436152</text:p>
          </table:table-cell>
          <table:table-cell office:value-type="float" office:value="15168" table:style-name="ce1">
            <text:p>15168</text:p>
          </table:table-cell>
          <table:table-cell table:style-name="ce1"/>
          <table:table-cell office:value-type="float" office:value="0.29670597283899303" table:formula="of:=ABS([.D233])" table:style-name="ce1">
            <text:p>0.296705973</text:p>
          </table:table-cell>
          <table:table-cell office:value-type="float" office:value="0.28243615182007897" table:formula="of:=ABS([.E233])" table:style-name="ce1">
            <text:p>0.282436152</text:p>
          </table:table-cell>
          <table:table-cell office:value-type="float" office:value="0.30000000000000004" table:formula="of:=[.B233]*[.C233]" table:style-name="ce1">
            <text:p>0.3</text:p>
          </table:table-cell>
          <table:table-cell office:value-type="float" office:value="0.2426007660271694" table:formula="of:=AVERAGE([.H233:.H242])" table:style-name="ce1">
            <text:p>0.242600766</text:p>
          </table:table-cell>
          <table:table-cell office:value-type="float" office:value="0.2656366923181297" table:formula="of:=AVERAGE([.I233:.I242])" table:style-name="ce1">
            <text:p>0.265636692</text:p>
          </table:table-cell>
          <table:table-cell office:value-type="float" office:value="2.656366923181297" table:formula="of:=[.L233]/[.C233]" table:style-name="ce1">
            <text:p>2.656366923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0.26179938779915801" table:style-name="ce1">
            <text:p>0.261799388</text:p>
          </table:table-cell>
          <table:table-cell office:value-type="float" office:value="0.298943572735622" table:style-name="ce1">
            <text:p>0.298943573</text:p>
          </table:table-cell>
          <table:table-cell office:value-type="float" office:value="15168" table:style-name="ce1">
            <text:p>15168</text:p>
          </table:table-cell>
          <table:table-cell table:style-name="ce1"/>
          <table:table-cell office:value-type="float" office:value="0.26179938779915801" table:formula="of:=ABS([.D234])" table:style-name="ce1">
            <text:p>0.261799388</text:p>
          </table:table-cell>
          <table:table-cell office:value-type="float" office:value="0.298943572735622" table:formula="of:=ABS([.E234])" table:style-name="ce1">
            <text:p>0.298943573</text:p>
          </table:table-cell>
          <table:table-cell office:value-type="float" office:value="0.30000000000000004" table:formula="of:=[.B234]*[.C234]" table:style-name="ce1">
            <text:p>0.3</text:p>
          </table:table-cell>
          <table:table-cell office:value-type="float" office:value="0.2426007660271694" table:formula="of:=AVERAGE([.H233:.H242])" table:style-name="ce1">
            <text:p>0.242600766</text:p>
          </table:table-cell>
          <table:table-cell office:value-type="float" office:value="0.2656366923181297" table:formula="of:=AVERAGE([.I233:.I242])" table:style-name="ce1">
            <text:p>0.265636692</text:p>
          </table:table-cell>
          <table:table-cell office:value-type="float" office:value="2.656366923181297" table:formula="of:=[.L234]/[.C234]" table:style-name="ce1">
            <text:p>2.656366923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0.31415926535890998" table:style-name="ce1">
            <text:p>0.314159265</text:p>
          </table:table-cell>
          <table:table-cell office:value-type="float" office:value="0.33776633456847399" table:style-name="ce1">
            <text:p>0.337766335</text:p>
          </table:table-cell>
          <table:table-cell office:value-type="float" office:value="15168" table:style-name="ce1">
            <text:p>15168</text:p>
          </table:table-cell>
          <table:table-cell table:style-name="ce1"/>
          <table:table-cell office:value-type="float" office:value="0.31415926535890998" table:formula="of:=ABS([.D235])" table:style-name="ce1">
            <text:p>0.314159265</text:p>
          </table:table-cell>
          <table:table-cell office:value-type="float" office:value="0.33776633456847399" table:formula="of:=ABS([.E235])" table:style-name="ce1">
            <text:p>0.337766335</text:p>
          </table:table-cell>
          <table:table-cell office:value-type="float" office:value="0.30000000000000004" table:formula="of:=[.B235]*[.C235]" table:style-name="ce1">
            <text:p>0.3</text:p>
          </table:table-cell>
          <table:table-cell table:number-columns-repeated="2" table:style-name="ce1"/>
          <table:table-cell office:value-type="float" office:value="0" table:formula="of:=[.L235]/[.C23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0.24434609527918399" table:style-name="ce1">
            <text:p>0.244346095</text:p>
          </table:table-cell>
          <table:table-cell office:value-type="float" office:value="0.27546280538822299" table:style-name="ce1">
            <text:p>0.275462805</text:p>
          </table:table-cell>
          <table:table-cell office:value-type="float" office:value="15168" table:style-name="ce1">
            <text:p>15168</text:p>
          </table:table-cell>
          <table:table-cell table:style-name="ce1"/>
          <table:table-cell office:value-type="float" office:value="0.24434609527918399" table:formula="of:=ABS([.D236])" table:style-name="ce1">
            <text:p>0.244346095</text:p>
          </table:table-cell>
          <table:table-cell office:value-type="float" office:value="0.27546280538822299" table:formula="of:=ABS([.E236])" table:style-name="ce1">
            <text:p>0.275462805</text:p>
          </table:table-cell>
          <table:table-cell office:value-type="float" office:value="0.30000000000000004" table:formula="of:=[.B236]*[.C236]" table:style-name="ce1">
            <text:p>0.3</text:p>
          </table:table-cell>
          <table:table-cell table:number-columns-repeated="2" table:style-name="ce1"/>
          <table:table-cell office:value-type="float" office:value="0" table:formula="of:=[.L236]/[.C236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0.27925268031901901" table:style-name="ce1">
            <text:p>0.27925268</text:p>
          </table:table-cell>
          <table:table-cell office:value-type="float" office:value="0.32341980957243599" table:style-name="ce1">
            <text:p>0.32341981</text:p>
          </table:table-cell>
          <table:table-cell office:value-type="float" office:value="15140" table:style-name="ce1">
            <text:p>15140</text:p>
          </table:table-cell>
          <table:table-cell table:style-name="ce1"/>
          <table:table-cell office:value-type="float" office:value="0.27925268031901901" table:formula="of:=ABS([.D237])" table:style-name="ce1">
            <text:p>0.27925268</text:p>
          </table:table-cell>
          <table:table-cell office:value-type="float" office:value="0.32341980957243599" table:formula="of:=ABS([.E237])" table:style-name="ce1">
            <text:p>0.32341981</text:p>
          </table:table-cell>
          <table:table-cell office:value-type="float" office:value="0.30000000000000004" table:formula="of:=[.B237]*[.C237]" table:style-name="ce1">
            <text:p>0.3</text:p>
          </table:table-cell>
          <table:table-cell table:number-columns-repeated="2" table:style-name="ce1"/>
          <table:table-cell office:value-type="float" office:value="0" table:formula="of:=[.L237]/[.C237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0.27925268031907502" table:style-name="ce1">
            <text:p>0.27925268</text:p>
          </table:table-cell>
          <table:table-cell office:value-type="float" office:value="0.30261239687518598" table:style-name="ce1">
            <text:p>0.302612397</text:p>
          </table:table-cell>
          <table:table-cell office:value-type="float" office:value="15140" table:style-name="ce1">
            <text:p>15140</text:p>
          </table:table-cell>
          <table:table-cell table:style-name="ce1"/>
          <table:table-cell office:value-type="float" office:value="0.27925268031907502" table:formula="of:=ABS([.D238])" table:style-name="ce1">
            <text:p>0.27925268</text:p>
          </table:table-cell>
          <table:table-cell office:value-type="float" office:value="0.30261239687518598" table:formula="of:=ABS([.E238])" table:style-name="ce1">
            <text:p>0.302612397</text:p>
          </table:table-cell>
          <table:table-cell office:value-type="float" office:value="0.30000000000000004" table:formula="of:=[.B238]*[.C238]" table:style-name="ce1">
            <text:p>0.3</text:p>
          </table:table-cell>
          <table:table-cell table:number-columns-repeated="2" table:style-name="ce1"/>
          <table:table-cell office:value-type="float" office:value="0" table:formula="of:=[.L238]/[.C238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6.98131700797264E-2" table:style-name="ce1">
            <text:p>0.06981317</text:p>
          </table:table-cell>
          <table:table-cell office:value-type="float" office:value="8.2172970103934304E-2" table:style-name="ce1">
            <text:p>0.08217297</text:p>
          </table:table-cell>
          <table:table-cell office:value-type="float" office:value="15140" table:style-name="ce1">
            <text:p>15140</text:p>
          </table:table-cell>
          <table:table-cell table:style-name="ce1"/>
          <table:table-cell office:value-type="float" office:value="6.98131700797264E-2" table:formula="of:=ABS([.D239])" table:style-name="ce1">
            <text:p>0.06981317</text:p>
          </table:table-cell>
          <table:table-cell office:value-type="float" office:value="8.2172970103934304E-2" table:formula="of:=ABS([.E239])" table:style-name="ce1">
            <text:p>0.08217297</text:p>
          </table:table-cell>
          <table:table-cell office:value-type="float" office:value="0.30000000000000004" table:formula="of:=[.B239]*[.C239]" table:style-name="ce1">
            <text:p>0.3</text:p>
          </table:table-cell>
          <table:table-cell table:number-columns-repeated="2" table:style-name="ce1"/>
          <table:table-cell office:value-type="float" office:value="0" table:formula="of:=[.L239]/[.C239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5.23598775598089E-2" table:style-name="ce1">
            <text:p>0.052359878</text:p>
          </table:table-cell>
          <table:table-cell office:value-type="float" office:value="7.6820994931392897E-2" table:style-name="ce1">
            <text:p>0.076820995</text:p>
          </table:table-cell>
          <table:table-cell office:value-type="float" office:value="15140" table:style-name="ce1">
            <text:p>15140</text:p>
          </table:table-cell>
          <table:table-cell table:style-name="ce1"/>
          <table:table-cell office:value-type="float" office:value="5.23598775598089E-2" table:formula="of:=ABS([.D240])" table:style-name="ce1">
            <text:p>0.052359878</text:p>
          </table:table-cell>
          <table:table-cell office:value-type="float" office:value="7.6820994931392897E-2" table:formula="of:=ABS([.E240])" table:style-name="ce1">
            <text:p>0.076820995</text:p>
          </table:table-cell>
          <table:table-cell office:value-type="float" office:value="0.30000000000000004" table:formula="of:=[.B240]*[.C240]" table:style-name="ce1">
            <text:p>0.3</text:p>
          </table:table-cell>
          <table:table-cell table:number-columns-repeated="2" table:style-name="ce1"/>
          <table:table-cell office:value-type="float" office:value="0" table:formula="of:=[.L240]/[.C240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0.31415926535890998" table:style-name="ce1">
            <text:p>0.314159265</text:p>
          </table:table-cell>
          <table:table-cell office:value-type="float" office:value="0.33144648339613297" table:style-name="ce1">
            <text:p>0.331446483</text:p>
          </table:table-cell>
          <table:table-cell office:value-type="float" office:value="15140" table:style-name="ce1">
            <text:p>15140</text:p>
          </table:table-cell>
          <table:table-cell table:style-name="ce1"/>
          <table:table-cell office:value-type="float" office:value="0.31415926535890998" table:formula="of:=ABS([.D241])" table:style-name="ce1">
            <text:p>0.314159265</text:p>
          </table:table-cell>
          <table:table-cell office:value-type="float" office:value="0.33144648339613297" table:formula="of:=ABS([.E241])" table:style-name="ce1">
            <text:p>0.331446483</text:p>
          </table:table-cell>
          <table:table-cell office:value-type="float" office:value="0.30000000000000004" table:formula="of:=[.B241]*[.C241]" table:style-name="ce1">
            <text:p>0.3</text:p>
          </table:table-cell>
          <table:table-cell table:number-columns-repeated="2" table:style-name="ce1"/>
          <table:table-cell office:value-type="float" office:value="0" table:formula="of:=[.L241]/[.C241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0.31415926535890998" table:style-name="ce1">
            <text:p>0.314159265</text:p>
          </table:table-cell>
          <table:table-cell office:value-type="float" office:value="0.34528540378981698" table:style-name="ce1">
            <text:p>0.345285404</text:p>
          </table:table-cell>
          <table:table-cell office:value-type="float" office:value="15140" table:style-name="ce1">
            <text:p>15140</text:p>
          </table:table-cell>
          <table:table-cell table:style-name="ce1"/>
          <table:table-cell office:value-type="float" office:value="0.31415926535890998" table:formula="of:=ABS([.D242])" table:style-name="ce1">
            <text:p>0.314159265</text:p>
          </table:table-cell>
          <table:table-cell office:value-type="float" office:value="0.34528540378981698" table:formula="of:=ABS([.E242])" table:style-name="ce1">
            <text:p>0.345285404</text:p>
          </table:table-cell>
          <table:table-cell office:value-type="float" office:value="0.30000000000000004" table:formula="of:=[.B242]*[.C242]" table:style-name="ce1">
            <text:p>0.3</text:p>
          </table:table-cell>
          <table:table-cell table:number-columns-repeated="2" table:style-name="ce1"/>
          <table:table-cell office:value-type="float" office:value="0" table:formula="of:=[.L242]/[.C24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4.5" table:style-name="ce2">
            <text:p>4.5</text:p>
          </table:table-cell>
          <table:table-cell office:value-type="float" office:value="0.1" table:style-name="ce2">
            <text:p>0.1</text:p>
          </table:table-cell>
          <table:table-cell office:value-type="float" office:value="0.31415926535896699" table:style-name="ce2">
            <text:p>0.314159265</text:p>
          </table:table-cell>
          <table:table-cell office:value-type="float" office:value="0.34509493617313097" table:style-name="ce2">
            <text:p>0.345094936</text:p>
          </table:table-cell>
          <table:table-cell office:value-type="float" office:value="15140" table:style-name="ce2">
            <text:p>15140</text:p>
          </table:table-cell>
          <table:table-cell table:style-name="ce1"/>
          <table:table-cell office:value-type="float" office:value="0.31415926535896699" table:formula="of:=ABS([.D243])" table:style-name="ce1">
            <text:p>0.314159265</text:p>
          </table:table-cell>
          <table:table-cell office:value-type="float" office:value="0.34509493617313097" table:formula="of:=ABS([.E243])" table:style-name="ce1">
            <text:p>0.345094936</text:p>
          </table:table-cell>
          <table:table-cell office:value-type="float" office:value="0.45" table:formula="of:=[.B243]*[.C243]" table:style-name="ce1">
            <text:p>0.45</text:p>
          </table:table-cell>
          <table:table-cell office:value-type="float" office:value="0.22514747350722925" table:formula="of:=AVERAGE([.H243:.H252])" table:style-name="ce1">
            <text:p>0.225147474</text:p>
          </table:table-cell>
          <table:table-cell office:value-type="float" office:value="0.2468357928719675" table:formula="of:=AVERAGE([.I243:.I252])" table:style-name="ce1">
            <text:p>0.246835793</text:p>
          </table:table-cell>
          <table:table-cell office:value-type="float" office:value="2.4683579287196746" table:formula="of:=[.L243]/[.C243]" table:style-name="ce1">
            <text:p>2.468357929</text:p>
          </table:table-cell>
          <table:table-cell table:number-columns-repeated="1637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.5" table:style-name="ce2">
            <text:p>4.5</text:p>
          </table:table-cell>
          <table:table-cell office:value-type="float" office:value="0.1" table:style-name="ce2">
            <text:p>0.1</text:p>
          </table:table-cell>
          <table:table-cell office:value-type="float" office:value="0.122173047639535" table:style-name="ce2">
            <text:p>0.122173048</text:p>
          </table:table-cell>
          <table:table-cell office:value-type="float" office:value="0.130792890907762" table:style-name="ce2">
            <text:p>0.130792891</text:p>
          </table:table-cell>
          <table:table-cell office:value-type="float" office:value="15140" table:style-name="ce2">
            <text:p>15140</text:p>
          </table:table-cell>
          <table:table-cell table:style-name="ce1"/>
          <table:table-cell office:value-type="float" office:value="0.122173047639535" table:formula="of:=ABS([.D244])" table:style-name="ce1">
            <text:p>0.122173048</text:p>
          </table:table-cell>
          <table:table-cell office:value-type="float" office:value="0.130792890907762" table:formula="of:=ABS([.E244])" table:style-name="ce1">
            <text:p>0.130792891</text:p>
          </table:table-cell>
          <table:table-cell office:value-type="float" office:value="0.45" table:formula="of:=[.B244]*[.C244]" table:style-name="ce1">
            <text:p>0.45</text:p>
          </table:table-cell>
          <table:table-cell office:value-type="float" office:value="0.22514747350722925" table:formula="of:=AVERAGE([.H243:.H252])" table:style-name="ce1">
            <text:p>0.225147474</text:p>
          </table:table-cell>
          <table:table-cell office:value-type="float" office:value="0.2468357928719675" table:formula="of:=AVERAGE([.I243:.I252])" table:style-name="ce1">
            <text:p>0.246835793</text:p>
          </table:table-cell>
          <table:table-cell office:value-type="float" office:value="2.4683579287196746" table:formula="of:=[.L244]/[.C244]" table:style-name="ce1">
            <text:p>2.468357929</text:p>
          </table:table-cell>
          <table:table-cell table:number-columns-repeated="1637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.5" table:style-name="ce2">
            <text:p>4.5</text:p>
          </table:table-cell>
          <table:table-cell office:value-type="float" office:value="0.1" table:style-name="ce2">
            <text:p>0.1</text:p>
          </table:table-cell>
          <table:table-cell office:value-type="float" office:value="0.24434609527918399" table:style-name="ce2">
            <text:p>0.244346095</text:p>
          </table:table-cell>
          <table:table-cell office:value-type="float" office:value="0.28643739954216202" table:style-name="ce2">
            <text:p>0.2864374</text:p>
          </table:table-cell>
          <table:table-cell office:value-type="float" office:value="15140" table:style-name="ce2">
            <text:p>15140</text:p>
          </table:table-cell>
          <table:table-cell table:style-name="ce1"/>
          <table:table-cell office:value-type="float" office:value="0.24434609527918399" table:formula="of:=ABS([.D245])" table:style-name="ce1">
            <text:p>0.244346095</text:p>
          </table:table-cell>
          <table:table-cell office:value-type="float" office:value="0.28643739954216202" table:formula="of:=ABS([.E245])" table:style-name="ce1">
            <text:p>0.2864374</text:p>
          </table:table-cell>
          <table:table-cell office:value-type="float" office:value="0.45" table:formula="of:=[.B245]*[.C245]" table:style-name="ce1">
            <text:p>0.45</text:p>
          </table:table-cell>
          <table:table-cell table:number-columns-repeated="2" table:style-name="ce1"/>
          <table:table-cell office:value-type="float" office:value="0" table:formula="of:=[.L245]/[.C24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.5" table:style-name="ce2">
            <text:p>4.5</text:p>
          </table:table-cell>
          <table:table-cell office:value-type="float" office:value="0.1" table:style-name="ce2">
            <text:p>0.1</text:p>
          </table:table-cell>
          <table:table-cell office:value-type="float" office:value="6.9813170079726303E-2" table:style-name="ce2">
            <text:p>0.06981317</text:p>
          </table:table-cell>
          <table:table-cell office:value-type="float" office:value="7.8661503417690098E-2" table:style-name="ce2">
            <text:p>0.078661503</text:p>
          </table:table-cell>
          <table:table-cell office:value-type="float" office:value="15140" table:style-name="ce2">
            <text:p>15140</text:p>
          </table:table-cell>
          <table:table-cell table:style-name="ce1"/>
          <table:table-cell office:value-type="float" office:value="6.9813170079726303E-2" table:formula="of:=ABS([.D246])" table:style-name="ce1">
            <text:p>0.06981317</text:p>
          </table:table-cell>
          <table:table-cell office:value-type="float" office:value="7.8661503417690098E-2" table:formula="of:=ABS([.E246])" table:style-name="ce1">
            <text:p>0.078661503</text:p>
          </table:table-cell>
          <table:table-cell office:value-type="float" office:value="0.45" table:formula="of:=[.B246]*[.C246]" table:style-name="ce1">
            <text:p>0.45</text:p>
          </table:table-cell>
          <table:table-cell table:number-columns-repeated="2" table:style-name="ce1"/>
          <table:table-cell office:value-type="float" office:value="0" table:formula="of:=[.L246]/[.C246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4.5" table:style-name="ce2">
            <text:p>4.5</text:p>
          </table:table-cell>
          <table:table-cell office:value-type="float" office:value="0.1" table:style-name="ce2">
            <text:p>0.1</text:p>
          </table:table-cell>
          <table:table-cell office:value-type="float" office:value="0.27925268031907502" table:style-name="ce2">
            <text:p>0.27925268</text:p>
          </table:table-cell>
          <table:table-cell office:value-type="float" office:value="0.29162151972760902" table:style-name="ce2">
            <text:p>0.29162152</text:p>
          </table:table-cell>
          <table:table-cell office:value-type="float" office:value="15140" table:style-name="ce2">
            <text:p>15140</text:p>
          </table:table-cell>
          <table:table-cell table:style-name="ce1"/>
          <table:table-cell office:value-type="float" office:value="0.27925268031907502" table:formula="of:=ABS([.D247])" table:style-name="ce1">
            <text:p>0.27925268</text:p>
          </table:table-cell>
          <table:table-cell office:value-type="float" office:value="0.29162151972760902" table:formula="of:=ABS([.E247])" table:style-name="ce1">
            <text:p>0.29162152</text:p>
          </table:table-cell>
          <table:table-cell office:value-type="float" office:value="0.45" table:formula="of:=[.B247]*[.C247]" table:style-name="ce1">
            <text:p>0.45</text:p>
          </table:table-cell>
          <table:table-cell table:number-columns-repeated="2" table:style-name="ce1"/>
          <table:table-cell office:value-type="float" office:value="0" table:formula="of:=[.L247]/[.C247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.5" table:style-name="ce2">
            <text:p>4.5</text:p>
          </table:table-cell>
          <table:table-cell office:value-type="float" office:value="0.1" table:style-name="ce2">
            <text:p>0.1</text:p>
          </table:table-cell>
          <table:table-cell office:value-type="float" office:value="0.104719755119561" table:style-name="ce2">
            <text:p>0.104719755</text:p>
          </table:table-cell>
          <table:table-cell office:value-type="float" office:value="0.14315052003277901" table:style-name="ce2">
            <text:p>0.14315052</text:p>
          </table:table-cell>
          <table:table-cell office:value-type="float" office:value="15140" table:style-name="ce2">
            <text:p>15140</text:p>
          </table:table-cell>
          <table:table-cell table:style-name="ce1"/>
          <table:table-cell office:value-type="float" office:value="0.104719755119561" table:formula="of:=ABS([.D248])" table:style-name="ce1">
            <text:p>0.104719755</text:p>
          </table:table-cell>
          <table:table-cell office:value-type="float" office:value="0.14315052003277901" table:formula="of:=ABS([.E248])" table:style-name="ce1">
            <text:p>0.14315052</text:p>
          </table:table-cell>
          <table:table-cell office:value-type="float" office:value="0.45" table:formula="of:=[.B248]*[.C248]" table:style-name="ce1">
            <text:p>0.45</text:p>
          </table:table-cell>
          <table:table-cell table:number-columns-repeated="2" table:style-name="ce1"/>
          <table:table-cell office:value-type="float" office:value="0" table:formula="of:=[.L248]/[.C248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.5" table:style-name="ce2">
            <text:p>4.5</text:p>
          </table:table-cell>
          <table:table-cell office:value-type="float" office:value="0.1" table:style-name="ce2">
            <text:p>0.1</text:p>
          </table:table-cell>
          <table:table-cell office:value-type="float" office:value="0.31415926535890998" table:style-name="ce2">
            <text:p>0.314159265</text:p>
          </table:table-cell>
          <table:table-cell office:value-type="float" office:value="0.332304473339187" table:style-name="ce2">
            <text:p>0.332304473</text:p>
          </table:table-cell>
          <table:table-cell office:value-type="float" office:value="15140" table:style-name="ce2">
            <text:p>15140</text:p>
          </table:table-cell>
          <table:table-cell table:style-name="ce1"/>
          <table:table-cell office:value-type="float" office:value="0.31415926535890998" table:formula="of:=ABS([.D249])" table:style-name="ce1">
            <text:p>0.314159265</text:p>
          </table:table-cell>
          <table:table-cell office:value-type="float" office:value="0.332304473339187" table:formula="of:=ABS([.E249])" table:style-name="ce1">
            <text:p>0.332304473</text:p>
          </table:table-cell>
          <table:table-cell office:value-type="float" office:value="0.45" table:formula="of:=[.B249]*[.C249]" table:style-name="ce1">
            <text:p>0.45</text:p>
          </table:table-cell>
          <table:table-cell table:number-columns-repeated="2" table:style-name="ce1"/>
          <table:table-cell office:value-type="float" office:value="0" table:formula="of:=[.L249]/[.C249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4.5" table:style-name="ce2">
            <text:p>4.5</text:p>
          </table:table-cell>
          <table:table-cell office:value-type="float" office:value="0.1" table:style-name="ce2">
            <text:p>0.1</text:p>
          </table:table-cell>
          <table:table-cell office:value-type="float" office:value="0.27925268031907502" table:style-name="ce2">
            <text:p>0.27925268</text:p>
          </table:table-cell>
          <table:table-cell office:value-type="float" office:value="0.29331042211320801" table:style-name="ce2">
            <text:p>0.293310422</text:p>
          </table:table-cell>
          <table:table-cell office:value-type="float" office:value="15140" table:style-name="ce2">
            <text:p>15140</text:p>
          </table:table-cell>
          <table:table-cell table:style-name="ce1"/>
          <table:table-cell office:value-type="float" office:value="0.27925268031907502" table:formula="of:=ABS([.D250])" table:style-name="ce1">
            <text:p>0.27925268</text:p>
          </table:table-cell>
          <table:table-cell office:value-type="float" office:value="0.29331042211320801" table:formula="of:=ABS([.E250])" table:style-name="ce1">
            <text:p>0.293310422</text:p>
          </table:table-cell>
          <table:table-cell office:value-type="float" office:value="0.45" table:formula="of:=[.B250]*[.C250]" table:style-name="ce1">
            <text:p>0.45</text:p>
          </table:table-cell>
          <table:table-cell table:number-columns-repeated="2" table:style-name="ce1"/>
          <table:table-cell office:value-type="float" office:value="0" table:formula="of:=[.L250]/[.C250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4.5" table:style-name="ce2">
            <text:p>4.5</text:p>
          </table:table-cell>
          <table:table-cell office:value-type="float" office:value="0.1" table:style-name="ce2">
            <text:p>0.1</text:p>
          </table:table-cell>
          <table:table-cell office:value-type="float" office:value="0.26179938779915701" table:style-name="ce2">
            <text:p>0.261799388</text:p>
          </table:table-cell>
          <table:table-cell office:value-type="float" office:value="0.28543422709517002" table:style-name="ce2">
            <text:p>0.285434227</text:p>
          </table:table-cell>
          <table:table-cell office:value-type="float" office:value="15140" table:style-name="ce2">
            <text:p>15140</text:p>
          </table:table-cell>
          <table:table-cell table:style-name="ce1"/>
          <table:table-cell office:value-type="float" office:value="0.26179938779915701" table:formula="of:=ABS([.D251])" table:style-name="ce1">
            <text:p>0.261799388</text:p>
          </table:table-cell>
          <table:table-cell office:value-type="float" office:value="0.28543422709517002" table:formula="of:=ABS([.E251])" table:style-name="ce1">
            <text:p>0.285434227</text:p>
          </table:table-cell>
          <table:table-cell office:value-type="float" office:value="0.45" table:formula="of:=[.B251]*[.C251]" table:style-name="ce1">
            <text:p>0.45</text:p>
          </table:table-cell>
          <table:table-cell table:number-columns-repeated="2" table:style-name="ce1"/>
          <table:table-cell office:value-type="float" office:value="0" table:formula="of:=[.L251]/[.C251]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4.5" table:style-name="ce2">
            <text:p>4.5</text:p>
          </table:table-cell>
          <table:table-cell office:value-type="float" office:value="0.1" table:style-name="ce2">
            <text:p>0.1</text:p>
          </table:table-cell>
          <table:table-cell office:value-type="float" office:value="0.261799387799102" table:style-name="ce2">
            <text:p>0.261799388</text:p>
          </table:table-cell>
          <table:table-cell office:value-type="float" office:value="0.28155003637097697" table:style-name="ce2">
            <text:p>0.281550036</text:p>
          </table:table-cell>
          <table:table-cell office:value-type="float" office:value="15140" table:style-name="ce2">
            <text:p>15140</text:p>
          </table:table-cell>
          <table:table-cell table:style-name="ce1"/>
          <table:table-cell office:value-type="float" office:value="0.261799387799102" table:formula="of:=ABS([.D252])" table:style-name="ce1">
            <text:p>0.261799388</text:p>
          </table:table-cell>
          <table:table-cell office:value-type="float" office:value="0.28155003637097697" table:formula="of:=ABS([.E252])" table:style-name="ce1">
            <text:p>0.281550036</text:p>
          </table:table-cell>
          <table:table-cell office:value-type="float" office:value="0.45" table:formula="of:=[.B252]*[.C252]" table:style-name="ce1">
            <text:p>0.45</text:p>
          </table:table-cell>
          <table:table-cell table:number-columns-repeated="2" table:style-name="ce1"/>
          <table:table-cell office:value-type="float" office:value="0" table:formula="of:=[.L252]/[.C252]" table:style-name="ce1">
            <text:p>0</text:p>
          </table:table-cell>
          <table:table-cell table:number-columns-repeated="16371"/>
        </table:table-row>
        <table:table-row table:number-rows-repeated="10483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dc:creator>Einar Magnusson</dc:creator>
    <meta:creation-date>2017-06-28T15:12:28Z</meta:creation-date>
    <dc:date>2017-06-28T15:12:28Z</dc:date>
    <meta:editing-cycles>1</meta:editing-cycles>
    <meta:editing-duration>PT16546S</meta:editing-duration>
  </office:meta>
</office:document-meta>
</file>